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55cm"/>
    </style:style>
    <style:style style:name="co2" style:family="table-column">
      <style:table-column-properties fo:break-before="auto" style:column-width="6.304cm"/>
    </style:style>
    <style:style style:name="co3" style:family="table-column">
      <style:table-column-properties fo:break-before="auto" style:column-width="8.668cm"/>
    </style:style>
    <style:style style:name="co4" style:family="table-column">
      <style:table-column-properties fo:break-before="auto" style:column-width="3.35cm"/>
    </style:style>
    <style:style style:name="co5" style:family="table-column">
      <style:table-column-properties fo:break-before="auto" style:column-width="4.531cm"/>
    </style:style>
    <style:style style:name="co6" style:family="table-column">
      <style:table-column-properties fo:break-before="auto" style:column-width="1.707cm"/>
    </style:style>
    <style:style style:name="ro1" style:family="table-row">
      <style:table-row-properties style:row-height="1.41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2.895cm" fo:break-before="auto" style:use-optimal-row-height="true"/>
    </style:style>
    <style:style style:name="ro9" style:family="table-row">
      <style:table-row-properties style:row-height="3.369cm" fo:break-before="auto" style:use-optimal-row-height="true"/>
    </style:style>
    <style:style style:name="ro10" style:family="table-row">
      <style:table-row-properties style:row-height="3.844cm" fo:break-before="auto" style:use-optimal-row-height="true"/>
    </style:style>
    <style:style style:name="ta1" style:family="table" style:master-page-name="PageStyle_5f_Datos">
      <style:table-properties table:display="true" style:writing-mode="lr-tb"/>
    </style:style>
    <number:number-style style:name="N8000" number:language="es" number:country="ES">
      <number:number number:min-integer-digits="1"/>
    </number:number-style>
    <style:style style:name="ce1" style:family="table-cell" style:parent-style-name="Default">
      <style:table-cell-properties fo:border-bottom="0.088cm solid #2874a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2874a6" style:text-outline="false" style:text-line-through-style="none" style:font-name="Arial1" fo:font-size="24pt" fo:font-style="normal" fo:text-shadow="none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ce2" style:family="table-cell" style:parent-style-name="Default">
      <style:table-cell-properties fo:border-bottom="0.035cm solid #ffffff" fo:background-color="#2874a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ffffff" style:vertical-align="bottom"/>
      <style:paragraph-properties fo:text-align="start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2874a6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d6eaf8" style:diagonal-bl-tr="none" style:diagonal-tl-br="none" style:text-align-source="fix" style:repeat-content="false" fo:wrap-option="wrap" fo:border-left="0.035cm solid #ffffff" style:direction="ltr" fo:border-right="0.035cm solid #ffffff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" style:family="table-cell" style:parent-style-name="Default">
      <style:table-cell-properties fo:border-bottom="none" fo:background-color="#ebf5fb" style:diagonal-bl-tr="none" style:diagonal-tl-br="none" style:text-align-source="fix" style:repeat-content="false" fo:wrap-option="wrap" fo:border-left="0.035cm solid #ffffff" style:direction="ltr" fo:border-right="0.035cm solid #ffffff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Default" style:data-style-name="N8000">
      <style:table-cell-properties fo:border-bottom="0.088cm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d6eaf8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" style:family="table-cell" style:parent-style-name="Default" style:data-style-name="N8000">
      <style:table-cell-properties fo:border-bottom="0.035cm solid #ffffff" style:diagonal-bl-tr="none" style:diagonal-tl-br="none" fo:background-color="transparent" fo:border-left="none" fo:border-right="none" style:rotation-align="none" fo:border-top="0.035cm solid 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d6eaf8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non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" style:family="table-cell" style:parent-style-name="Default">
      <style:table-cell-properties fo:border-bottom="none" fo:background-color="#ebf5fb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non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 style:data-style-name="N8000">
      <style:table-cell-properties fo:border-bottom="0.035cm solid #ffffff" style:diagonal-bl-tr="none" style:diagonal-tl-br="none" fo:background-color="transparent" fo:border-left="none" fo:border-right="0.035cm solid #ffffff" style:rotation-align="none" fo:border-top="0.035cm solid 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Dat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9"/>
        <table:table-column table:style-name="co5" table:number-columns-repeated="2" table:default-cell-style-name="ce9"/>
        <table:table-column table:style-name="co6" table:number-columns-repeated="1017" table:default-cell-style-name="Default"/>
        <table:table-row table:style-name="ro1">
          <table:table-cell table:style-name="ce1" office:value-type="string" table:number-columns-spanned="7" table:number-rows-spanned="1">
            <text:p>INFORME TRIMESTRAL DE CONTRATOS MENORES</text:p>
          </table:table-cell>
          <table:covered-table-cell table:number-columns-repeated="6" table:style-name="ce6"/>
          <table:table-cell table:number-columns-repeated="1017"/>
        </table:table-row>
        <table:table-row table:style-name="ro2" table:number-rows-repeated="2">
          <table:table-cell table:style-name="Default" table:number-columns-repeated="7"/>
          <table:table-cell table:number-columns-repeated="1017"/>
        </table:table-row>
        <table:table-row table:style-name="ro3">
          <table:table-cell table:style-name="ce2" office:value-type="string">
            <text:p>ENTIDAD:</text:p>
          </table:table-cell>
          <table:table-cell table:style-name="ce7" office:value-type="string" table:number-columns-spanned="6" table:number-rows-spanned="1">
            <text:p>Junta de Gobierno Local del Ayuntamiento de Alicante</text:p>
          </table:table-cell>
          <table:covered-table-cell table:number-columns-repeated="4" table:style-name="ce8"/>
          <table:covered-table-cell table:style-name="ce11"/>
          <table:table-cell table:number-columns-repeated="1017"/>
        </table:table-row>
        <table:table-row table:style-name="ro3">
          <table:table-cell table:style-name="ce2" office:value-type="string">
            <text:p>AÑO:</text:p>
          </table:table-cell>
          <table:table-cell table:style-name="ce7" office:value-type="float" office:value="2020" table:number-columns-spanned="6" table:number-rows-spanned="1">
            <text:p>2020</text:p>
          </table:table-cell>
          <table:covered-table-cell table:number-columns-repeated="4" table:style-name="ce8"/>
          <table:covered-table-cell table:style-name="ce11"/>
          <table:table-cell table:number-columns-repeated="1017"/>
        </table:table-row>
        <table:table-row table:style-name="ro3">
          <table:table-cell table:style-name="ce2" office:value-type="string">
            <text:p>TRIMESTRE:</text:p>
          </table:table-cell>
          <table:table-cell table:style-name="ce7" office:value-type="string" table:number-columns-spanned="6" table:number-rows-spanned="1">
            <text:p>1</text:p>
          </table:table-cell>
          <table:covered-table-cell table:number-columns-repeated="4" table:style-name="ce8"/>
          <table:covered-table-cell table:style-name="ce11"/>
          <table:table-cell table:number-columns-repeated="1017"/>
        </table:table-row>
        <table:table-row table:style-name="ro2" table:number-rows-repeated="2">
          <table:table-cell table:style-name="Default" table:number-columns-repeated="7"/>
          <table:table-cell table:number-columns-repeated="1017"/>
        </table:table-row>
        <table:table-row table:style-name="ro3">
          <table:table-cell table:style-name="Default" table:number-columns-repeated="6"/>
          <table:table-cell table:style-name="ce12" office:value-type="string">
            <text:p>Informe generado el 30-04-2020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NIF<text:tab/></text:p>
          </table:table-cell>
          <table:table-cell table:style-name="ce3" office:value-type="string">
            <text:p>Adjudicatario<text:tab/></text:p>
          </table:table-cell>
          <table:table-cell table:style-name="ce3" office:value-type="string">
            <text:p>Expediente<text:tab/></text:p>
          </table:table-cell>
          <table:table-cell table:style-name="ce3" office:value-type="string">
            <text:p>Objeto del contrato<text:tab/></text:p>
          </table:table-cell>
          <table:table-cell table:style-name="ce3" office:value-type="string">
            <text:p>Fecha contrato<text:tab/></text:p>
          </table:table-cell>
          <table:table-cell table:style-name="ce3" office:value-type="string">
            <text:p>Precio sin impuestos<text:tab/></text:p>
          </table:table-cell>
          <table:table-cell table:style-name="ce3" office:value-type="string">
            <text:p>Precio con impuestos</text:p>
          </table:table-cell>
          <table:table-cell table:number-columns-repeated="1017"/>
        </table:table-row>
        <table:table-row table:style-name="ro4">
          <table:table-cell office:value-type="string">
            <text:p>G54747308</text:p>
          </table:table-cell>
          <table:table-cell office:value-type="string">
            <text:p>ADENS Asociacion Para la Difusión Educativa de la Nutrición, Salud y Deporte</text:p>
          </table:table-cell>
          <table:table-cell office:value-type="string">
            <text:p>M JU 2020/3689</text:p>
          </table:table-cell>
          <table:table-cell office:value-type="string">
            <text:p>ocio formativo taller cocina sana para tupper dias 4 y 11 de marzo 2020 total 6 horas para 20 participantes </text:p>
          </table:table-cell>
          <table:table-cell office:value-type="string">
            <text:p>17-MAR-2020</text:p>
          </table:table-cell>
          <table:table-cell table:number-columns-repeated="2" office:value-type="string">
            <text:p>340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A28028744</text:p>
          </table:table-cell>
          <table:table-cell table:style-name="ce5" office:value-type="string">
            <text:p>AGENCIA EFE, S.A.U.</text:p>
          </table:table-cell>
          <table:table-cell table:style-name="ce5" office:value-type="string">
            <text:p>M AL 50/20</text:p>
          </table:table-cell>
          <table:table-cell table:style-name="ce5" office:value-type="string">
            <text:p>Servicio de noticias nacionales y comunidad valenciana facilitado al Gabinete de Prensa, correspondiente al mes de febrero</text:p>
          </table:table-cell>
          <table:table-cell table:style-name="ce10" office:value-type="string">
            <text:p>01-FEB-2020</text:p>
          </table:table-cell>
          <table:table-cell table:style-name="ce10" office:value-type="string">
            <text:p>703,1 €</text:p>
          </table:table-cell>
          <table:table-cell table:style-name="ce10" office:value-type="string">
            <text:p>850,75 €</text:p>
          </table:table-cell>
          <table:table-cell table:number-columns-repeated="1017"/>
        </table:table-row>
        <table:table-row table:style-name="ro4">
          <table:table-cell office:value-type="string">
            <text:p>A28028744</text:p>
          </table:table-cell>
          <table:table-cell office:value-type="string">
            <text:p>AGENCIA EFE, S.A.U.</text:p>
          </table:table-cell>
          <table:table-cell office:value-type="string">
            <text:p>M AL 21/20</text:p>
          </table:table-cell>
          <table:table-cell office:value-type="string">
            <text:p>Servicio noticias nacionales y comunidad valenciana facilitado al Gabinete de Prensa, correspondiente al mes enero</text:p>
          </table:table-cell>
          <table:table-cell office:value-type="string">
            <text:p>02-ENE-2020</text:p>
          </table:table-cell>
          <table:table-cell office:value-type="string">
            <text:p>703,1 €</text:p>
          </table:table-cell>
          <table:table-cell office:value-type="string">
            <text:p>850,75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A28028744</text:p>
          </table:table-cell>
          <table:table-cell table:style-name="ce5" office:value-type="string">
            <text:p>AGENCIA EFE, S.A.U.</text:p>
          </table:table-cell>
          <table:table-cell table:style-name="ce5" office:value-type="string">
            <text:p>M AL 70/20</text:p>
          </table:table-cell>
          <table:table-cell table:style-name="ce5" office:value-type="string">
            <text:p>Servicio noticias nacionales y comunidad valenciana facilitado al Gabinete de Prensa, correspondiente al mes de marzo</text:p>
          </table:table-cell>
          <table:table-cell table:style-name="ce10" office:value-type="string">
            <text:p>01-MAR-2020</text:p>
          </table:table-cell>
          <table:table-cell table:style-name="ce10" office:value-type="string">
            <text:p>703,1 €</text:p>
          </table:table-cell>
          <table:table-cell table:style-name="ce10" office:value-type="string">
            <text:p>850,75 €</text:p>
          </table:table-cell>
          <table:table-cell table:number-columns-repeated="1017"/>
        </table:table-row>
        <table:table-row table:style-name="ro5">
          <table:table-cell office:value-type="string">
            <text:p>G53343117</text:p>
          </table:table-cell>
          <table:table-cell office:value-type="string">
            <text:p>Agrupación Musical San Francisco de Asis</text:p>
          </table:table-cell>
          <table:table-cell office:value-type="string">
            <text:p>M AS 107/19</text:p>
          </table:table-cell>
          <table:table-cell office:value-type="string">
            <text:p>Taller de Castellan en el Centro Comunitario Nou Alacant</text:p>
          </table:table-cell>
          <table:table-cell office:value-type="string">
            <text:p>10-FEB-2020</text:p>
          </table:table-cell>
          <table:table-cell office:value-type="string">
            <text:p>1.176 €</text:p>
          </table:table-cell>
          <table:table-cell office:value-type="string">
            <text:p>1.293,6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G53343117</text:p>
          </table:table-cell>
          <table:table-cell table:style-name="ce5" office:value-type="string">
            <text:p>Agrupación Musical San Francisco de Asis</text:p>
          </table:table-cell>
          <table:table-cell table:style-name="ce5" office:value-type="string">
            <text:p>M AS 20/007</text:p>
          </table:table-cell>
          <table:table-cell table:style-name="ce5" office:value-type="string">
            <text:p>Servicio bandas de música para amenizar eventos comunitarios realizados en la calle por distintos barrios de la ciudad</text:p>
          </table:table-cell>
          <table:table-cell table:style-name="ce10" office:value-type="string">
            <text:p>10-FEB-2020</text:p>
          </table:table-cell>
          <table:table-cell table:number-columns-repeated="2" table:style-name="ce10" office:value-type="string">
            <text:p>2.305 €</text:p>
          </table:table-cell>
          <table:table-cell table:number-columns-repeated="1017"/>
        </table:table-row>
        <table:table-row table:style-name="ro6">
          <table:table-cell office:value-type="string">
            <text:p>G03067550</text:p>
          </table:table-cell>
          <table:table-cell office:value-type="string">
            <text:p>Agrupación Musical S.C.D. Carolinas</text:p>
          </table:table-cell>
          <table:table-cell office:value-type="string">
            <text:p>M CU 2020/16-00</text:p>
          </table:table-cell>
          <table:table-cell office:value-type="string">
            <text:p>Jornada musical domingo 15 de marzo en el Auditorio de la Diputación (ADDA). Programa: "XXIV Festival de Bandes d'Alacant".</text:p>
          </table:table-cell>
          <table:table-cell office:value-type="string">
            <text:p>13-FEB-2020</text:p>
          </table:table-cell>
          <table:table-cell table:number-columns-repeated="2" office:value-type="string">
            <text:p>1.700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G54994926</text:p>
          </table:table-cell>
          <table:table-cell table:style-name="ce5" office:value-type="string">
            <text:p>Agrupación Musical Vibrato</text:p>
          </table:table-cell>
          <table:table-cell table:style-name="ce5" office:value-type="string">
            <text:p>M AS 20/011</text:p>
          </table:table-cell>
          <table:table-cell table:style-name="ce5" office:value-type="string">
            <text:p>Actuación musical de un grupo de charanga para el cierre de la celebración del carnaval intergeneracional y comunitario del Centro de Mayores Plá Carolinas</text:p>
          </table:table-cell>
          <table:table-cell table:style-name="ce10" office:value-type="string">
            <text:p>18-FEB-2020</text:p>
          </table:table-cell>
          <table:table-cell table:number-columns-repeated="2" table:style-name="ce10" office:value-type="string">
            <text:p>400 €</text:p>
          </table:table-cell>
          <table:table-cell table:number-columns-repeated="1017"/>
        </table:table-row>
        <table:table-row table:style-name="ro4">
          <table:table-cell office:value-type="string">
            <text:p>B53619524</text:p>
          </table:table-cell>
          <table:table-cell office:value-type="string">
            <text:p>AKRA SEÑAL, S.L.</text:p>
          </table:table-cell>
          <table:table-cell office:value-type="string">
            <text:p>M TT 4-20</text:p>
          </table:table-cell>
          <table:table-cell office:value-type="string">
            <text:p>Pegatinas actualización vados diversas dependencias municipales: Alcaldía Infraestructuras, Acción Social y Educación.</text:p>
          </table:table-cell>
          <table:table-cell office:value-type="string">
            <text:p>11-MAR-2020</text:p>
          </table:table-cell>
          <table:table-cell office:value-type="string">
            <text:p>318,01 €</text:p>
          </table:table-cell>
          <table:table-cell office:value-type="string">
            <text:p>384,79 €</text:p>
          </table:table-cell>
          <table:table-cell table:number-columns-repeated="1017"/>
        </table:table-row>
        <table:table-row table:style-name="ro7">
          <table:table-cell table:style-name="ce5" office:value-type="string">
            <text:p>B53619524</text:p>
          </table:table-cell>
          <table:table-cell table:style-name="ce5" office:value-type="string">
            <text:p>AKRA SEÑAL, S.L.</text:p>
          </table:table-cell>
          <table:table-cell table:style-name="ce5" office:value-type="string">
            <text:p>M ES 3/20</text:p>
          </table:table-cell>
          <table:table-cell table:style-name="ce5" office:value-type="string">
            <text:p>Suministro un mástil de aluminio 76x4mm. con placa de calle 60x40 reflexiva rotulada a dos caras de Plaza Diego Moya Martínez y un mástil de aluminio 76x4mm. de 3 ml. lacado.</text:p>
          </table:table-cell>
          <table:table-cell table:style-name="ce10" office:value-type="string">
            <text:p>05-FEB-2020</text:p>
          </table:table-cell>
          <table:table-cell table:style-name="ce10" office:value-type="string">
            <text:p>290,35 €</text:p>
          </table:table-cell>
          <table:table-cell table:style-name="ce10" office:value-type="string">
            <text:p>351,32 €</text:p>
          </table:table-cell>
          <table:table-cell table:number-columns-repeated="1017"/>
        </table:table-row>
        <table:table-row table:style-name="ro6">
          <table:table-cell office:value-type="string">
            <text:p>B53619524</text:p>
          </table:table-cell>
          <table:table-cell office:value-type="string">
            <text:p>AKRA SEÑAL, S.L.</text:p>
          </table:table-cell>
          <table:table-cell office:value-type="string">
            <text:p>M IF 29/20</text:p>
          </table:table-cell>
          <table:table-cell office:value-type="string">
            <text:p>Suministro de material para la Brigada de Señalización no viaria: rollos cinta balizamiento blanca/azul, señales circulares acero y otros</text:p>
          </table:table-cell>
          <table:table-cell office:value-type="string">
            <text:p>19-FEB-2020</text:p>
          </table:table-cell>
          <table:table-cell office:value-type="string">
            <text:p>6.312 €</text:p>
          </table:table-cell>
          <table:table-cell office:value-type="string">
            <text:p>7.637,52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B53619524</text:p>
          </table:table-cell>
          <table:table-cell table:style-name="ce5" office:value-type="string">
            <text:p>AKRA SEÑAL, S.L.</text:p>
          </table:table-cell>
          <table:table-cell table:style-name="ce5" office:value-type="string">
            <text:p>M TT 1-20</text:p>
          </table:table-cell>
          <table:table-cell table:style-name="ce5" office:value-type="string">
            <text:p>Pegatinas actualización de vados de la Concejalía de Deportes</text:p>
          </table:table-cell>
          <table:table-cell table:style-name="ce10" office:value-type="string">
            <text:p>11-MAR-2020</text:p>
          </table:table-cell>
          <table:table-cell table:style-name="ce10" office:value-type="string">
            <text:p>23,55 €</text:p>
          </table:table-cell>
          <table:table-cell table:style-name="ce10" office:value-type="string">
            <text:p>28,5 €</text:p>
          </table:table-cell>
          <table:table-cell table:number-columns-repeated="1017"/>
        </table:table-row>
        <table:table-row table:style-name="ro3">
          <table:table-cell office:value-type="string">
            <text:p>B61277521</text:p>
          </table:table-cell>
          <table:table-cell office:value-type="string">
            <text:p>AKROCARD 2000, S.L.</text:p>
          </table:table-cell>
          <table:table-cell office:value-type="string">
            <text:p>M NT 15/2020</text:p>
          </table:table-cell>
          <table:table-cell office:value-type="string">
            <text:p>Suministro de tarjetas ciudadanas</text:p>
          </table:table-cell>
          <table:table-cell office:value-type="string">
            <text:p>03-MAR-2020</text:p>
          </table:table-cell>
          <table:table-cell office:value-type="string">
            <text:p>2.941,47 €</text:p>
          </table:table-cell>
          <table:table-cell office:value-type="string">
            <text:p>3.559,18 €</text:p>
          </table:table-cell>
          <table:table-cell table:number-columns-repeated="1017"/>
        </table:table-row>
        <table:table-row table:style-name="ro7">
          <table:table-cell table:style-name="ce5" office:value-type="string">
            <text:p>B61277521</text:p>
          </table:table-cell>
          <table:table-cell table:style-name="ce5" office:value-type="string">
            <text:p>AKROCARD 2000, S.L.</text:p>
          </table:table-cell>
          <table:table-cell table:style-name="ce5" office:value-type="string">
            <text:p>M NT 15.1/2020</text:p>
          </table:table-cell>
          <table:table-cell table:style-name="ce5" office:value-type="string">
            <text:p>Suministro de 6000 tarjetas según diseño de Tarjeta Ciudadana de Alicante, tipo Mobilis con flecha homologada de sigApunt y chip RFID 13,56 MHz 1K NXP original de Philips</text:p>
          </table:table-cell>
          <table:table-cell table:style-name="ce10" office:value-type="string">
            <text:p>03-MAR-2020</text:p>
          </table:table-cell>
          <table:table-cell table:style-name="ce10" office:value-type="string">
            <text:p>2.941,47 €</text:p>
          </table:table-cell>
          <table:table-cell table:style-name="ce10" office:value-type="string">
            <text:p>3.559,18 €</text:p>
          </table:table-cell>
          <table:table-cell table:number-columns-repeated="1017"/>
        </table:table-row>
        <table:table-row table:style-name="ro6">
          <table:table-cell office:value-type="string">
            <text:p>B98841232</text:p>
          </table:table-cell>
          <table:table-cell office:value-type="string">
            <text:p>Alicante Plaza, S.L.</text:p>
          </table:table-cell>
          <table:table-cell office:value-type="string">
            <text:p>M AL 19/20</text:p>
          </table:table-cell>
          <table:table-cell office:value-type="string">
            <text:p>Banner publicidad institucional en página web "alicanteplaza.es", días 15 enero a 15 febrero, con motivo especial Feria Internacional de Turismo (FITUR 2020)</text:p>
          </table:table-cell>
          <table:table-cell office:value-type="string">
            <text:p>15-ENE-2020</text:p>
          </table:table-cell>
          <table:table-cell office:value-type="string">
            <text:p>495,87 €</text:p>
          </table:table-cell>
          <table:table-cell office:value-type="string">
            <text:p>600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B54188909</text:p>
          </table:table-cell>
          <table:table-cell table:style-name="ce5" office:value-type="string">
            <text:p>ALISERMAN SERVICIO Y MANTENIMIENTO, S.L.</text:p>
          </table:table-cell>
          <table:table-cell table:style-name="ce5" office:value-type="string">
            <text:p>M IF 7/20</text:p>
          </table:table-cell>
          <table:table-cell table:style-name="ce5" office:value-type="string">
            <text:p>Reparación de fuga de agua en circuito calentamiento agua baño y en tubería circuito primario sala de calderas de la piscina Vía Parque</text:p>
          </table:table-cell>
          <table:table-cell table:style-name="ce10" office:value-type="string">
            <text:p>14-FEB-2020</text:p>
          </table:table-cell>
          <table:table-cell table:style-name="ce10" office:value-type="string">
            <text:p>646,49 €</text:p>
          </table:table-cell>
          <table:table-cell table:style-name="ce10" office:value-type="string">
            <text:p>782,24 €</text:p>
          </table:table-cell>
          <table:table-cell table:number-columns-repeated="1017"/>
        </table:table-row>
        <table:table-row table:style-name="ro4">
          <table:table-cell office:value-type="string">
            <text:p>B54188909</text:p>
          </table:table-cell>
          <table:table-cell office:value-type="string">
            <text:p>ALISERMAN SERVICIO Y MANTENIMIENTO, S.L.</text:p>
          </table:table-cell>
          <table:table-cell office:value-type="string">
            <text:p>M IF 63/20</text:p>
          </table:table-cell>
          <table:table-cell office:value-type="string">
            <text:p>Suministro y sustitución de válvula termostática y bomba de presión del sistema acs en la Ciudad Deportiva</text:p>
          </table:table-cell>
          <table:table-cell office:value-type="string">
            <text:p>25-MAR-2020</text:p>
          </table:table-cell>
          <table:table-cell office:value-type="string">
            <text:p>4.387,24 €</text:p>
          </table:table-cell>
          <table:table-cell office:value-type="string">
            <text:p>5.308,54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B54188909</text:p>
          </table:table-cell>
          <table:table-cell table:style-name="ce5" office:value-type="string">
            <text:p>ALISERMAN SERVICIO Y MANTENIMIENTO, S.L.</text:p>
          </table:table-cell>
          <table:table-cell table:style-name="ce5" office:value-type="string">
            <text:p>M IF 9/20</text:p>
          </table:table-cell>
          <table:table-cell table:style-name="ce5" office:value-type="string">
            <text:p>Sustitución termo eléctrico (calentador agua) en los vestuarios del Centro Social Tómbola</text:p>
          </table:table-cell>
          <table:table-cell table:style-name="ce10" office:value-type="string">
            <text:p>14-FEB-2020</text:p>
          </table:table-cell>
          <table:table-cell table:style-name="ce10" office:value-type="string">
            <text:p>493 €</text:p>
          </table:table-cell>
          <table:table-cell table:style-name="ce10" office:value-type="string">
            <text:p>596,53 €</text:p>
          </table:table-cell>
          <table:table-cell table:number-columns-repeated="1017"/>
        </table:table-row>
        <table:table-row table:style-name="ro6">
          <table:table-cell office:value-type="string">
            <text:p>B54188909</text:p>
          </table:table-cell>
          <table:table-cell office:value-type="string">
            <text:p>ALISERMAN SERVICIO Y MANTENIMIENTO, S.L.</text:p>
          </table:table-cell>
          <table:table-cell office:value-type="string">
            <text:p>M IF 8/20</text:p>
          </table:table-cell>
          <table:table-cell office:value-type="string">
            <text:p>Instalación de bomba reparada de grupo de presión AGCH y suministro e instalación de contactor y relé térmico en la Ciudad Deportiva</text:p>
          </table:table-cell>
          <table:table-cell office:value-type="string">
            <text:p>14-FEB-2020</text:p>
          </table:table-cell>
          <table:table-cell office:value-type="string">
            <text:p>455,15 €</text:p>
          </table:table-cell>
          <table:table-cell office:value-type="string">
            <text:p>550,73 €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48341033R</text:p>
          </table:table-cell>
          <table:table-cell table:style-name="ce5" office:value-type="string">
            <text:p>Angel Cifuentes Menor</text:p>
          </table:table-cell>
          <table:table-cell table:style-name="ce5" office:value-type="string">
            <text:p>M SE 11/20</text:p>
          </table:table-cell>
          <table:table-cell table:style-name="ce5" office:value-type="string">
            <text:p>Cuerda torcida, silicona, cinta carrocero,etc.</text:p>
          </table:table-cell>
          <table:table-cell table:style-name="ce10" office:value-type="string">
            <text:p>10-ENE-2020</text:p>
          </table:table-cell>
          <table:table-cell table:style-name="ce10" office:value-type="string">
            <text:p>803,02 €</text:p>
          </table:table-cell>
          <table:table-cell table:style-name="ce10" office:value-type="string">
            <text:p>971,65 €</text:p>
          </table:table-cell>
          <table:table-cell table:number-columns-repeated="1017"/>
        </table:table-row>
        <table:table-row table:style-name="ro7">
          <table:table-cell office:value-type="string">
            <text:p>21671844W</text:p>
          </table:table-cell>
          <table:table-cell office:value-type="string">
            <text:p>Ángela Calabuig Mataix</text:p>
          </table:table-cell>
          <table:table-cell office:value-type="string">
            <text:p>M CU 2020/6</text:p>
          </table:table-cell>
          <table:table-cell office:value-type="string">
            <text:p>Contrato menor de coordinación de seguridad y salud en fase de ejecución de las obras de apertura al público de cinco refugios antiaéreos localizados en la zona EDUSI del casco urbano de Alicante.</text:p>
          </table:table-cell>
          <table:table-cell office:value-type="string">
            <text:p>31-ENE-2020</text:p>
          </table:table-cell>
          <table:table-cell office:value-type="string">
            <text:p>2.580 €</text:p>
          </table:table-cell>
          <table:table-cell office:value-type="string">
            <text:p>3.121,8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52769751T</text:p>
          </table:table-cell>
          <table:table-cell table:style-name="ce5" office:value-type="string">
            <text:p>antonio jose rico espla</text:p>
          </table:table-cell>
          <table:table-cell table:style-name="ce5" office:value-type="string">
            <text:p>M JU 2020/3676</text:p>
          </table:table-cell>
          <table:table-cell table:style-name="ce5" office:value-type="string">
            <text:p>proyecto centro 14 tv febrero </text:p>
          </table:table-cell>
          <table:table-cell table:style-name="ce10" office:value-type="string">
            <text:p>17-MAR-2020</text:p>
          </table:table-cell>
          <table:table-cell table:style-name="ce10" office:value-type="string">
            <text:p>1.000 €</text:p>
          </table:table-cell>
          <table:table-cell table:style-name="ce10" office:value-type="string">
            <text:p>1.210 €</text:p>
          </table:table-cell>
          <table:table-cell table:number-columns-repeated="1017"/>
        </table:table-row>
        <table:table-row table:style-name="ro4">
          <table:table-cell office:value-type="string">
            <text:p>52769751T</text:p>
          </table:table-cell>
          <table:table-cell office:value-type="string">
            <text:p>antonio jose rico espla</text:p>
          </table:table-cell>
          <table:table-cell office:value-type="string">
            <text:p>M JU 2020/2503</text:p>
          </table:table-cell>
          <table:table-cell office:value-type="string">
            <text:p>centr0 14 tv mes de enero, producción, grabación y edición de contenidos para la concejalia de juventud. </text:p>
          </table:table-cell>
          <table:table-cell office:value-type="string">
            <text:p>28-FEB-2020</text:p>
          </table:table-cell>
          <table:table-cell office:value-type="string">
            <text:p>1.000 €</text:p>
          </table:table-cell>
          <table:table-cell office:value-type="string">
            <text:p>1.210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B53451944</text:p>
          </table:table-cell>
          <table:table-cell table:style-name="ce5" office:value-type="string">
            <text:p>Añade Communication, S.L. </text:p>
          </table:table-cell>
          <table:table-cell table:style-name="ce5" office:value-type="string">
            <text:p>M JU 2020/2185</text:p>
          </table:table-cell>
          <table:table-cell table:style-name="ce5" office:value-type="string">
            <text:p>diseño e impresion de carteles y flyers fiesta carnaval 0,0 life on . </text:p>
          </table:table-cell>
          <table:table-cell table:style-name="ce10" office:value-type="string">
            <text:p>20-FEB-2020</text:p>
          </table:table-cell>
          <table:table-cell table:style-name="ce10" office:value-type="string">
            <text:p>142 €</text:p>
          </table:table-cell>
          <table:table-cell table:style-name="ce10" office:value-type="string">
            <text:p>171,82 €</text:p>
          </table:table-cell>
          <table:table-cell table:number-columns-repeated="1017"/>
        </table:table-row>
        <table:table-row table:style-name="ro5">
          <table:table-cell office:value-type="string">
            <text:p>B53451944</text:p>
          </table:table-cell>
          <table:table-cell office:value-type="string">
            <text:p>Añade Communication, S.L. </text:p>
          </table:table-cell>
          <table:table-cell office:value-type="string">
            <text:p>M JU 2020/2094</text:p>
          </table:table-cell>
          <table:table-cell office:value-type="string">
            <text:p>diseño e impresion de carteles imagen de la feria de empleo zona norte </text:p>
          </table:table-cell>
          <table:table-cell office:value-type="string">
            <text:p>19-FEB-2020</text:p>
          </table:table-cell>
          <table:table-cell office:value-type="string">
            <text:p>225 €</text:p>
          </table:table-cell>
          <table:table-cell office:value-type="string">
            <text:p>272,25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B81041444</text:p>
          </table:table-cell>
          <table:table-cell table:style-name="ce5" office:value-type="string">
            <text:p>APPLUSITEUVE TECHNOLOGY, S.L.</text:p>
          </table:table-cell>
          <table:table-cell table:style-name="ce5" office:value-type="string">
            <text:p>M IF 35/20</text:p>
          </table:table-cell>
          <table:table-cell table:style-name="ce5" office:value-type="string">
            <text:p>Servicio de revisión de I.T.V. de varios vehículos municipales adscritos a distintas concejalías</text:p>
          </table:table-cell>
          <table:table-cell table:style-name="ce10" office:value-type="string">
            <text:p>03-MAR-2020</text:p>
          </table:table-cell>
          <table:table-cell table:style-name="ce10" office:value-type="string">
            <text:p>1.329,67 €</text:p>
          </table:table-cell>
          <table:table-cell table:style-name="ce10" office:value-type="string">
            <text:p>1.582,21 €</text:p>
          </table:table-cell>
          <table:table-cell table:number-columns-repeated="1017"/>
        </table:table-row>
        <table:table-row table:style-name="ro3">
          <table:table-cell office:value-type="string">
            <text:p>B53245023</text:p>
          </table:table-cell>
          <table:table-cell office:value-type="string">
            <text:p>A.S.A. Ortoclinic, S.L.</text:p>
          </table:table-cell>
          <table:table-cell office:value-type="string">
            <text:p>M SM 9/20</text:p>
          </table:table-cell>
          <table:table-cell office:value-type="string">
            <text:p>Adquisición material sanitario</text:p>
          </table:table-cell>
          <table:table-cell office:value-type="string">
            <text:p>31-ENE-2020</text:p>
          </table:table-cell>
          <table:table-cell office:value-type="string">
            <text:p>22,6 €</text:p>
          </table:table-cell>
          <table:table-cell office:value-type="string">
            <text:p>24,86 €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B53245023</text:p>
          </table:table-cell>
          <table:table-cell table:style-name="ce5" office:value-type="string">
            <text:p>A.S.A. Ortoclinic, S.L.</text:p>
          </table:table-cell>
          <table:table-cell table:style-name="ce5" office:value-type="string">
            <text:p>M SM 8/20</text:p>
          </table:table-cell>
          <table:table-cell table:style-name="ce5" office:value-type="string">
            <text:p>Adquisición material sanitario</text:p>
          </table:table-cell>
          <table:table-cell table:style-name="ce10" office:value-type="string">
            <text:p>17-ENE-2020</text:p>
          </table:table-cell>
          <table:table-cell table:style-name="ce10" office:value-type="string">
            <text:p>13,52 €</text:p>
          </table:table-cell>
          <table:table-cell table:style-name="ce10" office:value-type="string">
            <text:p>15,39 €</text:p>
          </table:table-cell>
          <table:table-cell table:number-columns-repeated="1017"/>
        </table:table-row>
        <table:table-row table:style-name="ro3">
          <table:table-cell office:value-type="string">
            <text:p>B53245023</text:p>
          </table:table-cell>
          <table:table-cell office:value-type="string">
            <text:p>A.S.A. Ortoclinic, S.L.</text:p>
          </table:table-cell>
          <table:table-cell office:value-type="string">
            <text:p>M SM 10/20</text:p>
          </table:table-cell>
          <table:table-cell office:value-type="string">
            <text:p>Adquisición material sanitario</text:p>
          </table:table-cell>
          <table:table-cell office:value-type="string">
            <text:p>10-FEB-2020</text:p>
          </table:table-cell>
          <table:table-cell office:value-type="string">
            <text:p>142,56 €</text:p>
          </table:table-cell>
          <table:table-cell office:value-type="string">
            <text:p>172,5 €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B53245023</text:p>
          </table:table-cell>
          <table:table-cell table:style-name="ce5" office:value-type="string">
            <text:p>A.S.A. Ortoclinic, S.L.</text:p>
          </table:table-cell>
          <table:table-cell table:style-name="ce5" office:value-type="string">
            <text:p>M SM 11/20</text:p>
          </table:table-cell>
          <table:table-cell table:style-name="ce5" office:value-type="string">
            <text:p>Adquisición material sanitario</text:p>
          </table:table-cell>
          <table:table-cell table:style-name="ce10" office:value-type="string">
            <text:p>18-FEB-2020</text:p>
          </table:table-cell>
          <table:table-cell table:style-name="ce10" office:value-type="string">
            <text:p>91,4 €</text:p>
          </table:table-cell>
          <table:table-cell table:style-name="ce10" office:value-type="string">
            <text:p>109,93 €</text:p>
          </table:table-cell>
          <table:table-cell table:number-columns-repeated="1017"/>
        </table:table-row>
        <table:table-row table:style-name="ro3">
          <table:table-cell office:value-type="string">
            <text:p>B53245023</text:p>
          </table:table-cell>
          <table:table-cell office:value-type="string">
            <text:p>A.S.A. Ortoclinic, S.L.</text:p>
          </table:table-cell>
          <table:table-cell office:value-type="string">
            <text:p>M SM 19/20</text:p>
          </table:table-cell>
          <table:table-cell office:value-type="string">
            <text:p>Adquisición material sanitario</text:p>
          </table:table-cell>
          <table:table-cell office:value-type="string">
            <text:p>30-MAR-2020</text:p>
          </table:table-cell>
          <table:table-cell office:value-type="string">
            <text:p>125,5 €</text:p>
          </table:table-cell>
          <table:table-cell office:value-type="string">
            <text:p>151,86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G54576467</text:p>
          </table:table-cell>
          <table:table-cell table:style-name="ce5" office:value-type="string">
            <text:p>Asociación Anuenue</text:p>
          </table:table-cell>
          <table:table-cell table:style-name="ce5" office:value-type="string">
            <text:p>M CU 2020/9</text:p>
          </table:table-cell>
          <table:table-cell table:style-name="ce5" office:value-type="string">
            <text:p>"Cigarreras Swing Time", serie de conciertos relacionados con talleres de baile.</text:p>
          </table:table-cell>
          <table:table-cell table:style-name="ce10" office:value-type="string">
            <text:p>22-ENE-2020</text:p>
          </table:table-cell>
          <table:table-cell table:number-columns-repeated="2" table:style-name="ce10" office:value-type="string">
            <text:p>2.500 €</text:p>
          </table:table-cell>
          <table:table-cell table:number-columns-repeated="1017"/>
        </table:table-row>
        <table:table-row table:style-name="ro4">
          <table:table-cell office:value-type="string">
            <text:p>G53678165</text:p>
          </table:table-cell>
          <table:table-cell office:value-type="string">
            <text:p>Asociación Cultural Danae</text:p>
          </table:table-cell>
          <table:table-cell office:value-type="string">
            <text:p>M AS 20/008</text:p>
          </table:table-cell>
          <table:table-cell office:value-type="string">
            <text:p>batucada para amenizar eventos comuniarios en las calles de los distintos Barrios</text:p>
          </table:table-cell>
          <table:table-cell office:value-type="string">
            <text:p>12-FEB-2020</text:p>
          </table:table-cell>
          <table:table-cell office:value-type="string">
            <text:p>3.000 €</text:p>
          </table:table-cell>
          <table:table-cell office:value-type="string">
            <text:p>3.630 €</text:p>
          </table:table-cell>
          <table:table-cell table:number-columns-repeated="1017"/>
        </table:table-row>
        <table:table-row table:style-name="ro8">
          <table:table-cell table:style-name="ce5" office:value-type="string">
            <text:p>G54727094</text:p>
          </table:table-cell>
          <table:table-cell table:style-name="ce5" office:value-type="string">
            <text:p>Asociación Cultural Teatralizarte</text:p>
          </table:table-cell>
          <table:table-cell table:style-name="ce5" office:value-type="string">
            <text:p>M CU 2020/11-00</text:p>
          </table:table-cell>
          <table:table-cell table:style-name="ce5" office:value-type="string">
            <text:p>Programa de realización de actividades en el Hospital General de Alicante, Unidad de Pedagogia. Convenio de colaboración entre la Consellería de Educación y la Concejalía de Cultura del Ayuntamiento de Alicante. Actividad: Teatro y marionetas.</text:p>
          </table:table-cell>
          <table:table-cell table:style-name="ce10" office:value-type="string">
            <text:p>24-ENE-2020</text:p>
          </table:table-cell>
          <table:table-cell table:style-name="ce10" office:value-type="string">
            <text:p>289,26 €</text:p>
          </table:table-cell>
          <table:table-cell table:style-name="ce10" office:value-type="string">
            <text:p>350 €</text:p>
          </table:table-cell>
          <table:table-cell table:number-columns-repeated="1017"/>
        </table:table-row>
        <table:table-row table:style-name="ro7">
          <table:table-cell office:value-type="string">
            <text:p>G54711528</text:p>
          </table:table-cell>
          <table:table-cell office:value-type="string">
            <text:p>Asociación Entre Personas</text:p>
          </table:table-cell>
          <table:table-cell office:value-type="string">
            <text:p>M AS 20/003</text:p>
          </table:table-cell>
          <table:table-cell office:value-type="string">
            <text:p>Servicio de ayuda a domicilio de carácter personal en situaciones de urgencia socio-sanitaria, a personas atendidas en el Centro de Acogida e Inserción para Personas sin Hogar</text:p>
          </table:table-cell>
          <table:table-cell office:value-type="string">
            <text:p>07-FEB-2020</text:p>
          </table:table-cell>
          <table:table-cell office:value-type="string">
            <text:p>2.880 €</text:p>
          </table:table-cell>
          <table:table-cell office:value-type="string">
            <text:p>3.000 €</text:p>
          </table:table-cell>
          <table:table-cell table:number-columns-repeated="1017"/>
        </table:table-row>
        <table:table-row table:style-name="ro8">
          <table:table-cell table:style-name="ce5" office:value-type="string">
            <text:p>G54525423</text:p>
          </table:table-cell>
          <table:table-cell table:style-name="ce5" office:value-type="string">
            <text:p>Asociación Española de Cuentos</text:p>
          </table:table-cell>
          <table:table-cell table:style-name="ce5" office:value-type="string">
            <text:p>M CU 2020/11-01</text:p>
          </table:table-cell>
          <table:table-cell table:style-name="ce5" office:value-type="string">
            <text:p>Realización de actividades en el Hospital General de Alicante, Unidad de Pedagogía. Convenio de colaboración entre la Consellería de Educación y Ayuntamiento de Alicante. Actividad: Cuentacuentos. Día: 19/11/2020</text:p>
          </table:table-cell>
          <table:table-cell table:style-name="ce10" office:value-type="string">
            <text:p>24-ENE-2020</text:p>
          </table:table-cell>
          <table:table-cell table:number-columns-repeated="2" table:style-name="ce10" office:value-type="string">
            <text:p>350 €</text:p>
          </table:table-cell>
          <table:table-cell table:number-columns-repeated="1017"/>
        </table:table-row>
        <table:table-row table:style-name="ro5">
          <table:table-cell office:value-type="string">
            <text:p>G54525423</text:p>
          </table:table-cell>
          <table:table-cell office:value-type="string">
            <text:p>Asociación Española de Cuentos</text:p>
          </table:table-cell>
          <table:table-cell office:value-type="string">
            <text:p>M ED 3/20</text:p>
          </table:table-cell>
          <table:table-cell office:value-type="string">
            <text:p>Taller de comunicación lingüística, animación lectora.</text:p>
          </table:table-cell>
          <table:table-cell office:value-type="string">
            <text:p>13-ENE-2020</text:p>
          </table:table-cell>
          <table:table-cell table:number-columns-repeated="2" office:value-type="string">
            <text:p>3.600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G54594619</text:p>
          </table:table-cell>
          <table:table-cell table:style-name="ce5" office:value-type="string">
            <text:p>Asociación Explicarte</text:p>
          </table:table-cell>
          <table:table-cell table:style-name="ce5" office:value-type="string">
            <text:p>M CU 2020/8</text:p>
          </table:table-cell>
          <table:table-cell table:style-name="ce5" office:value-type="string">
            <text:p>Visitas guiadas escolares y familiares que tendrán a cabo a lo largo del 2020.</text:p>
          </table:table-cell>
          <table:table-cell table:style-name="ce10" office:value-type="string">
            <text:p>21-ENE-2020</text:p>
          </table:table-cell>
          <table:table-cell table:number-columns-repeated="2" table:style-name="ce10" office:value-type="string">
            <text:p>3.800 €</text:p>
          </table:table-cell>
          <table:table-cell table:number-columns-repeated="1017"/>
        </table:table-row>
        <table:table-row table:style-name="ro5">
          <table:table-cell office:value-type="string">
            <text:p>G54972922</text:p>
          </table:table-cell>
          <table:table-cell office:value-type="string">
            <text:p>Asociación La Bodega Sonográfica</text:p>
          </table:table-cell>
          <table:table-cell office:value-type="string">
            <text:p><text:s/>M ED 4/20</text:p>
          </table:table-cell>
          <table:table-cell office:value-type="string">
            <text:p>Taller de desarrollo competencia cultural y artística</text:p>
          </table:table-cell>
          <table:table-cell office:value-type="string">
            <text:p>13-ENE-2020</text:p>
          </table:table-cell>
          <table:table-cell table:number-columns-repeated="2" office:value-type="string">
            <text:p>3.000 €</text:p>
          </table:table-cell>
          <table:table-cell table:number-columns-repeated="1017"/>
        </table:table-row>
        <table:table-row table:style-name="ro9">
          <table:table-cell table:style-name="ce5" office:value-type="string">
            <text:p>G54972922</text:p>
          </table:table-cell>
          <table:table-cell table:style-name="ce5" office:value-type="string">
            <text:p>Asociación La Bodega Sonográfica</text:p>
          </table:table-cell>
          <table:table-cell table:style-name="ce5" office:value-type="string">
            <text:p>M CU 2020/11-02</text:p>
          </table:table-cell>
          <table:table-cell table:style-name="ce5" office:value-type="string">
            <text:p>Realización de actividades en el Hospital General de Alicante en la Unidad de Pedagogía. Convenio de colaboración entre Consellería de Educación y la Concejalía de Cultura del Ayuntamiento de Alicante. Actividad: Música ecológica y estimulación musical. Día 22 de abril de 2020.</text:p>
          </table:table-cell>
          <table:table-cell table:style-name="ce10" office:value-type="string">
            <text:p>24-ENE-2020</text:p>
          </table:table-cell>
          <table:table-cell table:number-columns-repeated="2" table:style-name="ce10" office:value-type="string">
            <text:p>350 €</text:p>
          </table:table-cell>
          <table:table-cell table:number-columns-repeated="1017"/>
        </table:table-row>
        <table:table-row table:style-name="ro6">
          <table:table-cell office:value-type="string">
            <text:p>G54998265</text:p>
          </table:table-cell>
          <table:table-cell office:value-type="string">
            <text:p>Asociación Promoción Cultura Inclusiva</text:p>
          </table:table-cell>
          <table:table-cell office:value-type="string">
            <text:p>M AS 20/017</text:p>
          </table:table-cell>
          <table:table-cell office:value-type="string">
            <text:p>Taller para la formación de menores y población adulta en la la creación y fabricación de ninots para realizar la Hoguera Inclusiva</text:p>
          </table:table-cell>
          <table:table-cell office:value-type="string">
            <text:p>02-MAR-2020</text:p>
          </table:table-cell>
          <table:table-cell table:number-columns-repeated="2" office:value-type="string">
            <text:p>9.200 €</text:p>
          </table:table-cell>
          <table:table-cell table:number-columns-repeated="1017"/>
        </table:table-row>
        <table:table-row table:style-name="ro7">
          <table:table-cell table:style-name="ce5" office:value-type="string">
            <text:p>B54305578</text:p>
          </table:table-cell>
          <table:table-cell table:style-name="ce5" office:value-type="string">
            <text:p>ASV Funeser S.L.U.</text:p>
          </table:table-cell>
          <table:table-cell table:style-name="ce5" office:value-type="string">
            <text:p>M AS 20/001</text:p>
          </table:table-cell>
          <table:table-cell table:style-name="ce5" office:value-type="string">
            <text:p>Servicios funerarios gratuitos de carácter social o excepcional prestados a difuntos o familiares del difunto que carezcan de recursos económicos para sufragar los gastos de sepelio</text:p>
          </table:table-cell>
          <table:table-cell table:style-name="ce10" office:value-type="string">
            <text:p>29-ENE-2020</text:p>
          </table:table-cell>
          <table:table-cell table:style-name="ce10" office:value-type="string">
            <text:p>14.999 €</text:p>
          </table:table-cell>
          <table:table-cell table:style-name="ce10" office:value-type="string">
            <text:p>18.148,79 €</text:p>
          </table:table-cell>
          <table:table-cell table:number-columns-repeated="1017"/>
        </table:table-row>
        <table:table-row table:style-name="ro5">
          <table:table-cell office:value-type="string">
            <text:p>B53741815</text:p>
          </table:table-cell>
          <table:table-cell office:value-type="string">
            <text:p>Auca Projectes Educatius S.L.</text:p>
          </table:table-cell>
          <table:table-cell office:value-type="string">
            <text:p>M JU 2020/2438</text:p>
          </table:table-cell>
          <table:table-cell office:value-type="string">
            <text:p>curso primeros auxilios para jóvenes 1-8-15 de febrero 2020.15 hrs. </text:p>
          </table:table-cell>
          <table:table-cell office:value-type="string">
            <text:p>28-FEB-2020</text:p>
          </table:table-cell>
          <table:table-cell table:number-columns-repeated="2" office:value-type="string">
            <text:p>645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B07012107</text:p>
          </table:table-cell>
          <table:table-cell table:style-name="ce5" office:value-type="string">
            <text:p>Avoris Retail División, S.L.</text:p>
          </table:table-cell>
          <table:table-cell table:style-name="ce5" office:value-type="string">
            <text:p>M AS 20/004</text:p>
          </table:table-cell>
          <table:table-cell table:style-name="ce5" office:value-type="string">
            <text:p>Viajes y traslados, como recurso social, destinado a la atención de necesidades de personas en situación de vulnerabilidad o exclusión social</text:p>
          </table:table-cell>
          <table:table-cell table:style-name="ce10" office:value-type="string">
            <text:p>20-ENE-2020</text:p>
          </table:table-cell>
          <table:table-cell table:style-name="ce10" office:value-type="string">
            <text:p>2.892,56 €</text:p>
          </table:table-cell>
          <table:table-cell table:style-name="ce10" office:value-type="string">
            <text:p>3.500 €</text:p>
          </table:table-cell>
          <table:table-cell table:number-columns-repeated="1017"/>
        </table:table-row>
        <table:table-row table:style-name="ro7">
          <table:table-cell office:value-type="string">
            <text:p>B07012107</text:p>
          </table:table-cell>
          <table:table-cell office:value-type="string">
            <text:p>Avoris Retail División, S.L.</text:p>
          </table:table-cell>
          <table:table-cell office:value-type="string">
            <text:p>M AL 66/20</text:p>
          </table:table-cell>
          <table:table-cell office:value-type="string">
            <text:p>Billete tren del Sr. Concejal de Medio Ambiente, Manuel Villa Sola, día 9 marzo, con motivo desplazamiento a Madrid para asistir a la XIII Asamblea</text:p>
            <text:p>General de la Red de Ciudades por el Clima</text:p>
          </table:table-cell>
          <table:table-cell office:value-type="string">
            <text:p>05-MAR-2020</text:p>
          </table:table-cell>
          <table:table-cell office:value-type="string">
            <text:p>91,15 €</text:p>
          </table:table-cell>
          <table:table-cell office:value-type="string">
            <text:p>101,35 €</text:p>
          </table:table-cell>
          <table:table-cell table:number-columns-repeated="1017"/>
        </table:table-row>
        <table:table-row table:style-name="ro8">
          <table:table-cell table:style-name="ce5" office:value-type="string">
            <text:p>B07012107</text:p>
          </table:table-cell>
          <table:table-cell table:style-name="ce5" office:value-type="string">
            <text:p>Avoris Retail División, S.L.</text:p>
          </table:table-cell>
          <table:table-cell table:style-name="ce5" office:value-type="string">
            <text:p>M AL 18/20</text:p>
          </table:table-cell>
          <table:table-cell table:style-name="ce5" office:value-type="string">
            <text:p>Billetes de tren y gastos alojamietno del Sr. Alcalde, Luis Barcala Sierra, días 27 y 28 enero, por desplazamietno a Madrid con motivo asistencia a la Junta de Gobierno de la FEMP (Federación Española de </text:p>
            <text:p>Municipios y Provincias)</text:p>
          </table:table-cell>
          <table:table-cell table:style-name="ce10" office:value-type="string">
            <text:p>15-ENE-2020</text:p>
          </table:table-cell>
          <table:table-cell table:style-name="ce10" office:value-type="string">
            <text:p>204,56 €</text:p>
          </table:table-cell>
          <table:table-cell table:style-name="ce10" office:value-type="string">
            <text:p>226,1 €</text:p>
          </table:table-cell>
          <table:table-cell table:number-columns-repeated="1017"/>
        </table:table-row>
        <table:table-row table:style-name="ro7">
          <table:table-cell office:value-type="string">
            <text:p>B07012107</text:p>
          </table:table-cell>
          <table:table-cell office:value-type="string">
            <text:p>Avoris Retail División, S.L.</text:p>
          </table:table-cell>
          <table:table-cell office:value-type="string">
            <text:p>M AL 12/20</text:p>
          </table:table-cell>
          <table:table-cell office:value-type="string">
            <text:p>Gastos alojamiento de Lidia López Rodríguez (Concejala de Comercio), día 13 enero, por desplazamiento a Madrid con motivo asistencia al certamen Madrid Fusión 2020</text:p>
          </table:table-cell>
          <table:table-cell office:value-type="string">
            <text:p>08-ENE-2020</text:p>
          </table:table-cell>
          <table:table-cell office:value-type="string">
            <text:p>186,55 €</text:p>
          </table:table-cell>
          <table:table-cell office:value-type="string">
            <text:p>205,2 €</text:p>
          </table:table-cell>
          <table:table-cell table:number-columns-repeated="1017"/>
        </table:table-row>
        <table:table-row table:style-name="ro7">
          <table:table-cell table:style-name="ce5" office:value-type="string">
            <text:p>B07012107</text:p>
          </table:table-cell>
          <table:table-cell table:style-name="ce5" office:value-type="string">
            <text:p>Avoris Retail División, S.L.</text:p>
          </table:table-cell>
          <table:table-cell table:style-name="ce5" office:value-type="string">
            <text:p>M AL 45/20</text:p>
          </table:table-cell>
          <table:table-cell table:style-name="ce5" office:value-type="string">
            <text:p>Billete de tren del Sr. Alcalde por desplazamiento a Madrid, día 18 febrero, con motivo convocatoria Junta de Gobierno de la Federación Española de Municipios y Provincias (FEMP)</text:p>
          </table:table-cell>
          <table:table-cell table:style-name="ce10" office:value-type="string">
            <text:p>14-FEB-2020</text:p>
          </table:table-cell>
          <table:table-cell table:style-name="ce10" office:value-type="string">
            <text:p>106,62 €</text:p>
          </table:table-cell>
          <table:table-cell table:style-name="ce10" office:value-type="string">
            <text:p>118,4 €</text:p>
          </table:table-cell>
          <table:table-cell table:number-columns-repeated="1017"/>
        </table:table-row>
        <table:table-row table:style-name="ro7">
          <table:table-cell office:value-type="string">
            <text:p>B07012107</text:p>
          </table:table-cell>
          <table:table-cell office:value-type="string">
            <text:p>Avoris Retail División, S.L.</text:p>
          </table:table-cell>
          <table:table-cell office:value-type="string">
            <text:p>M AL 63/20</text:p>
          </table:table-cell>
          <table:table-cell office:value-type="string">
            <text:p>Billete tren Madrid/Alicante del Sr. Concejal de Deportes, José Luis Berenguer, día 23 de enero, con motivo asistencia a la Feria Internacional de </text:p>
            <text:p>Turismo (FITUR 2020)</text:p>
          </table:table-cell>
          <table:table-cell office:value-type="string">
            <text:p>13-ENE-2020</text:p>
          </table:table-cell>
          <table:table-cell office:value-type="string">
            <text:p>35,1 €</text:p>
          </table:table-cell>
          <table:table-cell office:value-type="string">
            <text:p>39,15 €</text:p>
          </table:table-cell>
          <table:table-cell table:number-columns-repeated="1017"/>
        </table:table-row>
        <table:table-row table:style-name="ro7">
          <table:table-cell table:style-name="ce5" office:value-type="string">
            <text:p>B07012107</text:p>
          </table:table-cell>
          <table:table-cell table:style-name="ce5" office:value-type="string">
            <text:p>Avoris Retail División, S.L.</text:p>
          </table:table-cell>
          <table:table-cell table:style-name="ce5" office:value-type="string">
            <text:p>M AL 11/20</text:p>
          </table:table-cell>
          <table:table-cell table:style-name="ce5" office:value-type="string">
            <text:p>Billetes tren de Lidia López Rodríguez (Concejala de Comercio), días 13 y 14 enero, por desplazamiento a Madrid con motivo asistencia al certamen Fusión Madrid 2020</text:p>
          </table:table-cell>
          <table:table-cell table:style-name="ce10" office:value-type="string">
            <text:p>02-ENE-2020</text:p>
          </table:table-cell>
          <table:table-cell table:style-name="ce10" office:value-type="string">
            <text:p>106,38 €</text:p>
          </table:table-cell>
          <table:table-cell table:style-name="ce10" office:value-type="string">
            <text:p>118,1 €</text:p>
          </table:table-cell>
          <table:table-cell table:number-columns-repeated="1017"/>
        </table:table-row>
        <table:table-row table:style-name="ro8">
          <table:table-cell office:value-type="string">
            <text:p>B07012107</text:p>
          </table:table-cell>
          <table:table-cell office:value-type="string">
            <text:p>Avoris Retail División, S.L.</text:p>
          </table:table-cell>
          <table:table-cell office:value-type="string">
            <text:p>M AL 67/20 </text:p>
          </table:table-cell>
          <table:table-cell office:value-type="string">
            <text:p>Billete tren del Sr. Concejal de Nuevas Tecnologías y Coordinación de Proyectos, Antonio Peral Villar, día 9 marzo, con motivo desplazamiento a </text:p>
            <text:p>Madrid para asistir conferencia del Sr. Alcalde en la Tribuna Agencia Urbana 2030</text:p>
          </table:table-cell>
          <table:table-cell office:value-type="string">
            <text:p>04-MAR-2020</text:p>
          </table:table-cell>
          <table:table-cell office:value-type="string">
            <text:p>106,38 €</text:p>
          </table:table-cell>
          <table:table-cell office:value-type="string">
            <text:p>118,1 €</text:p>
          </table:table-cell>
          <table:table-cell table:number-columns-repeated="1017"/>
        </table:table-row>
        <table:table-row table:style-name="ro7">
          <table:table-cell table:style-name="ce5" office:value-type="string">
            <text:p>B07012107</text:p>
          </table:table-cell>
          <table:table-cell table:style-name="ce5" office:value-type="string">
            <text:p>Avoris Retail División, S.L.</text:p>
          </table:table-cell>
          <table:table-cell table:style-name="ce5" office:value-type="string">
            <text:p>M AL 15/20</text:p>
          </table:table-cell>
          <table:table-cell table:style-name="ce5" office:value-type="string">
            <text:p>Billetes tren del Sr. Alcalde, Luis Barcala Sierra, días 22 y 26 enero, por desplazamiento a Madrid con motivo asistencia a FITUR 2020 y convivencias de las Bellezas de Hogueras 2020</text:p>
          </table:table-cell>
          <table:table-cell table:style-name="ce10" office:value-type="string">
            <text:p>14-ENE-2020</text:p>
          </table:table-cell>
          <table:table-cell table:style-name="ce10" office:value-type="string">
            <text:p>69,24 €</text:p>
          </table:table-cell>
          <table:table-cell table:style-name="ce10" office:value-type="string">
            <text:p>77,25 €</text:p>
          </table:table-cell>
          <table:table-cell table:number-columns-repeated="1017"/>
        </table:table-row>
        <table:table-row table:style-name="ro8">
          <table:table-cell office:value-type="string">
            <text:p>B07012107</text:p>
          </table:table-cell>
          <table:table-cell office:value-type="string">
            <text:p>Avoris Retail División, S.L.</text:p>
          </table:table-cell>
          <table:table-cell office:value-type="string">
            <text:p>M AL 68/20</text:p>
          </table:table-cell>
          <table:table-cell office:value-type="string">
            <text:p>Billetes de tren del Sr. Alcalde y 2ª Teniente de Alcalde, Luis Barcala Sierra y Mª Carmen de España Menárguez, días 8 y 9 marzo, por desplazamiento</text:p>
            <text:p>a Madrid con motivo conferencia del Sr. Alcalde en la Tribuna Agencia Urbana 2030</text:p>
          </table:table-cell>
          <table:table-cell office:value-type="string">
            <text:p>05-MAR-2020</text:p>
          </table:table-cell>
          <table:table-cell office:value-type="string">
            <text:p>208,11 €</text:p>
          </table:table-cell>
          <table:table-cell office:value-type="string">
            <text:p>231,1 €</text:p>
          </table:table-cell>
          <table:table-cell table:number-columns-repeated="1017"/>
        </table:table-row>
        <table:table-row table:style-name="ro8">
          <table:table-cell table:style-name="ce5" office:value-type="string">
            <text:p>B07012107</text:p>
          </table:table-cell>
          <table:table-cell table:style-name="ce5" office:value-type="string">
            <text:p>Avoris Retail División, S.L.</text:p>
          </table:table-cell>
          <table:table-cell table:style-name="ce5" office:value-type="string">
            <text:p>M AL 43/20</text:p>
          </table:table-cell>
          <table:table-cell table:style-name="ce5" office:value-type="string">
            <text:p>Gastos alojamiento de Juan Carlos Escribano Díaz, Conductor de Alcaldía, día 12 febrero, por desplazamiento a Logroño con Sr. Concejal de Nuevas Tecnologías con motivo asistencia Asamblea General del RECI</text:p>
          </table:table-cell>
          <table:table-cell table:style-name="ce10" office:value-type="string">
            <text:p>08-FEB-2020</text:p>
          </table:table-cell>
          <table:table-cell table:style-name="ce10" office:value-type="string">
            <text:p>86,36 €</text:p>
          </table:table-cell>
          <table:table-cell table:style-name="ce10" office:value-type="string">
            <text:p>95 €</text:p>
          </table:table-cell>
          <table:table-cell table:number-columns-repeated="1017"/>
        </table:table-row>
        <table:table-row table:style-name="ro8">
          <table:table-cell office:value-type="string">
            <text:p>B07012107</text:p>
          </table:table-cell>
          <table:table-cell office:value-type="string">
            <text:p>Avoris Retail División, S.L.</text:p>
          </table:table-cell>
          <table:table-cell office:value-type="string">
            <text:p>M AL 42/20</text:p>
          </table:table-cell>
          <table:table-cell office:value-type="string">
            <text:p>Gastos alojamiento de Antonio Peral Villar, Concejal de Nuevas Tecnologías, día 12 febrero, por desplazamiento a Logroño con motivo asistencia a la Asamblea General de la Red Española de Ciudades Inteligentes (RECI) </text:p>
          </table:table-cell>
          <table:table-cell office:value-type="string">
            <text:p>08-FEB-2020</text:p>
          </table:table-cell>
          <table:table-cell office:value-type="string">
            <text:p>86,36 €</text:p>
          </table:table-cell>
          <table:table-cell office:value-type="string">
            <text:p>95 €</text:p>
          </table:table-cell>
          <table:table-cell table:number-columns-repeated="1017"/>
        </table:table-row>
        <table:table-row table:style-name="ro7">
          <table:table-cell table:style-name="ce5" office:value-type="string">
            <text:p>B07012107</text:p>
          </table:table-cell>
          <table:table-cell table:style-name="ce5" office:value-type="string">
            <text:p>Avoris Retail División, S.L.</text:p>
          </table:table-cell>
          <table:table-cell table:style-name="ce5" office:value-type="string">
            <text:p>M AL 65/20</text:p>
          </table:table-cell>
          <table:table-cell table:style-name="ce5" office:value-type="string">
            <text:p>Gastos alojamiento del Sr. Alcalde, Luis Barcala Sierra, día 8 marzo, con motivo desplazamiento a Madrid para realizar conferencia en la Tribuna </text:p>
            <text:p>Agencia Urbana 2030</text:p>
          </table:table-cell>
          <table:table-cell table:style-name="ce10" office:value-type="string">
            <text:p>05-MAR-2020</text:p>
          </table:table-cell>
          <table:table-cell table:style-name="ce10" office:value-type="string">
            <text:p>104,18 €</text:p>
          </table:table-cell>
          <table:table-cell table:style-name="ce10" office:value-type="string">
            <text:p>114,6 €</text:p>
          </table:table-cell>
          <table:table-cell table:number-columns-repeated="1017"/>
        </table:table-row>
        <table:table-row table:style-name="ro6">
          <table:table-cell office:value-type="string">
            <text:p>B18092957</text:p>
          </table:table-cell>
          <table:table-cell office:value-type="string">
            <text:p>BERNER MONTAJE Y FIJACION, S.L.</text:p>
          </table:table-cell>
          <table:table-cell office:value-type="string">
            <text:p>M IF 6/20</text:p>
          </table:table-cell>
          <table:table-cell office:value-type="string">
            <text:p>Suministro de herramientas y material para reparaciones del parque móvil: limpiador frenos, set transmisión completa, set fuelle dirección y otros.</text:p>
          </table:table-cell>
          <table:table-cell office:value-type="string">
            <text:p>13-FEB-2020</text:p>
          </table:table-cell>
          <table:table-cell office:value-type="string">
            <text:p>494,63 €</text:p>
          </table:table-cell>
          <table:table-cell office:value-type="string">
            <text:p>598,5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B54662630</text:p>
          </table:table-cell>
          <table:table-cell table:style-name="ce5" office:value-type="string">
            <text:p>BLANCO PRODUCCIONES ANIMADAS SL</text:p>
          </table:table-cell>
          <table:table-cell table:style-name="ce5" office:value-type="string">
            <text:p>M JU 2020/2468</text:p>
          </table:table-cell>
          <table:table-cell table:style-name="ce5" office:value-type="string">
            <text:p>org. talleres evento life on 21 febrero plaza mercado. scape city, cócteles 0.0, customización camisetas, master class baile... </text:p>
          </table:table-cell>
          <table:table-cell table:style-name="ce10" office:value-type="string">
            <text:p>28-FEB-2020</text:p>
          </table:table-cell>
          <table:table-cell table:style-name="ce10" office:value-type="string">
            <text:p>3.861,6 €</text:p>
          </table:table-cell>
          <table:table-cell table:style-name="ce10" office:value-type="string">
            <text:p>4.672,54 €</text:p>
          </table:table-cell>
          <table:table-cell table:number-columns-repeated="1017"/>
        </table:table-row>
        <table:table-row table:style-name="ro9">
          <table:table-cell office:value-type="string">
            <text:p>B53251823</text:p>
          </table:table-cell>
          <table:table-cell office:value-type="string">
            <text:p>BRILOGIC DIGITAL S.L.</text:p>
          </table:table-cell>
          <table:table-cell office:value-type="string">
            <text:p>M ES 2/20</text:p>
          </table:table-cell>
          <table:table-cell office:value-type="string">
            <text:p>Comunicación mensual a todos los residentes en Alicante comunitarios y no comunitarios, de la obligación de confirmación para unos y renovación para otros de su inscripción padronal. Comunicaciones que ascienden a 842 cartas en enero y portes.</text:p>
          </table:table-cell>
          <table:table-cell office:value-type="string">
            <text:p>17-ENE-2020</text:p>
          </table:table-cell>
          <table:table-cell office:value-type="string">
            <text:p>40,91 €</text:p>
          </table:table-cell>
          <table:table-cell office:value-type="string">
            <text:p>49,5 €</text:p>
          </table:table-cell>
          <table:table-cell table:number-columns-repeated="1017"/>
        </table:table-row>
        <table:table-row table:style-name="ro9">
          <table:table-cell table:style-name="ce5" office:value-type="string">
            <text:p>B53251823</text:p>
          </table:table-cell>
          <table:table-cell table:style-name="ce5" office:value-type="string">
            <text:p>BRILOGIC DIGITAL S.L.</text:p>
          </table:table-cell>
          <table:table-cell table:style-name="ce5" office:value-type="string">
            <text:p>M ES 4/20</text:p>
          </table:table-cell>
          <table:table-cell table:style-name="ce5" office:value-type="string">
            <text:p>Comunicación mensual a todos los residentes en Alicante comunitarios y no comunitarios, de la obligación de confirmación para unos y renovación para otros de su inscripción padronal. Comunicaciones que ascienden a 744 cartas en febrero y portes.</text:p>
          </table:table-cell>
          <table:table-cell table:style-name="ce10" office:value-type="string">
            <text:p>20-FEB-2020</text:p>
          </table:table-cell>
          <table:table-cell table:style-name="ce10" office:value-type="string">
            <text:p>34,64 €</text:p>
          </table:table-cell>
          <table:table-cell table:style-name="ce10" office:value-type="string">
            <text:p>41,91 €</text:p>
          </table:table-cell>
          <table:table-cell table:number-columns-repeated="1017"/>
        </table:table-row>
        <table:table-row table:style-name="ro4">
          <table:table-cell office:value-type="string">
            <text:p>A28122125</text:p>
          </table:table-cell>
          <table:table-cell office:value-type="string">
            <text:p>CANON ESPAÑA S.A.U.</text:p>
          </table:table-cell>
          <table:table-cell office:value-type="string">
            <text:p>M NT 4/2020</text:p>
          </table:table-cell>
          <table:table-cell office:value-type="string">
            <text:p>Soporte y mto. del software UNIFLOW del Servicio de Impresión CANON del Ayto. periodo 1/01/03 al 31/03/ año 2020</text:p>
          </table:table-cell>
          <table:table-cell office:value-type="string">
            <text:p>11-FEB-2020</text:p>
          </table:table-cell>
          <table:table-cell office:value-type="string">
            <text:p>122,88 €</text:p>
          </table:table-cell>
          <table:table-cell office:value-type="string">
            <text:p>148,68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48366719L</text:p>
          </table:table-cell>
          <table:table-cell table:style-name="ce5" office:value-type="string">
            <text:p>CARLOS GARCIA MARTINEZ</text:p>
          </table:table-cell>
          <table:table-cell table:style-name="ce5" office:value-type="string">
            <text:p>M DP 007/2020</text:p>
          </table:table-cell>
          <table:table-cell table:style-name="ce5" office:value-type="string">
            <text:p>Suministro de actas triplicadas de baloncesto para los partidos del Deporte Escolar Municipal.</text:p>
          </table:table-cell>
          <table:table-cell table:style-name="ce10" office:value-type="string">
            <text:p>10-FEB-2020</text:p>
          </table:table-cell>
          <table:table-cell table:style-name="ce10" office:value-type="string">
            <text:p>124 €</text:p>
          </table:table-cell>
          <table:table-cell table:style-name="ce10" office:value-type="string">
            <text:p>150,04 €</text:p>
          </table:table-cell>
          <table:table-cell table:number-columns-repeated="1017"/>
        </table:table-row>
        <table:table-row table:style-name="ro6">
          <table:table-cell office:value-type="string">
            <text:p>00408808Y</text:p>
          </table:table-cell>
          <table:table-cell office:value-type="string">
            <text:p>CARLOS ROMERO CHILLÓN</text:p>
          </table:table-cell>
          <table:table-cell office:value-type="string">
            <text:p>M IF 1/20</text:p>
          </table:table-cell>
          <table:table-cell office:value-type="string">
            <text:p>Asistencia técnica para la redacción con medios propios del proyecto de reforma integral de la Plaza de San Blas y calles adyacentes</text:p>
          </table:table-cell>
          <table:table-cell office:value-type="string">
            <text:p>21-FEB-2020</text:p>
          </table:table-cell>
          <table:table-cell office:value-type="string">
            <text:p>7.600 €</text:p>
          </table:table-cell>
          <table:table-cell office:value-type="string">
            <text:p>9.196 €</text:p>
          </table:table-cell>
          <table:table-cell table:number-columns-repeated="1017"/>
        </table:table-row>
        <table:table-row table:style-name="ro7">
          <table:table-cell table:style-name="ce5" office:value-type="string">
            <text:p>B54639588</text:p>
          </table:table-cell>
          <table:table-cell table:style-name="ce5" office:value-type="string">
            <text:p>CARYMAR REFORMAS Y CONSTRUCCIONES, S.L.</text:p>
          </table:table-cell>
          <table:table-cell table:style-name="ce5" office:value-type="string">
            <text:p>M IF 28/20</text:p>
          </table:table-cell>
          <table:table-cell table:style-name="ce5" office:value-type="string">
            <text:p>Reparaciones de albañilería en el Pabellón de Florida-Babel "Vicente Crespo": arreglo de pavimento en mal estado en zona gradas, arreglo azuelos en zona vestuario y otros.</text:p>
          </table:table-cell>
          <table:table-cell table:style-name="ce10" office:value-type="string">
            <text:p>19-FEB-2020</text:p>
          </table:table-cell>
          <table:table-cell table:style-name="ce10" office:value-type="string">
            <text:p>420 €</text:p>
          </table:table-cell>
          <table:table-cell table:style-name="ce10" office:value-type="string">
            <text:p>508,2 €</text:p>
          </table:table-cell>
          <table:table-cell table:number-columns-repeated="1017"/>
        </table:table-row>
        <table:table-row table:style-name="ro4">
          <table:table-cell office:value-type="string">
            <text:p>27477358V</text:p>
          </table:table-cell>
          <table:table-cell office:value-type="string">
            <text:p>Casa Miguel</text:p>
          </table:table-cell>
          <table:table-cell office:value-type="string">
            <text:p>M AS 20/002</text:p>
          </table:table-cell>
          <table:table-cell office:value-type="string">
            <text:p>Ejecución de prestación de alojamiento y manutención para dar respuesta a situaciones de emergencia social</text:p>
          </table:table-cell>
          <table:table-cell office:value-type="string">
            <text:p>20-ENE-2020</text:p>
          </table:table-cell>
          <table:table-cell office:value-type="string">
            <text:p>4.545,45 €</text:p>
          </table:table-cell>
          <table:table-cell office:value-type="string">
            <text:p>5.000 €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B53387007</text:p>
          </table:table-cell>
          <table:table-cell table:style-name="ce5" office:value-type="string">
            <text:p>Centro Venta Vida</text:p>
          </table:table-cell>
          <table:table-cell table:style-name="ce5" office:value-type="string">
            <text:p>M SE 15/20</text:p>
          </table:table-cell>
          <table:table-cell table:style-name="ce5" office:value-type="string">
            <text:p>Citologia, ecografia.</text:p>
          </table:table-cell>
          <table:table-cell table:style-name="ce10" office:value-type="string">
            <text:p>10-ENE-2020</text:p>
          </table:table-cell>
          <table:table-cell table:style-name="ce10" office:value-type="string">
            <text:p>150,41 €</text:p>
          </table:table-cell>
          <table:table-cell table:style-name="ce10" office:value-type="string">
            <text:p>172 €</text:p>
          </table:table-cell>
          <table:table-cell table:number-columns-repeated="1017"/>
        </table:table-row>
        <table:table-row table:style-name="ro5">
          <table:table-cell office:value-type="string">
            <text:p>A80298896</text:p>
          </table:table-cell>
          <table:table-cell office:value-type="string">
            <text:p>CEPSA COMERCIAL PETRÓLEO, S.A.U.</text:p>
          </table:table-cell>
          <table:table-cell office:value-type="string">
            <text:p>M IF 25/20</text:p>
          </table:table-cell>
          <table:table-cell office:value-type="string">
            <text:p>Suministro de botellas de 35 kg. de propano en el CEIP El Verdegas</text:p>
          </table:table-cell>
          <table:table-cell office:value-type="string">
            <text:p>19-FEB-2020</text:p>
          </table:table-cell>
          <table:table-cell office:value-type="string">
            <text:p>488,85 €</text:p>
          </table:table-cell>
          <table:table-cell office:value-type="string">
            <text:p>591,5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A80298896</text:p>
          </table:table-cell>
          <table:table-cell table:style-name="ce5" office:value-type="string">
            <text:p>CEPSA COMERCIAL PETRÓLEO, S.A.U.</text:p>
          </table:table-cell>
          <table:table-cell table:style-name="ce5" office:value-type="string">
            <text:p>M IF 34/20</text:p>
          </table:table-cell>
          <table:table-cell table:style-name="ce5" office:value-type="string">
            <text:p>Suministro de propano en la Ciudad Deportiva Antonio Solano, campo de fútbol del Alicante.</text:p>
          </table:table-cell>
          <table:table-cell table:style-name="ce10" office:value-type="string">
            <text:p>02-MAR-2020</text:p>
          </table:table-cell>
          <table:table-cell table:style-name="ce10" office:value-type="string">
            <text:p>1.125,93 €</text:p>
          </table:table-cell>
          <table:table-cell table:style-name="ce10" office:value-type="string">
            <text:p>1.362,38 €</text:p>
          </table:table-cell>
          <table:table-cell table:number-columns-repeated="1017"/>
        </table:table-row>
        <table:table-row table:style-name="ro5">
          <table:table-cell office:value-type="string">
            <text:p>A80298896</text:p>
          </table:table-cell>
          <table:table-cell office:value-type="string">
            <text:p>CEPSA COMERCIAL PETRÓLEO, S.A.U.</text:p>
          </table:table-cell>
          <table:table-cell office:value-type="string">
            <text:p>M IF 26/20</text:p>
          </table:table-cell>
          <table:table-cell office:value-type="string">
            <text:p>Suministro de botellas de 35 kg. de propano en el C.P. La Cañada</text:p>
          </table:table-cell>
          <table:table-cell office:value-type="string">
            <text:p>19-FEB-2020</text:p>
          </table:table-cell>
          <table:table-cell office:value-type="string">
            <text:p>739,46 €</text:p>
          </table:table-cell>
          <table:table-cell office:value-type="string">
            <text:p>894,75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21466711Y</text:p>
          </table:table-cell>
          <table:table-cell table:style-name="ce5" office:value-type="string">
            <text:p>César Beltrá García-Calvo</text:p>
          </table:table-cell>
          <table:table-cell table:style-name="ce5" office:value-type="string">
            <text:p>M CU 2020/5</text:p>
          </table:table-cell>
          <table:table-cell table:style-name="ce5" office:value-type="string">
            <text:p>Contrato menor para la dirección facultativa de las obras de apertura al público de cinco refugios antiaéreos localizados en la zona EDUSI del casco urbano de Alicante.</text:p>
          </table:table-cell>
          <table:table-cell table:style-name="ce10" office:value-type="string">
            <text:p>31-ENE-2020</text:p>
          </table:table-cell>
          <table:table-cell table:style-name="ce10" office:value-type="string">
            <text:p>6.433,04 €</text:p>
          </table:table-cell>
          <table:table-cell table:style-name="ce10" office:value-type="string">
            <text:p>7.783,98 €</text:p>
          </table:table-cell>
          <table:table-cell table:number-columns-repeated="1017"/>
        </table:table-row>
        <table:table-row table:style-name="ro4">
          <table:table-cell office:value-type="string">
            <text:p>13078128Y</text:p>
          </table:table-cell>
          <table:table-cell office:value-type="string">
            <text:p>CÉSAR SANZ DÍEZ</text:p>
          </table:table-cell>
          <table:table-cell office:value-type="string">
            <text:p>M IF 11/20</text:p>
          </table:table-cell>
          <table:table-cell office:value-type="string">
            <text:p>Reparación de carpintería de aluminio en las dependencias de Inspeccion Tributaria del Área Financiera</text:p>
          </table:table-cell>
          <table:table-cell office:value-type="string">
            <text:p>17-FEB-2020</text:p>
          </table:table-cell>
          <table:table-cell office:value-type="string">
            <text:p>675 €</text:p>
          </table:table-cell>
          <table:table-cell office:value-type="string">
            <text:p>816,75 €</text:p>
          </table:table-cell>
          <table:table-cell table:number-columns-repeated="1017"/>
        </table:table-row>
        <table:table-row table:style-name="ro7">
          <table:table-cell table:style-name="ce5" office:value-type="string">
            <text:p>13078128Y</text:p>
          </table:table-cell>
          <table:table-cell table:style-name="ce5" office:value-type="string">
            <text:p>CÉSAR SANZ DÍEZ</text:p>
          </table:table-cell>
          <table:table-cell table:style-name="ce5" office:value-type="string">
            <text:p>M IF 57/20</text:p>
          </table:table-cell>
          <table:table-cell table:style-name="ce5" office:value-type="string">
            <text:p>Suministro y colocación de toldo aura con brazos extensibles, lacado en blanco con accionamiento manual en garita de entrada a la Jefatura de Policía Local sita en C/ Julián Besteiro</text:p>
          </table:table-cell>
          <table:table-cell table:style-name="ce10" office:value-type="string">
            <text:p>25-MAR-2020</text:p>
          </table:table-cell>
          <table:table-cell table:style-name="ce10" office:value-type="string">
            <text:p>474,32 €</text:p>
          </table:table-cell>
          <table:table-cell table:style-name="ce10" office:value-type="string">
            <text:p>573,93 €</text:p>
          </table:table-cell>
          <table:table-cell table:number-columns-repeated="1017"/>
        </table:table-row>
        <table:table-row table:style-name="ro6">
          <table:table-cell office:value-type="string">
            <text:p>13078128Y</text:p>
          </table:table-cell>
          <table:table-cell office:value-type="string">
            <text:p>CÉSAR SANZ DÍEZ</text:p>
          </table:table-cell>
          <table:table-cell office:value-type="string">
            <text:p>M IF 30/20</text:p>
          </table:table-cell>
          <table:table-cell office:value-type="string">
            <text:p>Reparación de carpintería de alumino en la dependencia municipal Casa de la Festa: colocación de cerramiento frente al mostrador con dos ventanas</text:p>
          </table:table-cell>
          <table:table-cell office:value-type="string">
            <text:p>21-FEB-2020</text:p>
          </table:table-cell>
          <table:table-cell office:value-type="string">
            <text:p>419,25 €</text:p>
          </table:table-cell>
          <table:table-cell office:value-type="string">
            <text:p>507,29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13078128Y</text:p>
          </table:table-cell>
          <table:table-cell table:style-name="ce5" office:value-type="string">
            <text:p>CÉSAR SANZ DÍEZ</text:p>
          </table:table-cell>
          <table:table-cell table:style-name="ce5" office:value-type="string">
            <text:p>M IF 12/20</text:p>
          </table:table-cell>
          <table:table-cell table:style-name="ce5" office:value-type="string">
            <text:p>Reparación de carpintería de aluminio en el parque de bomberos de la Avda. Jaime II: repararar cierres en ventanas dormitorios y otros.</text:p>
          </table:table-cell>
          <table:table-cell table:style-name="ce10" office:value-type="string">
            <text:p>17-FEB-2020</text:p>
          </table:table-cell>
          <table:table-cell table:style-name="ce10" office:value-type="string">
            <text:p>994,68 €</text:p>
          </table:table-cell>
          <table:table-cell table:style-name="ce10" office:value-type="string">
            <text:p>1.203,56 €</text:p>
          </table:table-cell>
          <table:table-cell table:number-columns-repeated="1017"/>
        </table:table-row>
        <table:table-row table:style-name="ro7">
          <table:table-cell office:value-type="string">
            <text:p>21393194C</text:p>
          </table:table-cell>
          <table:table-cell office:value-type="string">
            <text:p>Chocolatadas Quevedo</text:p>
          </table:table-cell>
          <table:table-cell office:value-type="string">
            <text:p>M AS 20/010</text:p>
          </table:table-cell>
          <table:table-cell office:value-type="string">
            <text:p>Chocolate a la taza para suministrar en las actividades comunitarias y talleres (carnaval, fiestas fin de curso, Halloween y Navidad) de los Centros Municipales Socioeducativos </text:p>
          </table:table-cell>
          <table:table-cell office:value-type="string">
            <text:p>17-FEB-2020</text:p>
          </table:table-cell>
          <table:table-cell office:value-type="string">
            <text:p>4.000 €</text:p>
          </table:table-cell>
          <table:table-cell office:value-type="string">
            <text:p>4.400 €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B53534327</text:p>
          </table:table-cell>
          <table:table-cell table:style-name="ce5" office:value-type="string">
            <text:p>Cilsa Libros</text:p>
          </table:table-cell>
          <table:table-cell table:style-name="ce5" office:value-type="string">
            <text:p>M SM 2/20</text:p>
          </table:table-cell>
          <table:table-cell table:style-name="ce5" office:value-type="string">
            <text:p>Adquisición bibliografía médica</text:p>
          </table:table-cell>
          <table:table-cell table:style-name="ce10" office:value-type="string">
            <text:p>07-FEB-2020</text:p>
          </table:table-cell>
          <table:table-cell table:style-name="ce10" office:value-type="string">
            <text:p>31,24 €</text:p>
          </table:table-cell>
          <table:table-cell table:style-name="ce10" office:value-type="string">
            <text:p>32,49 €</text:p>
          </table:table-cell>
          <table:table-cell table:number-columns-repeated="1017"/>
        </table:table-row>
        <table:table-row table:style-name="ro3">
          <table:table-cell office:value-type="string">
            <text:p>B53534327</text:p>
          </table:table-cell>
          <table:table-cell office:value-type="string">
            <text:p>Cilsa Libros</text:p>
          </table:table-cell>
          <table:table-cell office:value-type="string">
            <text:p>M SM 17/20</text:p>
          </table:table-cell>
          <table:table-cell office:value-type="string">
            <text:p>Adquisición bibliografía médica</text:p>
          </table:table-cell>
          <table:table-cell office:value-type="string">
            <text:p>12-MAR-2020</text:p>
          </table:table-cell>
          <table:table-cell office:value-type="string">
            <text:p>142,4 €</text:p>
          </table:table-cell>
          <table:table-cell office:value-type="string">
            <text:p>148,1 €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B73276313</text:p>
          </table:table-cell>
          <table:table-cell table:style-name="ce5" office:value-type="string">
            <text:p>Clat S.L.</text:p>
          </table:table-cell>
          <table:table-cell table:style-name="ce5" office:value-type="string">
            <text:p>M SE 10/20</text:p>
          </table:table-cell>
          <table:table-cell table:style-name="ce5" office:value-type="string">
            <text:p>Dosificador para el lavado</text:p>
          </table:table-cell>
          <table:table-cell table:style-name="ce10" office:value-type="string">
            <text:p>10-ENE-2020</text:p>
          </table:table-cell>
          <table:table-cell table:style-name="ce10" office:value-type="string">
            <text:p>11.986 €</text:p>
          </table:table-cell>
          <table:table-cell table:style-name="ce10" office:value-type="string">
            <text:p>14.503,06 €</text:p>
          </table:table-cell>
          <table:table-cell table:number-columns-repeated="1017"/>
        </table:table-row>
        <table:table-row table:style-name="ro5">
          <table:table-cell office:value-type="string">
            <text:p>B53416889</text:p>
          </table:table-cell>
          <table:table-cell office:value-type="string">
            <text:p>Clínica UME, S.L.</text:p>
          </table:table-cell>
          <table:table-cell office:value-type="string">
            <text:p>M SM 14/20</text:p>
          </table:table-cell>
          <table:table-cell office:value-type="string">
            <text:p>Realización de pruebas médicas en clínica especializada</text:p>
          </table:table-cell>
          <table:table-cell office:value-type="string">
            <text:p>17-MAR-2020</text:p>
          </table:table-cell>
          <table:table-cell table:number-columns-repeated="2" office:value-type="string">
            <text:p>90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B53416889</text:p>
          </table:table-cell>
          <table:table-cell table:style-name="ce5" office:value-type="string">
            <text:p>Clínica UME, S.L.</text:p>
          </table:table-cell>
          <table:table-cell table:style-name="ce5" office:value-type="string">
            <text:p>M SM 15/20</text:p>
          </table:table-cell>
          <table:table-cell table:style-name="ce5" office:value-type="string">
            <text:p>Realización de pruebas médicas en clínica especializada</text:p>
          </table:table-cell>
          <table:table-cell table:style-name="ce10" office:value-type="string">
            <text:p>02-MAR-2020</text:p>
          </table:table-cell>
          <table:table-cell table:number-columns-repeated="2" table:style-name="ce10" office:value-type="string">
            <text:p>30 €</text:p>
          </table:table-cell>
          <table:table-cell table:number-columns-repeated="1017"/>
        </table:table-row>
        <table:table-row table:style-name="ro5">
          <table:table-cell office:value-type="string">
            <text:p>B53416889</text:p>
          </table:table-cell>
          <table:table-cell office:value-type="string">
            <text:p>Clínica UME, S.L.</text:p>
          </table:table-cell>
          <table:table-cell office:value-type="string">
            <text:p>M SM 3/20</text:p>
          </table:table-cell>
          <table:table-cell office:value-type="string">
            <text:p>Material sanitario para el analizador de orina</text:p>
          </table:table-cell>
          <table:table-cell office:value-type="string">
            <text:p>03-FEB-2020</text:p>
          </table:table-cell>
          <table:table-cell office:value-type="string">
            <text:p>40 €</text:p>
          </table:table-cell>
          <table:table-cell office:value-type="string">
            <text:p>48,4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B53416889</text:p>
          </table:table-cell>
          <table:table-cell table:style-name="ce5" office:value-type="string">
            <text:p>Clínica UME, S.L.</text:p>
          </table:table-cell>
          <table:table-cell table:style-name="ce5" office:value-type="string">
            <text:p>M SM 20/20</text:p>
          </table:table-cell>
          <table:table-cell table:style-name="ce5" office:value-type="string">
            <text:p>Realización de pruebas médicas en clínica especializada</text:p>
          </table:table-cell>
          <table:table-cell table:style-name="ce10" office:value-type="string">
            <text:p>31-MAR-2020</text:p>
          </table:table-cell>
          <table:table-cell table:number-columns-repeated="2" table:style-name="ce10" office:value-type="string">
            <text:p>29 €</text:p>
          </table:table-cell>
          <table:table-cell table:number-columns-repeated="1017"/>
        </table:table-row>
        <table:table-row table:style-name="ro5">
          <table:table-cell office:value-type="string">
            <text:p>B53416889</text:p>
          </table:table-cell>
          <table:table-cell office:value-type="string">
            <text:p>Clínica UME, S.L.</text:p>
          </table:table-cell>
          <table:table-cell office:value-type="string">
            <text:p>M SM 16/20</text:p>
          </table:table-cell>
          <table:table-cell office:value-type="string">
            <text:p>Realización de pruebas médicas en clínica especializada</text:p>
          </table:table-cell>
          <table:table-cell office:value-type="string">
            <text:p>28-FEB-2020</text:p>
          </table:table-cell>
          <table:table-cell table:number-columns-repeated="2" office:value-type="string">
            <text:p>30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G53446381</text:p>
          </table:table-cell>
          <table:table-cell table:style-name="ce5" office:value-type="string">
            <text:p>club de pilota valenciana nou trinquet dura milan </text:p>
          </table:table-cell>
          <table:table-cell table:style-name="ce5" office:value-type="string">
            <text:p>M JU 2020/2150</text:p>
          </table:table-cell>
          <table:table-cell table:style-name="ce5" office:value-type="string">
            <text:p>colaboracion jornadas fruta exhibición e imparticion de tecnicas de pilota valenciana en ies gran via 16 de enero </text:p>
          </table:table-cell>
          <table:table-cell table:style-name="ce10" office:value-type="string">
            <text:p>20-FEB-2020</text:p>
          </table:table-cell>
          <table:table-cell table:number-columns-repeated="2" table:style-name="ce10" office:value-type="string">
            <text:p>50 €</text:p>
          </table:table-cell>
          <table:table-cell table:number-columns-repeated="1017"/>
        </table:table-row>
        <table:table-row table:style-name="ro5">
          <table:table-cell office:value-type="string">
            <text:p>B03259405</text:p>
          </table:table-cell>
          <table:table-cell office:value-type="string">
            <text:p>Comercial de Promociones y Servicios Alicantina, S.L.</text:p>
          </table:table-cell>
          <table:table-cell office:value-type="string">
            <text:p>M SM 18/20</text:p>
          </table:table-cell>
          <table:table-cell office:value-type="string">
            <text:p>Pruebas realizadas en laboratorio clínico</text:p>
          </table:table-cell>
          <table:table-cell office:value-type="string">
            <text:p>26-MAR-2020</text:p>
          </table:table-cell>
          <table:table-cell table:number-columns-repeated="2" office:value-type="string">
            <text:p>449,75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B03259405</text:p>
          </table:table-cell>
          <table:table-cell table:style-name="ce5" office:value-type="string">
            <text:p>Comercial de Promociones y Servicios Alicantina, S.L.</text:p>
          </table:table-cell>
          <table:table-cell table:style-name="ce5" office:value-type="string">
            <text:p>M SM 12/20</text:p>
          </table:table-cell>
          <table:table-cell table:style-name="ce5" office:value-type="string">
            <text:p>Pruebas realizadas en laboratorio clínico</text:p>
          </table:table-cell>
          <table:table-cell table:style-name="ce10" office:value-type="string">
            <text:p>05-MAR-2020</text:p>
          </table:table-cell>
          <table:table-cell table:number-columns-repeated="2" table:style-name="ce10" office:value-type="string">
            <text:p>1.289,88 €</text:p>
          </table:table-cell>
          <table:table-cell table:number-columns-repeated="1017"/>
        </table:table-row>
        <table:table-row table:style-name="ro5">
          <table:table-cell office:value-type="string">
            <text:p>B03259405</text:p>
          </table:table-cell>
          <table:table-cell office:value-type="string">
            <text:p>Comercial de Promociones y Servicios Alicantina, S.L.</text:p>
          </table:table-cell>
          <table:table-cell office:value-type="string">
            <text:p>M SM 1/20</text:p>
          </table:table-cell>
          <table:table-cell office:value-type="string">
            <text:p>Pruebas realizadas en laboratorio clínico</text:p>
          </table:table-cell>
          <table:table-cell office:value-type="string">
            <text:p>20-ENE-2020</text:p>
          </table:table-cell>
          <table:table-cell table:number-columns-repeated="2" office:value-type="string">
            <text:p>573,22 €</text:p>
          </table:table-cell>
          <table:table-cell table:number-columns-repeated="1017"/>
        </table:table-row>
        <table:table-row table:style-name="ro8">
          <table:table-cell table:style-name="ce5" office:value-type="string">
            <text:p>22133532B</text:p>
          </table:table-cell>
          <table:table-cell table:style-name="ce5" office:value-type="string">
            <text:p>Cristina Pérez Esteve </text:p>
          </table:table-cell>
          <table:table-cell table:style-name="ce5" office:value-type="string">
            <text:p>MRH2/20</text:p>
          </table:table-cell>
          <table:table-cell table:style-name="ce5" office:value-type="string">
            <text:p>Constituye el objeto del presente contrato la realización, diseño, elaboración de contenidos y materiales didácticos e impartición dle curso "Inglés Oral Práctico para Cultura (1ª, 2º y 3ª edición). 20 horas de duración cada edición. </text:p>
          </table:table-cell>
          <table:table-cell table:style-name="ce10" office:value-type="string">
            <text:p>22-ENE-2020</text:p>
          </table:table-cell>
          <table:table-cell table:number-columns-repeated="2" table:style-name="ce10" office:value-type="string">
            <text:p>4.449 €</text:p>
          </table:table-cell>
          <table:table-cell table:number-columns-repeated="1017"/>
        </table:table-row>
        <table:table-row table:style-name="ro8">
          <table:table-cell office:value-type="string">
            <text:p>Q2866001G</text:p>
          </table:table-cell>
          <table:table-cell office:value-type="string">
            <text:p>Cruz Roja Española</text:p>
          </table:table-cell>
          <table:table-cell office:value-type="string">
            <text:p>M AS 20/005</text:p>
          </table:table-cell>
          <table:table-cell office:value-type="string">
            <text:p>Atención a urgencias sociales, consistente en la intervención social y prestación de recursos adecuados (dinerarios o en especie) dirigidos a dar cobertura a determinadas situaciones de urgencia social</text:p>
          </table:table-cell>
          <table:table-cell office:value-type="string">
            <text:p>31-ENE-2020</text:p>
          </table:table-cell>
          <table:table-cell table:number-columns-repeated="2" office:value-type="string">
            <text:p>14.735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B54584016</text:p>
          </table:table-cell>
          <table:table-cell table:style-name="ce5" office:value-type="string">
            <text:p>Dadry's Burguer, SL</text:p>
          </table:table-cell>
          <table:table-cell table:style-name="ce5" office:value-type="string">
            <text:p>M DP 006/2020</text:p>
          </table:table-cell>
          <table:table-cell table:style-name="ce5" office:value-type="string">
            <text:p>Menús para voluntarios y picnics con motivo de la 9ª Jornada de Deporte Adaptado Alicante, celebrada el día 12 de febrero.</text:p>
          </table:table-cell>
          <table:table-cell table:style-name="ce10" office:value-type="string">
            <text:p>10-FEB-2020</text:p>
          </table:table-cell>
          <table:table-cell table:style-name="ce10" office:value-type="string">
            <text:p>700 €</text:p>
          </table:table-cell>
          <table:table-cell table:style-name="ce10" office:value-type="string">
            <text:p>770 €</text:p>
          </table:table-cell>
          <table:table-cell table:number-columns-repeated="1017"/>
        </table:table-row>
        <table:table-row table:style-name="ro4">
          <table:table-cell office:value-type="string">
            <text:p>B54584016</text:p>
          </table:table-cell>
          <table:table-cell office:value-type="string">
            <text:p>Dadry's Burguer, SL</text:p>
          </table:table-cell>
          <table:table-cell office:value-type="string">
            <text:p>M DP 018/2020</text:p>
          </table:table-cell>
          <table:table-cell office:value-type="string">
            <text:p>1260 Picnics para deportistas participantes en la Supercopa de España de Judo Infantil y Cadete, los días 7 y 8 de marzo 2020.</text:p>
          </table:table-cell>
          <table:table-cell office:value-type="string">
            <text:p>05-MAR-2020</text:p>
          </table:table-cell>
          <table:table-cell office:value-type="string">
            <text:p>6.300 €</text:p>
          </table:table-cell>
          <table:table-cell office:value-type="string">
            <text:p>6.930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16591195F</text:p>
          </table:table-cell>
          <table:table-cell table:style-name="ce5" office:value-type="string">
            <text:p>Daniel Yabar Ramos</text:p>
          </table:table-cell>
          <table:table-cell table:style-name="ce5" office:value-type="string">
            <text:p>CYP2019000065</text:p>
          </table:table-cell>
          <table:table-cell table:style-name="ce5" office:value-type="string">
            <text:p>Asistencia técnica a la dirección de obra rehabilitación skatepark Monte Tossal. Edusi</text:p>
          </table:table-cell>
          <table:table-cell table:style-name="ce10" office:value-type="string">
            <text:p>05-FEB-2020</text:p>
          </table:table-cell>
          <table:table-cell table:style-name="ce10" office:value-type="string">
            <text:p>10.000 €</text:p>
          </table:table-cell>
          <table:table-cell table:style-name="ce10" office:value-type="string">
            <text:p>12.100 €</text:p>
          </table:table-cell>
          <table:table-cell table:number-columns-repeated="1017"/>
        </table:table-row>
        <table:table-row table:style-name="ro4">
          <table:table-cell office:value-type="string">
            <text:p>B05550330</text:p>
          </table:table-cell>
          <table:table-cell office:value-type="string">
            <text:p>DAVASA AUTOMOCIÓN, S.L.</text:p>
          </table:table-cell>
          <table:table-cell office:value-type="string">
            <text:p>M IF 10/20</text:p>
          </table:table-cell>
          <table:table-cell office:value-type="string">
            <text:p>Adquisición de paquetes de software y sistemas informáticos para Parque Móvil: auto data esitronic alta nueva</text:p>
          </table:table-cell>
          <table:table-cell office:value-type="string">
            <text:p>17-FEB-2020</text:p>
          </table:table-cell>
          <table:table-cell office:value-type="string">
            <text:p>419 €</text:p>
          </table:table-cell>
          <table:table-cell office:value-type="string">
            <text:p>506,99 €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48341523P</text:p>
          </table:table-cell>
          <table:table-cell table:style-name="ce5" office:value-type="string">
            <text:p>DIANA RUIZ ABRISQUETA</text:p>
          </table:table-cell>
          <table:table-cell table:style-name="ce5" office:value-type="string">
            <text:p>M ED 2/20</text:p>
          </table:table-cell>
          <table:table-cell table:style-name="ce5" office:value-type="string">
            <text:p>Taller de Técnicas de estudio</text:p>
          </table:table-cell>
          <table:table-cell table:style-name="ce10" office:value-type="string">
            <text:p>13-ENE-2020</text:p>
          </table:table-cell>
          <table:table-cell table:number-columns-repeated="2" table:style-name="ce10" office:value-type="string">
            <text:p>3.200 €</text:p>
          </table:table-cell>
          <table:table-cell table:number-columns-repeated="1017"/>
        </table:table-row>
        <table:table-row table:style-name="ro3">
          <table:table-cell office:value-type="string">
            <text:p>A83140012</text:p>
          </table:table-cell>
          <table:table-cell office:value-type="string">
            <text:p>DRAGER</text:p>
          </table:table-cell>
          <table:table-cell office:value-type="string">
            <text:p>M SE 14/20</text:p>
          </table:table-cell>
          <table:table-cell office:value-type="string">
            <text:p>Cloro, amoniaco, etc.</text:p>
          </table:table-cell>
          <table:table-cell office:value-type="string">
            <text:p>10-ENE-2020</text:p>
          </table:table-cell>
          <table:table-cell office:value-type="string">
            <text:p>152,1 €</text:p>
          </table:table-cell>
          <table:table-cell office:value-type="string">
            <text:p>184,04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A81962201</text:p>
          </table:table-cell>
          <table:table-cell table:style-name="ce5" office:value-type="string">
            <text:p>EDITORIAL ARANZADI, SA</text:p>
          </table:table-cell>
          <table:table-cell table:style-name="ce5" office:value-type="string">
            <text:p>M NT 2/2020</text:p>
          </table:table-cell>
          <table:table-cell table:style-name="ce5" office:value-type="string">
            <text:p>Suscripción a base de datos on-line de información legal para el Ayuntamiento de Alicante 2020</text:p>
          </table:table-cell>
          <table:table-cell table:style-name="ce10" office:value-type="string">
            <text:p>31-ENE-2020</text:p>
          </table:table-cell>
          <table:table-cell table:style-name="ce10" office:value-type="string">
            <text:p>12.086 €</text:p>
          </table:table-cell>
          <table:table-cell table:style-name="ce10" office:value-type="string">
            <text:p>14.624,06 €</text:p>
          </table:table-cell>
          <table:table-cell table:number-columns-repeated="1017"/>
        </table:table-row>
        <table:table-row table:style-name="ro4">
          <table:table-cell office:value-type="string">
            <text:p>A08884439</text:p>
          </table:table-cell>
          <table:table-cell office:value-type="string">
            <text:p>Editorial Prensa Alicantina, S.A.U.</text:p>
          </table:table-cell>
          <table:table-cell office:value-type="string">
            <text:p>M AL 60/20</text:p>
          </table:table-cell>
          <table:table-cell office:value-type="string">
            <text:p>Suscripción diario "Información" para Centro de Lectura Pública Benalúa, correspondiente al mes de marzo</text:p>
          </table:table-cell>
          <table:table-cell office:value-type="string">
            <text:p>01-MAR-2020</text:p>
          </table:table-cell>
          <table:table-cell office:value-type="string">
            <text:p>24,76 €</text:p>
          </table:table-cell>
          <table:table-cell office:value-type="string">
            <text:p>25,75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A08884439</text:p>
          </table:table-cell>
          <table:table-cell table:style-name="ce5" office:value-type="string">
            <text:p>Editorial Prensa Alicantina, S.A.U.</text:p>
          </table:table-cell>
          <table:table-cell table:style-name="ce5" office:value-type="string">
            <text:p>M AS 20/015</text:p>
          </table:table-cell>
          <table:table-cell table:style-name="ce5" office:value-type="string">
            <text:p>Prensa local diaria para los Centros Municipales de Personas Mayores y Servicio de Estancias Diurnas municipal</text:p>
          </table:table-cell>
          <table:table-cell table:style-name="ce10" office:value-type="string">
            <text:p>21-FEB-2020</text:p>
          </table:table-cell>
          <table:table-cell table:style-name="ce10" office:value-type="string">
            <text:p>5.711,52 €</text:p>
          </table:table-cell>
          <table:table-cell table:style-name="ce10" office:value-type="string">
            <text:p>5.940 €</text:p>
          </table:table-cell>
          <table:table-cell table:number-columns-repeated="1017"/>
        </table:table-row>
        <table:table-row table:style-name="ro4">
          <table:table-cell office:value-type="string">
            <text:p>A08884439</text:p>
          </table:table-cell>
          <table:table-cell office:value-type="string">
            <text:p>Editorial Prensa Alicantina, S.A.U.</text:p>
          </table:table-cell>
          <table:table-cell office:value-type="string">
            <text:p>M AL 64/20</text:p>
          </table:table-cell>
          <table:table-cell office:value-type="string">
            <text:p>Página color en diario "Información", día 23 febrero, como pubicidad institucional con motivo Extra Gala Importantes 2020</text:p>
          </table:table-cell>
          <table:table-cell office:value-type="string">
            <text:p>22-FEB-2020</text:p>
          </table:table-cell>
          <table:table-cell office:value-type="string">
            <text:p>1.596 €</text:p>
          </table:table-cell>
          <table:table-cell office:value-type="string">
            <text:p>1.931,16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A08884439</text:p>
          </table:table-cell>
          <table:table-cell table:style-name="ce5" office:value-type="string">
            <text:p>Editorial Prensa Alicantina, S.A.U.</text:p>
          </table:table-cell>
          <table:table-cell table:style-name="ce5" office:value-type="string">
            <text:p>M AL 59/20</text:p>
          </table:table-cell>
          <table:table-cell table:style-name="ce5" office:value-type="string">
            <text:p>Suscripción diario "Información" para Centro de Lectura Pública Carolinas, correspondiente al mes de marzo</text:p>
          </table:table-cell>
          <table:table-cell table:style-name="ce10" office:value-type="string">
            <text:p>01-MAR-2020</text:p>
          </table:table-cell>
          <table:table-cell table:style-name="ce10" office:value-type="string">
            <text:p>24,76 €</text:p>
          </table:table-cell>
          <table:table-cell table:style-name="ce10" office:value-type="string">
            <text:p>25,75 €</text:p>
          </table:table-cell>
          <table:table-cell table:number-columns-repeated="1017"/>
        </table:table-row>
        <table:table-row table:style-name="ro4">
          <table:table-cell office:value-type="string">
            <text:p>A08884439</text:p>
          </table:table-cell>
          <table:table-cell office:value-type="string">
            <text:p>Editorial Prensa Alicantina, S.A.U.</text:p>
          </table:table-cell>
          <table:table-cell office:value-type="string">
            <text:p>M AL 57/20</text:p>
          </table:table-cell>
          <table:table-cell office:value-type="string">
            <text:p>Suscripción diario "Información" para Centro de Lectura Pública El Cabo, correspondiente al mes de marzo</text:p>
          </table:table-cell>
          <table:table-cell office:value-type="string">
            <text:p>01-MAR-2020</text:p>
          </table:table-cell>
          <table:table-cell office:value-type="string">
            <text:p>24,76 €</text:p>
          </table:table-cell>
          <table:table-cell office:value-type="string">
            <text:p>25,75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A08884439</text:p>
          </table:table-cell>
          <table:table-cell table:style-name="ce5" office:value-type="string">
            <text:p>Editorial Prensa Alicantina, S.A.U.</text:p>
          </table:table-cell>
          <table:table-cell table:style-name="ce5" office:value-type="string">
            <text:p>M AL 56/20</text:p>
          </table:table-cell>
          <table:table-cell table:style-name="ce5" office:value-type="string">
            <text:p>Suscripción diario "Información" para Centro de Lectura Pública calle Diagonal, correspondiente al mes de marzo</text:p>
          </table:table-cell>
          <table:table-cell table:style-name="ce10" office:value-type="string">
            <text:p>01-MAR-2020</text:p>
          </table:table-cell>
          <table:table-cell table:style-name="ce10" office:value-type="string">
            <text:p>24,76 €</text:p>
          </table:table-cell>
          <table:table-cell table:style-name="ce10" office:value-type="string">
            <text:p>25,75 €</text:p>
          </table:table-cell>
          <table:table-cell table:number-columns-repeated="1017"/>
        </table:table-row>
        <table:table-row table:style-name="ro4">
          <table:table-cell office:value-type="string">
            <text:p>A08884439</text:p>
          </table:table-cell>
          <table:table-cell office:value-type="string">
            <text:p>Editorial Prensa Alicantina, S.A.U.</text:p>
          </table:table-cell>
          <table:table-cell office:value-type="string">
            <text:p>M AL 55/20</text:p>
          </table:table-cell>
          <table:table-cell office:value-type="string">
            <text:p>Suscripción diario "Información" para Centro de Lectura Pública San Blas, correspondiente al mes de marzo</text:p>
          </table:table-cell>
          <table:table-cell office:value-type="string">
            <text:p>01-MAR-2020</text:p>
          </table:table-cell>
          <table:table-cell office:value-type="string">
            <text:p>24,76 €</text:p>
          </table:table-cell>
          <table:table-cell office:value-type="string">
            <text:p>25,75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A08884439</text:p>
          </table:table-cell>
          <table:table-cell table:style-name="ce5" office:value-type="string">
            <text:p>Editorial Prensa Alicantina, S.A.U.</text:p>
          </table:table-cell>
          <table:table-cell table:style-name="ce5" office:value-type="string">
            <text:p>M AL 53/20</text:p>
          </table:table-cell>
          <table:table-cell table:style-name="ce5" office:value-type="string">
            <text:p>Suscripción diario "Información" para Centro de Lectura Pública Juan XXIII, correspondiente al mes de marzo</text:p>
          </table:table-cell>
          <table:table-cell table:style-name="ce10" office:value-type="string">
            <text:p>01-MAR-2020</text:p>
          </table:table-cell>
          <table:table-cell table:style-name="ce10" office:value-type="string">
            <text:p>24,76 €</text:p>
          </table:table-cell>
          <table:table-cell table:style-name="ce10" office:value-type="string">
            <text:p>25,75 €</text:p>
          </table:table-cell>
          <table:table-cell table:number-columns-repeated="1017"/>
        </table:table-row>
        <table:table-row table:style-name="ro4">
          <table:table-cell office:value-type="string">
            <text:p>A08884439</text:p>
          </table:table-cell>
          <table:table-cell office:value-type="string">
            <text:p>Editorial Prensa Alicantina, S.A.U.</text:p>
          </table:table-cell>
          <table:table-cell office:value-type="string">
            <text:p>M AL 52/20</text:p>
          </table:table-cell>
          <table:table-cell office:value-type="string">
            <text:p>Suscripción diario "Información" para Centro de Lectura Pública Villafranqueza, correspondiente al mes de marzo</text:p>
          </table:table-cell>
          <table:table-cell office:value-type="string">
            <text:p>01-MAR-2020</text:p>
          </table:table-cell>
          <table:table-cell office:value-type="string">
            <text:p>24,76 €</text:p>
          </table:table-cell>
          <table:table-cell office:value-type="string">
            <text:p>25,75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A08884439</text:p>
          </table:table-cell>
          <table:table-cell table:style-name="ce5" office:value-type="string">
            <text:p>Editorial Prensa Alicantina, S.A.U.</text:p>
          </table:table-cell>
          <table:table-cell table:style-name="ce5" office:value-type="string">
            <text:p>M AL 58/20</text:p>
          </table:table-cell>
          <table:table-cell table:style-name="ce5" office:value-type="string">
            <text:p>Suscripción diario "Información" para Centro de Lectura Pública Florida-Babel, correspondiente al mes de marzo</text:p>
          </table:table-cell>
          <table:table-cell table:style-name="ce10" office:value-type="string">
            <text:p>01-MAR-2020</text:p>
          </table:table-cell>
          <table:table-cell table:style-name="ce10" office:value-type="string">
            <text:p>24,76 €</text:p>
          </table:table-cell>
          <table:table-cell table:style-name="ce10" office:value-type="string">
            <text:p>25,75 €</text:p>
          </table:table-cell>
          <table:table-cell table:number-columns-repeated="1017"/>
        </table:table-row>
        <table:table-row table:style-name="ro4">
          <table:table-cell office:value-type="string">
            <text:p>A08884439</text:p>
          </table:table-cell>
          <table:table-cell office:value-type="string">
            <text:p>Editorial Prensa Alicantina, S.A.U.</text:p>
          </table:table-cell>
          <table:table-cell office:value-type="string">
            <text:p>M AL 54/20</text:p>
          </table:table-cell>
          <table:table-cell office:value-type="string">
            <text:p>Suscripción diario "Información" para Centro de Lectura Pública Francisco Liberal, correspondiente al mes de marzo</text:p>
          </table:table-cell>
          <table:table-cell office:value-type="string">
            <text:p>01-MAR-2020</text:p>
          </table:table-cell>
          <table:table-cell office:value-type="string">
            <text:p>24,76 €</text:p>
          </table:table-cell>
          <table:table-cell office:value-type="string">
            <text:p>25,75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A08884439</text:p>
          </table:table-cell>
          <table:table-cell table:style-name="ce5" office:value-type="string">
            <text:p>Editorial Prensa Alicantina, S.A.U.</text:p>
          </table:table-cell>
          <table:table-cell table:style-name="ce5" office:value-type="string">
            <text:p>M AL 47/20</text:p>
          </table:table-cell>
          <table:table-cell table:style-name="ce5" office:value-type="string">
            <text:p>Página publicidad color en diario "Informción", Especial Anuario de Turismo, día 26 enero, con motivo campaña FITUR 2020</text:p>
          </table:table-cell>
          <table:table-cell table:style-name="ce10" office:value-type="string">
            <text:p>15-ENE-2020</text:p>
          </table:table-cell>
          <table:table-cell table:style-name="ce10" office:value-type="string">
            <text:p>2.397 €</text:p>
          </table:table-cell>
          <table:table-cell table:style-name="ce10" office:value-type="string">
            <text:p>2.900,37 €</text:p>
          </table:table-cell>
          <table:table-cell table:number-columns-repeated="1017"/>
        </table:table-row>
        <table:table-row table:style-name="ro4">
          <table:table-cell office:value-type="string">
            <text:p>A08884439</text:p>
          </table:table-cell>
          <table:table-cell office:value-type="string">
            <text:p>Editorial Prensa Alicantina, S.A.U.</text:p>
          </table:table-cell>
          <table:table-cell office:value-type="string">
            <text:p>M AL 2/20</text:p>
          </table:table-cell>
          <table:table-cell office:value-type="string">
            <text:p>Suscripción diario "Información" para Centro de Lectura Pública Villafranqueza, correspondiente al mes de enero</text:p>
          </table:table-cell>
          <table:table-cell office:value-type="string">
            <text:p>02-ENE-2020</text:p>
          </table:table-cell>
          <table:table-cell office:value-type="string">
            <text:p>23,56 €</text:p>
          </table:table-cell>
          <table:table-cell office:value-type="string">
            <text:p>24,5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A08884439</text:p>
          </table:table-cell>
          <table:table-cell table:style-name="ce5" office:value-type="string">
            <text:p>Editorial Prensa Alicantina, S.A.U.</text:p>
          </table:table-cell>
          <table:table-cell table:style-name="ce5" office:value-type="string">
            <text:p>M AL 4/20</text:p>
          </table:table-cell>
          <table:table-cell table:style-name="ce5" office:value-type="string">
            <text:p>Suscripción diario "Información" para Centro de Lectura Pública Francisco Liberal, correspondiete al mes de enero</text:p>
          </table:table-cell>
          <table:table-cell table:style-name="ce10" office:value-type="string">
            <text:p>02-ENE-2020</text:p>
          </table:table-cell>
          <table:table-cell table:style-name="ce10" office:value-type="string">
            <text:p>23,56 €</text:p>
          </table:table-cell>
          <table:table-cell table:style-name="ce10" office:value-type="string">
            <text:p>24,5 €</text:p>
          </table:table-cell>
          <table:table-cell table:number-columns-repeated="1017"/>
        </table:table-row>
        <table:table-row table:style-name="ro4">
          <table:table-cell office:value-type="string">
            <text:p>A08884439</text:p>
          </table:table-cell>
          <table:table-cell office:value-type="string">
            <text:p>Editorial Prensa Alicantina, S.A.U.</text:p>
          </table:table-cell>
          <table:table-cell office:value-type="string">
            <text:p>M AL 14/20</text:p>
          </table:table-cell>
          <table:table-cell office:value-type="string">
            <text:p>Suscripción diario "Información" para Gabinete de Alcaldía y Gabinete de Prensa, correspondiente al año 2020</text:p>
          </table:table-cell>
          <table:table-cell office:value-type="string">
            <text:p>02-ENE-2020</text:p>
          </table:table-cell>
          <table:table-cell office:value-type="string">
            <text:p>917,73 €</text:p>
          </table:table-cell>
          <table:table-cell office:value-type="string">
            <text:p>954,44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A08884439</text:p>
          </table:table-cell>
          <table:table-cell table:style-name="ce5" office:value-type="string">
            <text:p>Editorial Prensa Alicantina, S.A.U.</text:p>
          </table:table-cell>
          <table:table-cell table:style-name="ce5" office:value-type="string">
            <text:p>M AL 1/20</text:p>
          </table:table-cell>
          <table:table-cell table:style-name="ce5" office:value-type="string">
            <text:p>Suscripción diario "Información" para Centro de Lectura Pública Virgen del Remedio, correspondiente al mes de enero</text:p>
          </table:table-cell>
          <table:table-cell table:style-name="ce10" office:value-type="string">
            <text:p>02-ENE-2020</text:p>
          </table:table-cell>
          <table:table-cell table:style-name="ce10" office:value-type="string">
            <text:p>23,56 €</text:p>
          </table:table-cell>
          <table:table-cell table:style-name="ce10" office:value-type="string">
            <text:p>24,5 €</text:p>
          </table:table-cell>
          <table:table-cell table:number-columns-repeated="1017"/>
        </table:table-row>
        <table:table-row table:style-name="ro4">
          <table:table-cell office:value-type="string">
            <text:p>A08884439</text:p>
          </table:table-cell>
          <table:table-cell office:value-type="string">
            <text:p>Editorial Prensa Alicantina, S.A.U.</text:p>
          </table:table-cell>
          <table:table-cell office:value-type="string">
            <text:p>M AL 3/20</text:p>
          </table:table-cell>
          <table:table-cell office:value-type="string">
            <text:p>Suscripción diario "Información" para Centro de Lectura Pública Juan XXIII, correspondiente al mes de enero</text:p>
          </table:table-cell>
          <table:table-cell office:value-type="string">
            <text:p>02-ENE-2020</text:p>
          </table:table-cell>
          <table:table-cell office:value-type="string">
            <text:p>23,56 €</text:p>
          </table:table-cell>
          <table:table-cell office:value-type="string">
            <text:p>24,5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A08884439</text:p>
          </table:table-cell>
          <table:table-cell table:style-name="ce5" office:value-type="string">
            <text:p>Editorial Prensa Alicantina, S.A.U.</text:p>
          </table:table-cell>
          <table:table-cell table:style-name="ce5" office:value-type="string">
            <text:p>M AL 6/20</text:p>
          </table:table-cell>
          <table:table-cell table:style-name="ce5" office:value-type="string">
            <text:p>Suscripción diario "Información" para Centro de Lectura Pública calle Diagonal, correspondiente al mes de enero</text:p>
          </table:table-cell>
          <table:table-cell table:style-name="ce10" office:value-type="string">
            <text:p>02-ENE-2020</text:p>
          </table:table-cell>
          <table:table-cell table:style-name="ce10" office:value-type="string">
            <text:p>23,56 €</text:p>
          </table:table-cell>
          <table:table-cell table:style-name="ce10" office:value-type="string">
            <text:p>24,5 €</text:p>
          </table:table-cell>
          <table:table-cell table:number-columns-repeated="1017"/>
        </table:table-row>
        <table:table-row table:style-name="ro4">
          <table:table-cell office:value-type="string">
            <text:p>A08884439</text:p>
          </table:table-cell>
          <table:table-cell office:value-type="string">
            <text:p>Editorial Prensa Alicantina, S.A.U.</text:p>
          </table:table-cell>
          <table:table-cell office:value-type="string">
            <text:p>M AL 7/20</text:p>
          </table:table-cell>
          <table:table-cell office:value-type="string">
            <text:p>Suscripción diario "Información" para Centro de Lectura Pública El Cabo, correspondiente al mes de enero</text:p>
          </table:table-cell>
          <table:table-cell office:value-type="string">
            <text:p>02-ENE-2020</text:p>
          </table:table-cell>
          <table:table-cell office:value-type="string">
            <text:p>23,56 €</text:p>
          </table:table-cell>
          <table:table-cell office:value-type="string">
            <text:p>24,5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A08884439</text:p>
          </table:table-cell>
          <table:table-cell table:style-name="ce5" office:value-type="string">
            <text:p>Editorial Prensa Alicantina, S.A.U.</text:p>
          </table:table-cell>
          <table:table-cell table:style-name="ce5" office:value-type="string">
            <text:p>M AL 8/20</text:p>
          </table:table-cell>
          <table:table-cell table:style-name="ce5" office:value-type="string">
            <text:p>Suscripción diario "Información" para Centro de Lectura Pública Florida-Babel, correspondiente al mes de enero</text:p>
          </table:table-cell>
          <table:table-cell table:style-name="ce10" office:value-type="string">
            <text:p>02-ENE-2020</text:p>
          </table:table-cell>
          <table:table-cell table:style-name="ce10" office:value-type="string">
            <text:p>23,56 €</text:p>
          </table:table-cell>
          <table:table-cell table:style-name="ce10" office:value-type="string">
            <text:p>24,5 €</text:p>
          </table:table-cell>
          <table:table-cell table:number-columns-repeated="1017"/>
        </table:table-row>
        <table:table-row table:style-name="ro4">
          <table:table-cell office:value-type="string">
            <text:p>A08884439</text:p>
          </table:table-cell>
          <table:table-cell office:value-type="string">
            <text:p>Editorial Prensa Alicantina, S.A.U.</text:p>
          </table:table-cell>
          <table:table-cell office:value-type="string">
            <text:p>M AL 9/20</text:p>
          </table:table-cell>
          <table:table-cell office:value-type="string">
            <text:p>Suscripción diario "Información" para Centro Lectura Pública Carolinas, correspondiente al mes de enero</text:p>
          </table:table-cell>
          <table:table-cell office:value-type="string">
            <text:p>02-ENE-2020</text:p>
          </table:table-cell>
          <table:table-cell office:value-type="string">
            <text:p>23,56 €</text:p>
          </table:table-cell>
          <table:table-cell office:value-type="string">
            <text:p>24,5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A08884439</text:p>
          </table:table-cell>
          <table:table-cell table:style-name="ce5" office:value-type="string">
            <text:p>Editorial Prensa Alicantina, S.A.U.</text:p>
          </table:table-cell>
          <table:table-cell table:style-name="ce5" office:value-type="string">
            <text:p>M AL 5/20</text:p>
          </table:table-cell>
          <table:table-cell table:style-name="ce5" office:value-type="string">
            <text:p>Suscripción diario "Información" para Centro de Lectura Pública San Blas, correspondiente al mes de enero</text:p>
          </table:table-cell>
          <table:table-cell table:style-name="ce10" office:value-type="string">
            <text:p>02-ENE-2020</text:p>
          </table:table-cell>
          <table:table-cell table:style-name="ce10" office:value-type="string">
            <text:p>23,56 €</text:p>
          </table:table-cell>
          <table:table-cell table:style-name="ce10" office:value-type="string">
            <text:p>24,5 €</text:p>
          </table:table-cell>
          <table:table-cell table:number-columns-repeated="1017"/>
        </table:table-row>
        <table:table-row table:style-name="ro4">
          <table:table-cell office:value-type="string">
            <text:p>A08884439</text:p>
          </table:table-cell>
          <table:table-cell office:value-type="string">
            <text:p>Editorial Prensa Alicantina, S.A.U.</text:p>
          </table:table-cell>
          <table:table-cell office:value-type="string">
            <text:p>M AL 10/20</text:p>
          </table:table-cell>
          <table:table-cell office:value-type="string">
            <text:p>Suscripción diario "Información" para Centro de Lectura Pública Benalúa, correspondiente al mes de enero</text:p>
          </table:table-cell>
          <table:table-cell office:value-type="string">
            <text:p>02-ENE-2020</text:p>
          </table:table-cell>
          <table:table-cell office:value-type="string">
            <text:p>23,56 €</text:p>
          </table:table-cell>
          <table:table-cell office:value-type="string">
            <text:p>24,5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A08884439</text:p>
          </table:table-cell>
          <table:table-cell table:style-name="ce5" office:value-type="string">
            <text:p>Editorial Prensa Alicantina, S.A.U.</text:p>
          </table:table-cell>
          <table:table-cell table:style-name="ce5" office:value-type="string">
            <text:p>M AL 69/20</text:p>
          </table:table-cell>
          <table:table-cell table:style-name="ce5" office:value-type="string">
            <text:p>Publicidad institucional en página web "informacion.es", día 23 febrero, con motivo Extra Gala Importantes 2020</text:p>
          </table:table-cell>
          <table:table-cell table:style-name="ce10" office:value-type="string">
            <text:p>22-FEB-2020</text:p>
          </table:table-cell>
          <table:table-cell table:style-name="ce10" office:value-type="string">
            <text:p>399 €</text:p>
          </table:table-cell>
          <table:table-cell table:style-name="ce10" office:value-type="string">
            <text:p>482,79 €</text:p>
          </table:table-cell>
          <table:table-cell table:number-columns-repeated="1017"/>
        </table:table-row>
        <table:table-row table:style-name="ro4">
          <table:table-cell office:value-type="string">
            <text:p>A08884439</text:p>
          </table:table-cell>
          <table:table-cell office:value-type="string">
            <text:p>Editorial Prensa Alicantina, S.A.U.</text:p>
          </table:table-cell>
          <table:table-cell office:value-type="string">
            <text:p>M AL 23/20</text:p>
          </table:table-cell>
          <table:table-cell office:value-type="string">
            <text:p>Suscripción diario "Información" para Cenro de Lectura Pública Virgen del Remedio, correspondiente al mes de febrero</text:p>
          </table:table-cell>
          <table:table-cell office:value-type="string">
            <text:p>01-FEB-2020</text:p>
          </table:table-cell>
          <table:table-cell office:value-type="string">
            <text:p>22,84 €</text:p>
          </table:table-cell>
          <table:table-cell office:value-type="string">
            <text:p>23,75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A08884439</text:p>
          </table:table-cell>
          <table:table-cell table:style-name="ce5" office:value-type="string">
            <text:p>Editorial Prensa Alicantina, S.A.U.</text:p>
          </table:table-cell>
          <table:table-cell table:style-name="ce5" office:value-type="string">
            <text:p>M AL 24/20</text:p>
          </table:table-cell>
          <table:table-cell table:style-name="ce5" office:value-type="string">
            <text:p>Suscripción diario "Información" para Centro de Lectura Pública Villafranqueza, corerspondiente al mes de febrero</text:p>
          </table:table-cell>
          <table:table-cell table:style-name="ce10" office:value-type="string">
            <text:p>01-FEB-2020</text:p>
          </table:table-cell>
          <table:table-cell table:style-name="ce10" office:value-type="string">
            <text:p>22,84 €</text:p>
          </table:table-cell>
          <table:table-cell table:style-name="ce10" office:value-type="string">
            <text:p>23,75 €</text:p>
          </table:table-cell>
          <table:table-cell table:number-columns-repeated="1017"/>
        </table:table-row>
        <table:table-row table:style-name="ro4">
          <table:table-cell office:value-type="string">
            <text:p>A08884439</text:p>
          </table:table-cell>
          <table:table-cell office:value-type="string">
            <text:p>Editorial Prensa Alicantina, S.A.U.</text:p>
          </table:table-cell>
          <table:table-cell office:value-type="string">
            <text:p>M AL 25/20</text:p>
          </table:table-cell>
          <table:table-cell office:value-type="string">
            <text:p>Suscripción diario "Información" para Centro de Lectura Pública Juan XXIII, correspondiente al mes de febrero</text:p>
          </table:table-cell>
          <table:table-cell office:value-type="string">
            <text:p>01-FEB-2020</text:p>
          </table:table-cell>
          <table:table-cell office:value-type="string">
            <text:p>22,84 €</text:p>
          </table:table-cell>
          <table:table-cell office:value-type="string">
            <text:p>23,75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A08884439</text:p>
          </table:table-cell>
          <table:table-cell table:style-name="ce5" office:value-type="string">
            <text:p>Editorial Prensa Alicantina, S.A.U.</text:p>
          </table:table-cell>
          <table:table-cell table:style-name="ce5" office:value-type="string">
            <text:p>M AL 26/20</text:p>
          </table:table-cell>
          <table:table-cell table:style-name="ce5" office:value-type="string">
            <text:p>Suscripción diario "Información" para Centro de Lectura Pública Francisco Liberal, correspondiente al mes de febrero</text:p>
          </table:table-cell>
          <table:table-cell table:style-name="ce10" office:value-type="string">
            <text:p>01-FEB-2020</text:p>
          </table:table-cell>
          <table:table-cell table:style-name="ce10" office:value-type="string">
            <text:p>22,84 €</text:p>
          </table:table-cell>
          <table:table-cell table:style-name="ce10" office:value-type="string">
            <text:p>23,75 €</text:p>
          </table:table-cell>
          <table:table-cell table:number-columns-repeated="1017"/>
        </table:table-row>
        <table:table-row table:style-name="ro4">
          <table:table-cell office:value-type="string">
            <text:p>A08884439</text:p>
          </table:table-cell>
          <table:table-cell office:value-type="string">
            <text:p>Editorial Prensa Alicantina, S.A.U.</text:p>
          </table:table-cell>
          <table:table-cell office:value-type="string">
            <text:p>M AL 27/20</text:p>
          </table:table-cell>
          <table:table-cell office:value-type="string">
            <text:p>Suscripción diario "Información" para Centro de Lectura Pública San Blas, correspondiente al mes de febrero</text:p>
          </table:table-cell>
          <table:table-cell office:value-type="string">
            <text:p>01-FEB-2020</text:p>
          </table:table-cell>
          <table:table-cell office:value-type="string">
            <text:p>22,84 €</text:p>
          </table:table-cell>
          <table:table-cell office:value-type="string">
            <text:p>23,75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A08884439</text:p>
          </table:table-cell>
          <table:table-cell table:style-name="ce5" office:value-type="string">
            <text:p>Editorial Prensa Alicantina, S.A.U.</text:p>
          </table:table-cell>
          <table:table-cell table:style-name="ce5" office:value-type="string">
            <text:p>M AL 28/20</text:p>
          </table:table-cell>
          <table:table-cell table:style-name="ce5" office:value-type="string">
            <text:p>Suscripción diario "Información" para Centro de Lectura Pública calle Diagonal, correspondiente al mes de febrero</text:p>
          </table:table-cell>
          <table:table-cell table:style-name="ce10" office:value-type="string">
            <text:p>01-FEB-2020</text:p>
          </table:table-cell>
          <table:table-cell table:style-name="ce10" office:value-type="string">
            <text:p>22,84 €</text:p>
          </table:table-cell>
          <table:table-cell table:style-name="ce10" office:value-type="string">
            <text:p>23,75 €</text:p>
          </table:table-cell>
          <table:table-cell table:number-columns-repeated="1017"/>
        </table:table-row>
        <table:table-row table:style-name="ro4">
          <table:table-cell office:value-type="string">
            <text:p>A08884439</text:p>
          </table:table-cell>
          <table:table-cell office:value-type="string">
            <text:p>Editorial Prensa Alicantina, S.A.U.</text:p>
          </table:table-cell>
          <table:table-cell office:value-type="string">
            <text:p>M AL 29/20</text:p>
          </table:table-cell>
          <table:table-cell office:value-type="string">
            <text:p>Suscripción diario "Información" para Centro de Lectura Pública El Cabo, correspondiente al mes de febrero</text:p>
          </table:table-cell>
          <table:table-cell office:value-type="string">
            <text:p>01-FEB-2020</text:p>
          </table:table-cell>
          <table:table-cell office:value-type="string">
            <text:p>22,84 €</text:p>
          </table:table-cell>
          <table:table-cell office:value-type="string">
            <text:p>23,75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A08884439</text:p>
          </table:table-cell>
          <table:table-cell table:style-name="ce5" office:value-type="string">
            <text:p>Editorial Prensa Alicantina, S.A.U.</text:p>
          </table:table-cell>
          <table:table-cell table:style-name="ce5" office:value-type="string">
            <text:p>M AL 30/20</text:p>
          </table:table-cell>
          <table:table-cell table:style-name="ce5" office:value-type="string">
            <text:p>Suscripción diario "Información" para Centro de Lectura Pública Florida-Babel, correspondiente al mes de febrero</text:p>
          </table:table-cell>
          <table:table-cell table:style-name="ce10" office:value-type="string">
            <text:p>01-FEB-2020</text:p>
          </table:table-cell>
          <table:table-cell table:style-name="ce10" office:value-type="string">
            <text:p>22,84 €</text:p>
          </table:table-cell>
          <table:table-cell table:style-name="ce10" office:value-type="string">
            <text:p>23,75 €</text:p>
          </table:table-cell>
          <table:table-cell table:number-columns-repeated="1017"/>
        </table:table-row>
        <table:table-row table:style-name="ro4">
          <table:table-cell office:value-type="string">
            <text:p>A08884439</text:p>
          </table:table-cell>
          <table:table-cell office:value-type="string">
            <text:p>Editorial Prensa Alicantina, S.A.U.</text:p>
          </table:table-cell>
          <table:table-cell office:value-type="string">
            <text:p>M AL 31/20</text:p>
          </table:table-cell>
          <table:table-cell office:value-type="string">
            <text:p>Suscripción diario "Información" para Centro de Lectura Pública Carolinas, correspondiente al mes de febrero</text:p>
          </table:table-cell>
          <table:table-cell office:value-type="string">
            <text:p>01-FEB-2020</text:p>
          </table:table-cell>
          <table:table-cell office:value-type="string">
            <text:p>22,84 €</text:p>
          </table:table-cell>
          <table:table-cell office:value-type="string">
            <text:p>23,75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A08884439</text:p>
          </table:table-cell>
          <table:table-cell table:style-name="ce5" office:value-type="string">
            <text:p>Editorial Prensa Alicantina, S.A.U.</text:p>
          </table:table-cell>
          <table:table-cell table:style-name="ce5" office:value-type="string">
            <text:p>M AL 32/20</text:p>
          </table:table-cell>
          <table:table-cell table:style-name="ce5" office:value-type="string">
            <text:p>Suscripción diario "Información" para Centro de Lectura Pública Benalúa, correspondiente al mes de febrero</text:p>
          </table:table-cell>
          <table:table-cell table:style-name="ce10" office:value-type="string">
            <text:p>01-FEB-2020</text:p>
          </table:table-cell>
          <table:table-cell table:style-name="ce10" office:value-type="string">
            <text:p>22,84 €</text:p>
          </table:table-cell>
          <table:table-cell table:style-name="ce10" office:value-type="string">
            <text:p>23,75 €</text:p>
          </table:table-cell>
          <table:table-cell table:number-columns-repeated="1017"/>
        </table:table-row>
        <table:table-row table:style-name="ro4">
          <table:table-cell office:value-type="string">
            <text:p>A08884439</text:p>
          </table:table-cell>
          <table:table-cell office:value-type="string">
            <text:p>Editorial Prensa Alicantina, S.A.U.</text:p>
          </table:table-cell>
          <table:table-cell office:value-type="string">
            <text:p>M AL 51/20</text:p>
          </table:table-cell>
          <table:table-cell office:value-type="string">
            <text:p>Suscripción diario "Información" para Centro de Lectura Pública Virgen del Remedio, correspondiente al mes de marzo</text:p>
          </table:table-cell>
          <table:table-cell office:value-type="string">
            <text:p>01-MAR-2020</text:p>
          </table:table-cell>
          <table:table-cell office:value-type="string">
            <text:p>24,76 €</text:p>
          </table:table-cell>
          <table:table-cell office:value-type="string">
            <text:p>25,75 €</text:p>
          </table:table-cell>
          <table:table-cell table:number-columns-repeated="1017"/>
        </table:table-row>
        <table:table-row table:style-name="ro9">
          <table:table-cell table:style-name="ce5" office:value-type="string">
            <text:p>B5402883</text:p>
          </table:table-cell>
          <table:table-cell table:style-name="ce5" office:value-type="string">
            <text:p>EDUCAP SERVEIS D'OCI SL</text:p>
          </table:table-cell>
          <table:table-cell table:style-name="ce5" office:value-type="string">
            <text:p>M RH1/20</text:p>
          </table:table-cell>
          <table:table-cell table:style-name="ce5" office:value-type="string">
            <text:p>Constituye el objeto del presente contrato la realización, diseño, elaboración de contenidos y materiales didácticos e impartición del curso "Francés Oral Práctico para Agentes de Policía Local" (1ª edición) . 20 horas de duración con fechas de realización del 2 al 27 de marzo. </text:p>
          </table:table-cell>
          <table:table-cell table:style-name="ce10" office:value-type="string">
            <text:p>24-ENE-2020</text:p>
          </table:table-cell>
          <table:table-cell table:number-columns-repeated="2" table:style-name="ce10" office:value-type="string">
            <text:p>1.400 €</text:p>
          </table:table-cell>
          <table:table-cell table:number-columns-repeated="1017"/>
        </table:table-row>
        <table:table-row table:style-name="ro5">
          <table:table-cell office:value-type="string">
            <text:p>B02272490</text:p>
          </table:table-cell>
          <table:table-cell office:value-type="string">
            <text:p>EIFFAGE ENERGIA, S.L.U.</text:p>
          </table:table-cell>
          <table:table-cell office:value-type="string">
            <text:p>M IF 67/20</text:p>
          </table:table-cell>
          <table:table-cell office:value-type="string">
            <text:p>Sustitución filtros de impulsión y retorno y correas en la piscina de Monte Tossal</text:p>
          </table:table-cell>
          <table:table-cell office:value-type="string">
            <text:p>30-MAR-2020</text:p>
          </table:table-cell>
          <table:table-cell office:value-type="string">
            <text:p>671,8 €</text:p>
          </table:table-cell>
          <table:table-cell office:value-type="string">
            <text:p>812,88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B02272490</text:p>
          </table:table-cell>
          <table:table-cell table:style-name="ce5" office:value-type="string">
            <text:p>EIFFAGE ENERGIA, S.L.U.</text:p>
          </table:table-cell>
          <table:table-cell table:style-name="ce5" office:value-type="string">
            <text:p>M IF 68/20</text:p>
          </table:table-cell>
          <table:table-cell table:style-name="ce5" office:value-type="string">
            <text:p>Sustitución filtros de impulsión y aire externo en la piscina de Vía Parque</text:p>
          </table:table-cell>
          <table:table-cell table:style-name="ce10" office:value-type="string">
            <text:p>30-MAR-2020</text:p>
          </table:table-cell>
          <table:table-cell table:style-name="ce10" office:value-type="string">
            <text:p>758,28 €</text:p>
          </table:table-cell>
          <table:table-cell table:style-name="ce10" office:value-type="string">
            <text:p>917,52 €</text:p>
          </table:table-cell>
          <table:table-cell table:number-columns-repeated="1017"/>
        </table:table-row>
        <table:table-row table:style-name="ro5">
          <table:table-cell office:value-type="string">
            <text:p>B02272490</text:p>
          </table:table-cell>
          <table:table-cell office:value-type="string">
            <text:p>EIFFAGE ENERGIA, S.L.U.</text:p>
          </table:table-cell>
          <table:table-cell office:value-type="string">
            <text:p>M IF 66/20</text:p>
          </table:table-cell>
          <table:table-cell office:value-type="string">
            <text:p>Sustitución de filtros de impulsion y aire externo en la piscina de Babel</text:p>
          </table:table-cell>
          <table:table-cell office:value-type="string">
            <text:p>30-MAR-2020</text:p>
          </table:table-cell>
          <table:table-cell office:value-type="string">
            <text:p>911,07 €</text:p>
          </table:table-cell>
          <table:table-cell office:value-type="string">
            <text:p>1.102,39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B54590492</text:p>
          </table:table-cell>
          <table:table-cell table:style-name="ce5" office:value-type="string">
            <text:p>Electricidad J.J. Ivorra, S.L.</text:p>
          </table:table-cell>
          <table:table-cell table:style-name="ce5" office:value-type="string">
            <text:p>M TT 5-20</text:p>
          </table:table-cell>
          <table:table-cell table:style-name="ce5" office:value-type="string">
            <text:p>Febrero 2020. Mantenimiento de líneas telefónicas municipales.</text:p>
          </table:table-cell>
          <table:table-cell table:style-name="ce10" office:value-type="string">
            <text:p>29-ENE-2020</text:p>
          </table:table-cell>
          <table:table-cell table:style-name="ce10" office:value-type="string">
            <text:p>274,62 €</text:p>
          </table:table-cell>
          <table:table-cell table:style-name="ce10" office:value-type="string">
            <text:p>332,29 €</text:p>
          </table:table-cell>
          <table:table-cell table:number-columns-repeated="1017"/>
        </table:table-row>
        <table:table-row table:style-name="ro6">
          <table:table-cell office:value-type="string">
            <text:p>B03738218</text:p>
          </table:table-cell>
          <table:table-cell office:value-type="string">
            <text:p>ELECTRO-AGUA, S.L.</text:p>
          </table:table-cell>
          <table:table-cell office:value-type="string">
            <text:p>M IF 32/20</text:p>
          </table:table-cell>
          <table:table-cell office:value-type="string">
            <text:p>Reparación y sustitución de boyas (4 unidades) de niveles en grupo de impulsión de aguas residuales en pozo bombeo en el sótano del CEIP Campoamor</text:p>
          </table:table-cell>
          <table:table-cell office:value-type="string">
            <text:p>02-MAR-2020</text:p>
          </table:table-cell>
          <table:table-cell office:value-type="string">
            <text:p>487 €</text:p>
          </table:table-cell>
          <table:table-cell office:value-type="string">
            <text:p>589,27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B03738218</text:p>
          </table:table-cell>
          <table:table-cell table:style-name="ce5" office:value-type="string">
            <text:p>ELECTRO-AGUA, S.L.</text:p>
          </table:table-cell>
          <table:table-cell table:style-name="ce5" office:value-type="string">
            <text:p>M IF 31/20</text:p>
          </table:table-cell>
          <table:table-cell table:style-name="ce5" office:value-type="string">
            <text:p>Reparación y sustitución boya y válvulas retención, relés... en el grupo de presión del suministro de agua potable en el Centro Social Isla de Cuba.</text:p>
          </table:table-cell>
          <table:table-cell table:style-name="ce10" office:value-type="string">
            <text:p>02-MAR-2020</text:p>
          </table:table-cell>
          <table:table-cell table:style-name="ce10" office:value-type="string">
            <text:p>648,78 €</text:p>
          </table:table-cell>
          <table:table-cell table:style-name="ce10" office:value-type="string">
            <text:p>785,03 €</text:p>
          </table:table-cell>
          <table:table-cell table:number-columns-repeated="1017"/>
        </table:table-row>
        <table:table-row table:style-name="ro4">
          <table:table-cell office:value-type="string">
            <text:p>B54949912</text:p>
          </table:table-cell>
          <table:table-cell office:value-type="string">
            <text:p>ELECTROMONTAJES SALVA, S.L.</text:p>
          </table:table-cell>
          <table:table-cell office:value-type="string">
            <text:p>M IF 40/20</text:p>
          </table:table-cell>
          <table:table-cell office:value-type="string">
            <text:p>Servicio de revisión y realización de boletín anual de la instalación eléctrica de la Plaza de Toros</text:p>
          </table:table-cell>
          <table:table-cell office:value-type="string">
            <text:p>05-MAR-2020</text:p>
          </table:table-cell>
          <table:table-cell office:value-type="string">
            <text:p>480 €</text:p>
          </table:table-cell>
          <table:table-cell office:value-type="string">
            <text:p>580,8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B54949912</text:p>
          </table:table-cell>
          <table:table-cell table:style-name="ce5" office:value-type="string">
            <text:p>ELECTROMONTAJES SALVA, S.L.</text:p>
          </table:table-cell>
          <table:table-cell table:style-name="ce5" office:value-type="string">
            <text:p>M IF 33/20</text:p>
          </table:table-cell>
          <table:table-cell table:style-name="ce5" office:value-type="string">
            <text:p>Servicio de instalación eléctrica en la Plaza de Toros con motivo de la celebración del Porrate de San Antón del 10 al 19 de enero de 2020</text:p>
          </table:table-cell>
          <table:table-cell table:style-name="ce10" office:value-type="string">
            <text:p>02-MAR-2020</text:p>
          </table:table-cell>
          <table:table-cell table:style-name="ce10" office:value-type="string">
            <text:p>765 €</text:p>
          </table:table-cell>
          <table:table-cell table:style-name="ce10" office:value-type="string">
            <text:p>925,65 €</text:p>
          </table:table-cell>
          <table:table-cell table:number-columns-repeated="1017"/>
        </table:table-row>
        <table:table-row table:style-name="ro3">
          <table:table-cell office:value-type="string">
            <text:p>B53515094</text:p>
          </table:table-cell>
          <table:table-cell office:value-type="string">
            <text:p>Electronica arcomed</text:p>
          </table:table-cell>
          <table:table-cell office:value-type="string">
            <text:p>M SE 17/20</text:p>
          </table:table-cell>
          <table:table-cell office:value-type="string">
            <text:p>Bateria 3,7</text:p>
          </table:table-cell>
          <table:table-cell office:value-type="string">
            <text:p>10-ENE-2020</text:p>
          </table:table-cell>
          <table:table-cell office:value-type="string">
            <text:p>178 €</text:p>
          </table:table-cell>
          <table:table-cell office:value-type="string">
            <text:p>215,38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B03891983</text:p>
          </table:table-cell>
          <table:table-cell table:style-name="ce5" office:value-type="string">
            <text:p>ESCLAPES E HIJOS, S.L.</text:p>
          </table:table-cell>
          <table:table-cell table:style-name="ce5" office:value-type="string">
            <text:p>M IF 20/20</text:p>
          </table:table-cell>
          <table:table-cell table:style-name="ce5" office:value-type="string">
            <text:p>Reparaciones de mantenimiento ordinario de albañilería y fontanería en la Ciudad Deportiva: reparación gotera aula 1, demontaje placas escayolas y otros.</text:p>
          </table:table-cell>
          <table:table-cell table:style-name="ce10" office:value-type="string">
            <text:p>18-FEB-2020</text:p>
          </table:table-cell>
          <table:table-cell table:style-name="ce10" office:value-type="string">
            <text:p>774,75 €</text:p>
          </table:table-cell>
          <table:table-cell table:style-name="ce10" office:value-type="string">
            <text:p>937,45 €</text:p>
          </table:table-cell>
          <table:table-cell table:number-columns-repeated="1017"/>
        </table:table-row>
        <table:table-row table:style-name="ro7">
          <table:table-cell office:value-type="string">
            <text:p>B03891983</text:p>
          </table:table-cell>
          <table:table-cell office:value-type="string">
            <text:p>ESCLAPES E HIJOS, S.L.</text:p>
          </table:table-cell>
          <table:table-cell office:value-type="string">
            <text:p>M IF 50/20</text:p>
          </table:table-cell>
          <table:table-cell office:value-type="string">
            <text:p>Reparaciones de mantenimiento ordinario de <text:s/>albañilería en dependencias de la Concejalía de Educación: picado de baldosas, estopado de hueco y rejuntado y otros.</text:p>
          </table:table-cell>
          <table:table-cell office:value-type="string">
            <text:p>24-MAR-2020</text:p>
          </table:table-cell>
          <table:table-cell office:value-type="string">
            <text:p>566,84 €</text:p>
          </table:table-cell>
          <table:table-cell office:value-type="string">
            <text:p>685,88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B42546002</text:p>
          </table:table-cell>
          <table:table-cell table:style-name="ce5" office:value-type="string">
            <text:p>EUROCASA SUMINISTROS, S.L.U.</text:p>
          </table:table-cell>
          <table:table-cell table:style-name="ce5" office:value-type="string">
            <text:p>M IF 37/20</text:p>
          </table:table-cell>
          <table:table-cell table:style-name="ce5" office:value-type="string">
            <text:p>Suministro de material para reparar contador agua para la piscina de Babel: contador agua, inserto contador wp</text:p>
          </table:table-cell>
          <table:table-cell table:style-name="ce10" office:value-type="string">
            <text:p>03-MAR-2020</text:p>
          </table:table-cell>
          <table:table-cell table:style-name="ce10" office:value-type="string">
            <text:p>529,69 €</text:p>
          </table:table-cell>
          <table:table-cell table:style-name="ce10" office:value-type="string">
            <text:p>640,92 €</text:p>
          </table:table-cell>
          <table:table-cell table:number-columns-repeated="1017"/>
        </table:table-row>
        <table:table-row table:style-name="ro4">
          <table:table-cell office:value-type="string">
            <text:p>B42546002</text:p>
          </table:table-cell>
          <table:table-cell office:value-type="string">
            <text:p>EUROCASA SUMINISTROS, S.L.U.</text:p>
          </table:table-cell>
          <table:table-cell office:value-type="string">
            <text:p>M IF 42/20</text:p>
          </table:table-cell>
          <table:table-cell office:value-type="string">
            <text:p>Suministro de contadores de agua para la reparación de contadores de la piscina de Monte Tossal</text:p>
          </table:table-cell>
          <table:table-cell office:value-type="string">
            <text:p>06-MAR-2020</text:p>
          </table:table-cell>
          <table:table-cell office:value-type="string">
            <text:p>561,85 €</text:p>
          </table:table-cell>
          <table:table-cell office:value-type="string">
            <text:p>679,84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B42546002</text:p>
          </table:table-cell>
          <table:table-cell table:style-name="ce5" office:value-type="string">
            <text:p>EUROCASA SUMINISTROS, S.L.U.</text:p>
          </table:table-cell>
          <table:table-cell table:style-name="ce5" office:value-type="string">
            <text:p>M IF 22/20</text:p>
          </table:table-cell>
          <table:table-cell table:style-name="ce5" office:value-type="string">
            <text:p>Suministro de material vario para reparaciones en la piscina de vía Parque: siemens actuador 24v, válvulas y otros</text:p>
          </table:table-cell>
          <table:table-cell table:style-name="ce10" office:value-type="string">
            <text:p>19-FEB-2020</text:p>
          </table:table-cell>
          <table:table-cell table:style-name="ce10" office:value-type="string">
            <text:p>841,76 €</text:p>
          </table:table-cell>
          <table:table-cell table:style-name="ce10" office:value-type="string">
            <text:p>1.018,53 €</text:p>
          </table:table-cell>
          <table:table-cell table:number-columns-repeated="1017"/>
        </table:table-row>
        <table:table-row table:style-name="ro4">
          <table:table-cell office:value-type="string">
            <text:p>A41606534</text:p>
          </table:table-cell>
          <table:table-cell office:value-type="string">
            <text:p>EUROPA PRESS DELEGACIONES, S.A.</text:p>
          </table:table-cell>
          <table:table-cell office:value-type="string">
            <text:p>M AL 38/20</text:p>
          </table:table-cell>
          <table:table-cell office:value-type="string">
            <text:p>Servicio de noticias nacionales y comunidad valencinaa facilitado al Gabinete de Prensa, correspondiente al mes de enero</text:p>
          </table:table-cell>
          <table:table-cell office:value-type="string">
            <text:p>02-ENE-2020</text:p>
          </table:table-cell>
          <table:table-cell office:value-type="string">
            <text:p>750 €</text:p>
          </table:table-cell>
          <table:table-cell office:value-type="string">
            <text:p>907,5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A41606534</text:p>
          </table:table-cell>
          <table:table-cell table:style-name="ce5" office:value-type="string">
            <text:p>EUROPA PRESS DELEGACIONES, S.A.</text:p>
          </table:table-cell>
          <table:table-cell table:style-name="ce5" office:value-type="string">
            <text:p>M AL 62/20</text:p>
          </table:table-cell>
          <table:table-cell table:style-name="ce5" office:value-type="string">
            <text:p>Servicio de noticias nacionales y comunidad valenciana faciitado al Gabinete de Prensa, correspondiente al mes de febrero</text:p>
          </table:table-cell>
          <table:table-cell table:style-name="ce10" office:value-type="string">
            <text:p>01-FEB-2020</text:p>
          </table:table-cell>
          <table:table-cell table:style-name="ce10" office:value-type="string">
            <text:p>750 €</text:p>
          </table:table-cell>
          <table:table-cell table:style-name="ce10" office:value-type="string">
            <text:p>907,5 €</text:p>
          </table:table-cell>
          <table:table-cell table:number-columns-repeated="1017"/>
        </table:table-row>
        <table:table-row table:style-name="ro5">
          <table:table-cell office:value-type="string">
            <text:p>53231454R</text:p>
          </table:table-cell>
          <table:table-cell office:value-type="string">
            <text:p>EVA MARÍA MARTÍNEZ JIMÉNEZ</text:p>
          </table:table-cell>
          <table:table-cell office:value-type="string">
            <text:p>M ED 6/20</text:p>
          </table:table-cell>
          <table:table-cell office:value-type="string">
            <text:p>Taller de desarrollo del conocimiento sociocultural</text:p>
          </table:table-cell>
          <table:table-cell office:value-type="string">
            <text:p>13-ENE-2020</text:p>
          </table:table-cell>
          <table:table-cell table:number-columns-repeated="2" office:value-type="string">
            <text:p>7.420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B42556142</text:p>
          </table:table-cell>
          <table:table-cell table:style-name="ce5" office:value-type="string">
            <text:p>EVO6PLAN DIRECCIÓN DE PROYECTOS, S.L.</text:p>
          </table:table-cell>
          <table:table-cell table:style-name="ce5" office:value-type="string">
            <text:p>M GP 01/20</text:p>
          </table:table-cell>
          <table:table-cell table:style-name="ce5" office:value-type="string">
            <text:p>Valoración del edificio Cine Ideal</text:p>
          </table:table-cell>
          <table:table-cell table:style-name="ce10" office:value-type="string">
            <text:p>28-FEB-2020</text:p>
          </table:table-cell>
          <table:table-cell table:style-name="ce10" office:value-type="string">
            <text:p>2.400 €</text:p>
          </table:table-cell>
          <table:table-cell table:style-name="ce10" office:value-type="string">
            <text:p>2.904 €</text:p>
          </table:table-cell>
          <table:table-cell table:number-columns-repeated="1017"/>
        </table:table-row>
        <table:table-row table:style-name="ro4">
          <table:table-cell office:value-type="string">
            <text:p>G46350468</text:p>
          </table:table-cell>
          <table:table-cell office:value-type="string">
            <text:p>Federación Balonmano Comunidad Valenciana</text:p>
          </table:table-cell>
          <table:table-cell office:value-type="string">
            <text:p>M DP 013/2020</text:p>
          </table:table-cell>
          <table:table-cell office:value-type="string">
            <text:p>Servicio de arbitrajes Federados Deporte Escolar Municipal, modalidad balonmano, febrero 2020.</text:p>
          </table:table-cell>
          <table:table-cell office:value-type="string">
            <text:p>30-ENE-2020</text:p>
          </table:table-cell>
          <table:table-cell table:number-columns-repeated="2" office:value-type="string">
            <text:p>336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G46396156</text:p>
          </table:table-cell>
          <table:table-cell table:style-name="ce5" office:value-type="string">
            <text:p>Federación de Baloncesto de la Comunidad Valenciana</text:p>
          </table:table-cell>
          <table:table-cell table:style-name="ce5" office:value-type="string">
            <text:p>M DP 008/2020</text:p>
          </table:table-cell>
          <table:table-cell table:style-name="ce5" office:value-type="string">
            <text:p>Inscripción curso entrenador nivel 1 para entrenador equipo del Deporte Escolar Municipal Zona Norte.</text:p>
          </table:table-cell>
          <table:table-cell table:style-name="ce10" office:value-type="string">
            <text:p>18-FEB-2020</text:p>
          </table:table-cell>
          <table:table-cell table:number-columns-repeated="2" table:style-name="ce10" office:value-type="string">
            <text:p>395 €</text:p>
          </table:table-cell>
          <table:table-cell table:number-columns-repeated="1017"/>
        </table:table-row>
        <table:table-row table:style-name="ro4">
          <table:table-cell office:value-type="string">
            <text:p>G46396156</text:p>
          </table:table-cell>
          <table:table-cell office:value-type="string">
            <text:p>Federación de Baloncesto de la Comunidad Valenciana</text:p>
          </table:table-cell>
          <table:table-cell office:value-type="string">
            <text:p>M DP 016/2020</text:p>
          </table:table-cell>
          <table:table-cell office:value-type="string">
            <text:p>Servicio de arbitrajes Federados del Deporte Escolar Municipal, modalidad baloncesto, mes febrero 2020.</text:p>
          </table:table-cell>
          <table:table-cell office:value-type="string">
            <text:p>30-ENE-2020</text:p>
          </table:table-cell>
          <table:table-cell table:number-columns-repeated="2" office:value-type="string">
            <text:p>2.483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G46424503</text:p>
          </table:table-cell>
          <table:table-cell table:style-name="ce5" office:value-type="string">
            <text:p>Federación Voleibol Comunidad Valenciana</text:p>
          </table:table-cell>
          <table:table-cell table:style-name="ce5" office:value-type="string">
            <text:p>M DP 011/2020</text:p>
          </table:table-cell>
          <table:table-cell table:style-name="ce5" office:value-type="string">
            <text:p>Servicio de arbitrajes Federados del Deporte Escolar Municipal, modalidad Voleibol, febrero 2020.</text:p>
          </table:table-cell>
          <table:table-cell table:style-name="ce10" office:value-type="string">
            <text:p>30-ENE-2020</text:p>
          </table:table-cell>
          <table:table-cell table:number-columns-repeated="2" table:style-name="ce10" office:value-type="string">
            <text:p>2.373,12 €</text:p>
          </table:table-cell>
          <table:table-cell table:number-columns-repeated="1017"/>
        </table:table-row>
        <table:table-row table:style-name="ro5">
          <table:table-cell office:value-type="string">
            <text:p>21446729B</text:p>
          </table:table-cell>
          <table:table-cell office:value-type="string">
            <text:p>Fernando Riera Santonja</text:p>
          </table:table-cell>
          <table:table-cell office:value-type="string">
            <text:p>CYP2019000066</text:p>
          </table:table-cell>
          <table:table-cell office:value-type="string">
            <text:p>Coordinación de seguridad y salud obras rehabilitación skatepark monte tossal. </text:p>
          </table:table-cell>
          <table:table-cell office:value-type="string">
            <text:p>05-FEB-2020</text:p>
          </table:table-cell>
          <table:table-cell office:value-type="string">
            <text:p>2.109 €</text:p>
          </table:table-cell>
          <table:table-cell office:value-type="string">
            <text:p>2.551,89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B03084829</text:p>
          </table:table-cell>
          <table:table-cell table:style-name="ce5" office:value-type="string">
            <text:p>Ferreteria Florida, S.L.</text:p>
          </table:table-cell>
          <table:table-cell table:style-name="ce5" office:value-type="string">
            <text:p>M DP 015/2020</text:p>
          </table:table-cell>
          <table:table-cell table:style-name="ce5" office:value-type="string">
            <text:p>Suministro de material de ferretería para el mantenimiento de las Instalaciones Deportivas Municipales, día 18/02/2020.</text:p>
          </table:table-cell>
          <table:table-cell table:style-name="ce10" office:value-type="string">
            <text:p>14-FEB-2020</text:p>
          </table:table-cell>
          <table:table-cell table:style-name="ce10" office:value-type="string">
            <text:p>145,74 €</text:p>
          </table:table-cell>
          <table:table-cell table:style-name="ce10" office:value-type="string">
            <text:p>176,35 €</text:p>
          </table:table-cell>
          <table:table-cell table:number-columns-repeated="1017"/>
        </table:table-row>
        <table:table-row table:style-name="ro6">
          <table:table-cell office:value-type="string">
            <text:p>B03084829</text:p>
          </table:table-cell>
          <table:table-cell office:value-type="string">
            <text:p>Ferreteria Florida, S.L.</text:p>
          </table:table-cell>
          <table:table-cell office:value-type="string">
            <text:p>M DP 002/2020</text:p>
          </table:table-cell>
          <table:table-cell office:value-type="string">
            <text:p>Suministro material diverso para mantenimiento correctivo y preventivo de las Instalaciones Deportivas Municipales. Suministro los días 23, 24 y 29 de enero.</text:p>
          </table:table-cell>
          <table:table-cell office:value-type="string">
            <text:p>21-ENE-2020</text:p>
          </table:table-cell>
          <table:table-cell office:value-type="string">
            <text:p>271,35 €</text:p>
          </table:table-cell>
          <table:table-cell office:value-type="string">
            <text:p>328,29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B03084829</text:p>
          </table:table-cell>
          <table:table-cell table:style-name="ce5" office:value-type="string">
            <text:p>Ferreteria Florida, S.L.</text:p>
          </table:table-cell>
          <table:table-cell table:style-name="ce5" office:value-type="string">
            <text:p>M IF 36/20</text:p>
          </table:table-cell>
          <table:table-cell table:style-name="ce5" office:value-type="string">
            <text:p>Suministro de material de ferreteía para reparaciones de mantenimiento en veinte colegios públicos: cerradura mueble, pomo, picaportes y otros</text:p>
          </table:table-cell>
          <table:table-cell table:style-name="ce10" office:value-type="string">
            <text:p>03-MAR-2020</text:p>
          </table:table-cell>
          <table:table-cell table:style-name="ce10" office:value-type="string">
            <text:p>863,45 €</text:p>
          </table:table-cell>
          <table:table-cell table:style-name="ce10" office:value-type="string">
            <text:p>1.044,79 €</text:p>
          </table:table-cell>
          <table:table-cell table:number-columns-repeated="1017"/>
        </table:table-row>
        <table:table-row table:style-name="ro4">
          <table:table-cell office:value-type="string">
            <text:p>B03084829</text:p>
          </table:table-cell>
          <table:table-cell office:value-type="string">
            <text:p>Ferreteria Florida, S.L.</text:p>
          </table:table-cell>
          <table:table-cell office:value-type="string">
            <text:p>M DP 014/2020</text:p>
          </table:table-cell>
          <table:table-cell office:value-type="string">
            <text:p>Material diverso para mantenimiento correctivo y preventivo de las Instalaciones Deportivas Municipales, mes febrero 2020.</text:p>
          </table:table-cell>
          <table:table-cell office:value-type="string">
            <text:p>30-ENE-2020</text:p>
          </table:table-cell>
          <table:table-cell office:value-type="string">
            <text:p>407,19 €</text:p>
          </table:table-cell>
          <table:table-cell office:value-type="string">
            <text:p>492,7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B82551391</text:p>
          </table:table-cell>
          <table:table-cell table:style-name="ce5" office:value-type="string">
            <text:p>Ficheros Carposa, S.L.</text:p>
          </table:table-cell>
          <table:table-cell table:style-name="ce5" office:value-type="string">
            <text:p>M AL 16/20</text:p>
          </table:table-cell>
          <table:table-cell table:style-name="ce5" office:value-type="string">
            <text:p>Suscripción ejemplar "Los Cargos en el Poder" para Gabinete de Alcaldía y Gabinete de Protocolo, correspondiente al año 2020</text:p>
          </table:table-cell>
          <table:table-cell table:style-name="ce10" office:value-type="string">
            <text:p>02-ENE-2020</text:p>
          </table:table-cell>
          <table:table-cell table:style-name="ce10" office:value-type="string">
            <text:p>370,19 €</text:p>
          </table:table-cell>
          <table:table-cell table:style-name="ce10" office:value-type="string">
            <text:p>385 €</text:p>
          </table:table-cell>
          <table:table-cell table:number-columns-repeated="1017"/>
        </table:table-row>
        <table:table-row table:style-name="ro5">
          <table:table-cell office:value-type="string">
            <text:p>B54758735</text:p>
          </table:table-cell>
          <table:table-cell office:value-type="string">
            <text:p>Filias Desarrollo Comunitario S.L.</text:p>
          </table:table-cell>
          <table:table-cell office:value-type="string">
            <text:p>M JU 2020/2873</text:p>
          </table:table-cell>
          <table:table-cell office:value-type="string">
            <text:p>apoyo escolar. centro 14 unamunio. 15 hrs semana. febrero 2020</text:p>
          </table:table-cell>
          <table:table-cell office:value-type="string">
            <text:p>05-MAR-2020</text:p>
          </table:table-cell>
          <table:table-cell table:number-columns-repeated="2" office:value-type="string">
            <text:p>672,05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B54758735</text:p>
          </table:table-cell>
          <table:table-cell table:style-name="ce5" office:value-type="string">
            <text:p>Filias Desarrollo Comunitario S.L.</text:p>
          </table:table-cell>
          <table:table-cell table:style-name="ce5" office:value-type="string">
            <text:p>M JU 2020/1351</text:p>
          </table:table-cell>
          <table:table-cell table:style-name="ce5" office:value-type="string">
            <text:p>apoyo escolar centro 14 unamuno 15 hrs semana del 13 al 31 de enero <text:tab/></text:p>
          </table:table-cell>
          <table:table-cell table:style-name="ce10" office:value-type="string">
            <text:p>07-FEB-2020</text:p>
          </table:table-cell>
          <table:table-cell table:number-columns-repeated="2" table:style-name="ce10" office:value-type="string">
            <text:p>474,38 €</text:p>
          </table:table-cell>
          <table:table-cell table:number-columns-repeated="1017"/>
        </table:table-row>
        <table:table-row table:style-name="ro8">
          <table:table-cell office:value-type="string">
            <text:p>48355653Q</text:p>
          </table:table-cell>
          <table:table-cell office:value-type="string">
            <text:p>Fran Gonzálvez Tenorio</text:p>
          </table:table-cell>
          <table:table-cell office:value-type="string">
            <text:p>M CU 2020/11-03</text:p>
          </table:table-cell>
          <table:table-cell office:value-type="string">
            <text:p>Realización de actividades en el Hospital General de Alicante, Unidad de Pedagogía. Convenio de colaboración entre Consellería de Educación y la Concejalía de Cultura del Ayto. de Alicante. Actividad: Cuentacuentos el día 21 de mayo de 2020.</text:p>
          </table:table-cell>
          <table:table-cell office:value-type="string">
            <text:p>24-ENE-2020</text:p>
          </table:table-cell>
          <table:table-cell office:value-type="string">
            <text:p>318,18 €</text:p>
          </table:table-cell>
          <table:table-cell office:value-type="string">
            <text:p>350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21490316J</text:p>
          </table:table-cell>
          <table:table-cell table:style-name="ce5" office:value-type="string">
            <text:p>FRANCISCO JAVIER LORCA REQUENA</text:p>
          </table:table-cell>
          <table:table-cell table:style-name="ce5" office:value-type="string">
            <text:p>M IF 38/20</text:p>
          </table:table-cell>
          <table:table-cell table:style-name="ce5" office:value-type="string">
            <text:p>Reparaciones de mantenimiento ordinario de carpintería de madera en dependencias de Alcaldía: desmontaje de puertas abatibles en vental, lijado, cepillado y otros.</text:p>
          </table:table-cell>
          <table:table-cell table:style-name="ce10" office:value-type="string">
            <text:p>04-MAR-2020</text:p>
          </table:table-cell>
          <table:table-cell table:style-name="ce10" office:value-type="string">
            <text:p>1.129,98 €</text:p>
          </table:table-cell>
          <table:table-cell table:style-name="ce10" office:value-type="string">
            <text:p>1.367,28 €</text:p>
          </table:table-cell>
          <table:table-cell table:number-columns-repeated="1017"/>
        </table:table-row>
        <table:table-row table:style-name="ro7">
          <table:table-cell office:value-type="string">
            <text:p>21490316J</text:p>
          </table:table-cell>
          <table:table-cell office:value-type="string">
            <text:p>FRANCISCO JAVIER LORCA REQUENA</text:p>
          </table:table-cell>
          <table:table-cell office:value-type="string">
            <text:p>M IF 58/20</text:p>
          </table:table-cell>
          <table:table-cell office:value-type="string">
            <text:p>Reparaciones de mantenimiento ordinario de carpintería de madera en C.P. Mediterraneo: desmontar y limpiar marco y puerta corredera, reparación con listones y otros.</text:p>
          </table:table-cell>
          <table:table-cell office:value-type="string">
            <text:p>25-MAR-2020</text:p>
          </table:table-cell>
          <table:table-cell office:value-type="string">
            <text:p>561 €</text:p>
          </table:table-cell>
          <table:table-cell office:value-type="string">
            <text:p>678,81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48568631Z</text:p>
          </table:table-cell>
          <table:table-cell table:style-name="ce5" office:value-type="string">
            <text:p>FRANCISCO JAVIER MARTINEZ CASES </text:p>
          </table:table-cell>
          <table:table-cell table:style-name="ce5" office:value-type="string">
            <text:p>M JU 2020/2457</text:p>
          </table:table-cell>
          <table:table-cell table:style-name="ce5" office:value-type="string">
            <text:p>mesa sonido 6 canales. iluminacion y sonido evento life on. 21 febrero y concierto Deka en pza mercado central (zona edusi) <text:tab/></text:p>
          </table:table-cell>
          <table:table-cell table:style-name="ce10" office:value-type="string">
            <text:p>28-FEB-2020</text:p>
          </table:table-cell>
          <table:table-cell table:style-name="ce10" office:value-type="string">
            <text:p>560,01 €</text:p>
          </table:table-cell>
          <table:table-cell table:style-name="ce10" office:value-type="string">
            <text:p>677,6 €</text:p>
          </table:table-cell>
          <table:table-cell table:number-columns-repeated="1017"/>
        </table:table-row>
        <table:table-row table:style-name="ro6">
          <table:table-cell office:value-type="string">
            <text:p>21459540B</text:p>
          </table:table-cell>
          <table:table-cell office:value-type="string">
            <text:p>FRANCISCO SALAVERRI DE LA TORRE</text:p>
          </table:table-cell>
          <table:table-cell office:value-type="string">
            <text:p>M IF 43/20</text:p>
          </table:table-cell>
          <table:table-cell office:value-type="string">
            <text:p>Trabajos de repintado y saneado en techos de aseos del C.P. Gastón Castelló: masillado desperfectos, preparado antihumedad y otros.</text:p>
          </table:table-cell>
          <table:table-cell office:value-type="string">
            <text:p>06-MAR-2020</text:p>
          </table:table-cell>
          <table:table-cell office:value-type="string">
            <text:p>768 €</text:p>
          </table:table-cell>
          <table:table-cell office:value-type="string">
            <text:p>929,28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21459540B</text:p>
          </table:table-cell>
          <table:table-cell table:style-name="ce5" office:value-type="string">
            <text:p>FRANCISCO SALAVERRI DE LA TORRE</text:p>
          </table:table-cell>
          <table:table-cell table:style-name="ce5" office:value-type="string">
            <text:p>M IF 44/20</text:p>
          </table:table-cell>
          <table:table-cell table:style-name="ce5" office:value-type="string">
            <text:p>Trabajos de repintado y saneado en techos y pasillos de plantas baja y primera del C.P. San Fernando: masillado desperfectos, gotelé y otros</text:p>
          </table:table-cell>
          <table:table-cell table:style-name="ce10" office:value-type="string">
            <text:p>06-MAR-2020</text:p>
          </table:table-cell>
          <table:table-cell table:style-name="ce10" office:value-type="string">
            <text:p>1.080 €</text:p>
          </table:table-cell>
          <table:table-cell table:style-name="ce10" office:value-type="string">
            <text:p>1.306,8 €</text:p>
          </table:table-cell>
          <table:table-cell table:number-columns-repeated="1017"/>
        </table:table-row>
        <table:table-row table:style-name="ro5">
          <table:table-cell office:value-type="string">
            <text:p>B87286255</text:p>
          </table:table-cell>
          <table:table-cell office:value-type="string">
            <text:p>GLOBAL&amp;LOCAL AUDIT, SL</text:p>
          </table:table-cell>
          <table:table-cell office:value-type="string">
            <text:p>M IN 02/2020</text:p>
          </table:table-cell>
          <table:table-cell office:value-type="string">
            <text:p>Consultoria implantación Contro Interno en la Intervención de Fondos Municipales</text:p>
          </table:table-cell>
          <table:table-cell office:value-type="string">
            <text:p>23-ENE-2020</text:p>
          </table:table-cell>
          <table:table-cell office:value-type="string">
            <text:p>12.000 €</text:p>
          </table:table-cell>
          <table:table-cell office:value-type="string">
            <text:p>14.520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E54696950</text:p>
          </table:table-cell>
          <table:table-cell table:style-name="ce5" office:value-type="string">
            <text:p>Grupo Akra C.B.</text:p>
          </table:table-cell>
          <table:table-cell table:style-name="ce5" office:value-type="string">
            <text:p>M AS 20/012</text:p>
          </table:table-cell>
          <table:table-cell table:style-name="ce5" office:value-type="string">
            <text:p>Actividades deportivas, fútbol sala, dirigidas a adolescentes en situación de vulnerabilidad residentes en los barrios Divina Pastora y Los Ángeles</text:p>
          </table:table-cell>
          <table:table-cell table:style-name="ce10" office:value-type="string">
            <text:p>04-MAR-2020</text:p>
          </table:table-cell>
          <table:table-cell table:style-name="ce10" office:value-type="string">
            <text:p>10.701 €</text:p>
          </table:table-cell>
          <table:table-cell table:style-name="ce10" office:value-type="string">
            <text:p>11.771,1 €</text:p>
          </table:table-cell>
          <table:table-cell table:number-columns-repeated="1017"/>
        </table:table-row>
        <table:table-row table:style-name="ro4">
          <table:table-cell office:value-type="string">
            <text:p>B42559112</text:p>
          </table:table-cell>
          <table:table-cell office:value-type="string">
            <text:p>grupoVOLMAE Alicante</text:p>
          </table:table-cell>
          <table:table-cell office:value-type="string">
            <text:p>M JU 2020/2740</text:p>
          </table:table-cell>
          <table:table-cell office:value-type="string">
            <text:p>charla hablar en público. presentaciones eficaces 29/01/2020. De 19 a 20:30 hrs. aula centro 14. cienfuegos. </text:p>
          </table:table-cell>
          <table:table-cell office:value-type="string">
            <text:p>04-MAR-2020</text:p>
          </table:table-cell>
          <table:table-cell office:value-type="string">
            <text:p>75 €</text:p>
          </table:table-cell>
          <table:table-cell office:value-type="string">
            <text:p>90,75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B42559112</text:p>
          </table:table-cell>
          <table:table-cell table:style-name="ce5" office:value-type="string">
            <text:p>grupoVOLMAE Alicante</text:p>
          </table:table-cell>
          <table:table-cell table:style-name="ce5" office:value-type="string">
            <text:p>M JU 2020/2741</text:p>
          </table:table-cell>
          <table:table-cell table:style-name="ce5" office:value-type="string">
            <text:p>charla el poder de la palabra (fecha 26/02/2020 horario 19-20:30 hrs. palacio el portalet. alicante. </text:p>
          </table:table-cell>
          <table:table-cell table:style-name="ce10" office:value-type="string">
            <text:p>04-MAR-2020</text:p>
          </table:table-cell>
          <table:table-cell table:style-name="ce10" office:value-type="string">
            <text:p>75 €</text:p>
          </table:table-cell>
          <table:table-cell table:style-name="ce10" office:value-type="string">
            <text:p>90,75 €</text:p>
          </table:table-cell>
          <table:table-cell table:number-columns-repeated="1017"/>
        </table:table-row>
        <table:table-row table:style-name="ro3">
          <table:table-cell office:value-type="string">
            <text:p>A03076551</text:p>
          </table:table-cell>
          <table:table-cell office:value-type="string">
            <text:p>Hijos de Manuel Crespo S.A.</text:p>
          </table:table-cell>
          <table:table-cell office:value-type="string">
            <text:p>M SE 9/20</text:p>
          </table:table-cell>
          <table:table-cell office:value-type="string">
            <text:p>Mando vehículos speis.</text:p>
          </table:table-cell>
          <table:table-cell office:value-type="string">
            <text:p>10-ENE-2020</text:p>
          </table:table-cell>
          <table:table-cell office:value-type="string">
            <text:p>16,62 €</text:p>
          </table:table-cell>
          <table:table-cell office:value-type="string">
            <text:p>20,12 €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A03076551</text:p>
          </table:table-cell>
          <table:table-cell table:style-name="ce5" office:value-type="string">
            <text:p>Hijos de Manuel Crespo S.A.</text:p>
          </table:table-cell>
          <table:table-cell table:style-name="ce5" office:value-type="string">
            <text:p>M SE 3/20</text:p>
          </table:table-cell>
          <table:table-cell table:style-name="ce5" office:value-type="string">
            <text:p>Cristal espejo V-29</text:p>
          </table:table-cell>
          <table:table-cell table:style-name="ce10" office:value-type="string">
            <text:p>10-ENE-2020</text:p>
          </table:table-cell>
          <table:table-cell table:style-name="ce10" office:value-type="string">
            <text:p>81,34 €</text:p>
          </table:table-cell>
          <table:table-cell table:style-name="ce10" office:value-type="string">
            <text:p>98,42 €</text:p>
          </table:table-cell>
          <table:table-cell table:number-columns-repeated="1017"/>
        </table:table-row>
        <table:table-row table:style-name="ro3">
          <table:table-cell office:value-type="string">
            <text:p>A03076551</text:p>
          </table:table-cell>
          <table:table-cell office:value-type="string">
            <text:p>Hijos de Manuel Crespo S.A.</text:p>
          </table:table-cell>
          <table:table-cell office:value-type="string">
            <text:p>M SE 1/20</text:p>
          </table:table-cell>
          <table:table-cell office:value-type="string">
            <text:p>Recambios para vehiculos speis</text:p>
          </table:table-cell>
          <table:table-cell office:value-type="string">
            <text:p>10-ENE-2020</text:p>
          </table:table-cell>
          <table:table-cell office:value-type="string">
            <text:p>33,22 €</text:p>
          </table:table-cell>
          <table:table-cell office:value-type="string">
            <text:p>40,2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A03076551</text:p>
          </table:table-cell>
          <table:table-cell table:style-name="ce5" office:value-type="string">
            <text:p>Hijos de Manuel Crespo S.A.</text:p>
          </table:table-cell>
          <table:table-cell table:style-name="ce5" office:value-type="string">
            <text:p>M SE 2/20</text:p>
          </table:table-cell>
          <table:table-cell table:style-name="ce5" office:value-type="string">
            <text:p>Test breve, desmontar y montar baterias V-29</text:p>
          </table:table-cell>
          <table:table-cell table:style-name="ce10" office:value-type="string">
            <text:p>10-ENE-2020</text:p>
          </table:table-cell>
          <table:table-cell table:style-name="ce10" office:value-type="string">
            <text:p>1.357,84 €</text:p>
          </table:table-cell>
          <table:table-cell table:style-name="ce10" office:value-type="string">
            <text:p>1.642,99 €</text:p>
          </table:table-cell>
          <table:table-cell table:number-columns-repeated="1017"/>
        </table:table-row>
        <table:table-row table:style-name="ro3">
          <table:table-cell office:value-type="string">
            <text:p>A03076551</text:p>
          </table:table-cell>
          <table:table-cell office:value-type="string">
            <text:p>Hijos de Manuel Crespo S.A.</text:p>
          </table:table-cell>
          <table:table-cell office:value-type="string">
            <text:p>M SE 4/20</text:p>
          </table:table-cell>
          <table:table-cell office:value-type="string">
            <text:p>Recambios, cable traccion V-28</text:p>
          </table:table-cell>
          <table:table-cell office:value-type="string">
            <text:p>10-ENE-2020</text:p>
          </table:table-cell>
          <table:table-cell office:value-type="string">
            <text:p>18 €</text:p>
          </table:table-cell>
          <table:table-cell office:value-type="string">
            <text:p>21,78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A03076551</text:p>
          </table:table-cell>
          <table:table-cell table:style-name="ce5" office:value-type="string">
            <text:p>Hijos de Manuel Crespo S.A.</text:p>
          </table:table-cell>
          <table:table-cell table:style-name="ce5" office:value-type="string">
            <text:p>M SE 13/20</text:p>
          </table:table-cell>
          <table:table-cell table:style-name="ce5" office:value-type="string">
            <text:p>Recambios material, válvula, suspensión automática.</text:p>
          </table:table-cell>
          <table:table-cell table:style-name="ce10" office:value-type="string">
            <text:p>10-ENE-2020</text:p>
          </table:table-cell>
          <table:table-cell table:style-name="ce10" office:value-type="string">
            <text:p>250,89 €</text:p>
          </table:table-cell>
          <table:table-cell table:style-name="ce10" office:value-type="string">
            <text:p>303,58 €</text:p>
          </table:table-cell>
          <table:table-cell table:number-columns-repeated="1017"/>
        </table:table-row>
        <table:table-row table:style-name="ro6">
          <table:table-cell office:value-type="string">
            <text:p>B02425288</text:p>
          </table:table-cell>
          <table:table-cell office:value-type="string">
            <text:p>HIMAX APLICACIONES, S.L.</text:p>
          </table:table-cell>
          <table:table-cell office:value-type="string">
            <text:p>M IF 27/20</text:p>
          </table:table-cell>
          <table:table-cell office:value-type="string">
            <text:p>Suministro de secadores y piezas para reparación de secadores para la piscina de Monte Tossal: secador ibero, juego carboncillo y otros.</text:p>
          </table:table-cell>
          <table:table-cell office:value-type="string">
            <text:p>19-FEB-2020</text:p>
          </table:table-cell>
          <table:table-cell office:value-type="string">
            <text:p>1.143,85 €</text:p>
          </table:table-cell>
          <table:table-cell office:value-type="string">
            <text:p>1.384,06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B02425288</text:p>
          </table:table-cell>
          <table:table-cell table:style-name="ce5" office:value-type="string">
            <text:p>HIMAX APLICACIONES, S.L.</text:p>
          </table:table-cell>
          <table:table-cell table:style-name="ce5" office:value-type="string">
            <text:p>M IF 17/20</text:p>
          </table:table-cell>
          <table:table-cell table:style-name="ce5" office:value-type="string">
            <text:p>Suministro de secadores y piezas para reparación de secadores para la pisicna de Babel: secador ibero, juego carboncillos y otros</text:p>
          </table:table-cell>
          <table:table-cell table:style-name="ce10" office:value-type="string">
            <text:p>18-FEB-2020</text:p>
          </table:table-cell>
          <table:table-cell table:style-name="ce10" office:value-type="string">
            <text:p>722,37 €</text:p>
          </table:table-cell>
          <table:table-cell table:style-name="ce10" office:value-type="string">
            <text:p>874,07 €</text:p>
          </table:table-cell>
          <table:table-cell table:number-columns-repeated="1017"/>
        </table:table-row>
        <table:table-row table:style-name="ro6">
          <table:table-cell office:value-type="string">
            <text:p>B02425288</text:p>
          </table:table-cell>
          <table:table-cell office:value-type="string">
            <text:p>HIMAX APLICACIONES, S.L.</text:p>
          </table:table-cell>
          <table:table-cell office:value-type="string">
            <text:p>M IF 16/20</text:p>
          </table:table-cell>
          <table:table-cell office:value-type="string">
            <text:p>Suministro de secadores y piezas para reparación de secadores para la piscina Vía Parque: secador ibero, juego carboncillos y otros.</text:p>
          </table:table-cell>
          <table:table-cell office:value-type="string">
            <text:p>18-FEB-2020</text:p>
          </table:table-cell>
          <table:table-cell office:value-type="string">
            <text:p>722,37 €</text:p>
          </table:table-cell>
          <table:table-cell office:value-type="string">
            <text:p>874,07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03444458R</text:p>
          </table:table-cell>
          <table:table-cell table:style-name="ce5" office:value-type="string">
            <text:p>ILUMINADA MONTERO MERINO</text:p>
          </table:table-cell>
          <table:table-cell table:style-name="ce5" office:value-type="string">
            <text:p>M JU 2020/1379</text:p>
          </table:table-cell>
          <table:table-cell table:style-name="ce5" office:value-type="string">
            <text:p>montaje y desmontaje sala exposiciones centro 14 enero 2020</text:p>
          </table:table-cell>
          <table:table-cell table:style-name="ce10" office:value-type="string">
            <text:p>18-FEB-2020</text:p>
          </table:table-cell>
          <table:table-cell table:style-name="ce10" office:value-type="string">
            <text:p>796,39 €</text:p>
          </table:table-cell>
          <table:table-cell table:style-name="ce10" office:value-type="string">
            <text:p>963,64 €</text:p>
          </table:table-cell>
          <table:table-cell table:number-columns-repeated="1017"/>
        </table:table-row>
        <table:table-row table:style-name="ro4">
          <table:table-cell office:value-type="string">
            <text:p>F54797576</text:p>
          </table:table-cell>
          <table:table-cell office:value-type="string">
            <text:p>Imagina Esencia Coop. V</text:p>
          </table:table-cell>
          <table:table-cell office:value-type="string">
            <text:p>M ED 8/2020</text:p>
          </table:table-cell>
          <table:table-cell office:value-type="string">
            <text:p>Gestión y ejecución actividades de prevención de conductas adictivas en el ámbito escolar 4º ESO y 2º FPB</text:p>
          </table:table-cell>
          <table:table-cell office:value-type="string">
            <text:p>20-ENE-2020</text:p>
          </table:table-cell>
          <table:table-cell table:number-columns-repeated="2" office:value-type="string">
            <text:p>8.750 €</text:p>
          </table:table-cell>
          <table:table-cell table:number-columns-repeated="1017"/>
        </table:table-row>
        <table:table-row table:style-name="ro9">
          <table:table-cell table:style-name="ce5" office:value-type="string">
            <text:p>F54797576</text:p>
          </table:table-cell>
          <table:table-cell table:style-name="ce5" office:value-type="string">
            <text:p>Imagina Esencia Coop. V</text:p>
          </table:table-cell>
          <table:table-cell table:style-name="ce5" office:value-type="string">
            <text:p>M CU 2020/11-04</text:p>
          </table:table-cell>
          <table:table-cell table:style-name="ce5" office:value-type="string">
            <text:p>Realización de actividades en el Hospital General de Alicante, Unidad de Pedagogía. Convenio de colaboración entre la Consellería de Educación y la Concejalía de Cultura del Ayuntamiento de Alicante. Actividad: Magia el día 18 de marzo de 2020.</text:p>
          </table:table-cell>
          <table:table-cell table:style-name="ce10" office:value-type="string">
            <text:p>24-ENE-2020</text:p>
          </table:table-cell>
          <table:table-cell table:style-name="ce10" office:value-type="string">
            <text:p>289,26 €</text:p>
          </table:table-cell>
          <table:table-cell table:style-name="ce10" office:value-type="string">
            <text:p>350 €</text:p>
          </table:table-cell>
          <table:table-cell table:number-columns-repeated="1017"/>
        </table:table-row>
        <table:table-row table:style-name="ro4">
          <table:table-cell office:value-type="string">
            <text:p>E42533307</text:p>
          </table:table-cell>
          <table:table-cell office:value-type="string">
            <text:p>in situ dance school oe </text:p>
          </table:table-cell>
          <table:table-cell office:value-type="string">
            <text:p>M JU 2020/3498</text:p>
          </table:table-cell>
          <table:table-cell office:value-type="string">
            <text:p>taller de danza urbana en diferentes centros esecoalres entre los días 16 de enero y 5 de marzo </text:p>
          </table:table-cell>
          <table:table-cell office:value-type="string">
            <text:p>17-MAR-2020</text:p>
          </table:table-cell>
          <table:table-cell office:value-type="string">
            <text:p>247,93 €</text:p>
          </table:table-cell>
          <table:table-cell office:value-type="string">
            <text:p>300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B03408614</text:p>
          </table:table-cell>
          <table:table-cell table:style-name="ce5" office:value-type="string">
            <text:p>INGENIERÍA Y ESTUDIOS MEDITERRÁNEO, S.L.P.</text:p>
          </table:table-cell>
          <table:table-cell table:style-name="ce5" office:value-type="string">
            <text:p>M IF 2/20</text:p>
          </table:table-cell>
          <table:table-cell table:style-name="ce5" office:value-type="string">
            <text:p>Asistencia técnica para la redacción de un proyecto de ejecución material en el Barrio Princesa Mercedes</text:p>
          </table:table-cell>
          <table:table-cell table:style-name="ce10" office:value-type="string">
            <text:p>03-MAR-2020</text:p>
          </table:table-cell>
          <table:table-cell table:style-name="ce10" office:value-type="string">
            <text:p>14.250 €</text:p>
          </table:table-cell>
          <table:table-cell table:style-name="ce10" office:value-type="string">
            <text:p>17.242,5 €</text:p>
          </table:table-cell>
          <table:table-cell table:number-columns-repeated="1017"/>
        </table:table-row>
        <table:table-row table:style-name="ro4">
          <table:table-cell office:value-type="string">
            <text:p>B42556100</text:p>
          </table:table-cell>
          <table:table-cell office:value-type="string">
            <text:p>INSTALACIONES TÉCNICAS CALGAS, S.L.</text:p>
          </table:table-cell>
          <table:table-cell office:value-type="string">
            <text:p>M IF 24/20</text:p>
          </table:table-cell>
          <table:table-cell office:value-type="string">
            <text:p>Trabajos de modificación de instalación y prolongación de radiadores en el aula de 6ºB de la 1ª planta del CEIP Emilio Varela</text:p>
          </table:table-cell>
          <table:table-cell office:value-type="string">
            <text:p>19-FEB-2020</text:p>
          </table:table-cell>
          <table:table-cell office:value-type="string">
            <text:p>525,99 €</text:p>
          </table:table-cell>
          <table:table-cell office:value-type="string">
            <text:p>636,45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B42556100</text:p>
          </table:table-cell>
          <table:table-cell table:style-name="ce5" office:value-type="string">
            <text:p>INSTALACIONES TÉCNICAS CALGAS, S.L.</text:p>
          </table:table-cell>
          <table:table-cell table:style-name="ce5" office:value-type="string">
            <text:p>M IF 23/20</text:p>
          </table:table-cell>
          <table:table-cell table:style-name="ce5" office:value-type="string">
            <text:p>Revisión de radiadores de la 1ª planta del CEIP Gloria Fuertes: sustitución válvulas de entrada al radiador, llenado y purga de instalación</text:p>
          </table:table-cell>
          <table:table-cell table:style-name="ce10" office:value-type="string">
            <text:p>19-FEB-2020</text:p>
          </table:table-cell>
          <table:table-cell table:style-name="ce10" office:value-type="string">
            <text:p>456,14 €</text:p>
          </table:table-cell>
          <table:table-cell table:style-name="ce10" office:value-type="string">
            <text:p>551,94 €</text:p>
          </table:table-cell>
          <table:table-cell table:number-columns-repeated="1017"/>
        </table:table-row>
        <table:table-row table:style-name="ro10">
          <table:table-cell office:value-type="string">
            <text:p>B42556100</text:p>
          </table:table-cell>
          <table:table-cell office:value-type="string">
            <text:p>INSTALACIONES TÉCNICAS CALGAS, S.L.</text:p>
          </table:table-cell>
          <table:table-cell office:value-type="string">
            <text:p>M IF 46/20</text:p>
          </table:table-cell>
          <table:table-cell office:value-type="string">
            <text:p>Sustitución de electroválvulas de gas en los siguientes colegios de educación infantil y primaria del Ayuntamiento de Alicante: CP Isla Tabarca, CP Gabriel Miró, CP Virgen del Remedio, CP Nuestra Sra. de la Paz, CP La Florida, CP Santo Ángel de la Guarda, CP Tossal, CP Pedro Duque y CP Carlos Arniches.</text:p>
          </table:table-cell>
          <table:table-cell office:value-type="string">
            <text:p>10-MAR-2020</text:p>
          </table:table-cell>
          <table:table-cell office:value-type="string">
            <text:p>3.573,91 €</text:p>
          </table:table-cell>
          <table:table-cell office:value-type="string">
            <text:p>4.324,45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A50086412</text:p>
          </table:table-cell>
          <table:table-cell table:style-name="ce5" office:value-type="string">
            <text:p>INSTRUMENTACION Y COMPONENTES, S.A.</text:p>
          </table:table-cell>
          <table:table-cell table:style-name="ce5" office:value-type="string">
            <text:p>M NT 11/2020</text:p>
          </table:table-cell>
          <table:table-cell table:style-name="ce5" office:value-type="string">
            <text:p>Suministro 40 unidades Grabadora DVD interna para modelo PC HP Desktop 600 G4 SFF</text:p>
          </table:table-cell>
          <table:table-cell table:style-name="ce10" office:value-type="string">
            <text:p>03-MAR-2020</text:p>
          </table:table-cell>
          <table:table-cell table:style-name="ce10" office:value-type="string">
            <text:p>1.056,8 €</text:p>
          </table:table-cell>
          <table:table-cell table:style-name="ce10" office:value-type="string">
            <text:p>1.278,73 €</text:p>
          </table:table-cell>
          <table:table-cell table:number-columns-repeated="1017"/>
        </table:table-row>
        <table:table-row table:style-name="ro6">
          <table:table-cell office:value-type="string">
            <text:p>B02473627</text:p>
          </table:table-cell>
          <table:table-cell office:value-type="string">
            <text:p>INVERCOM ALMANSA SL </text:p>
          </table:table-cell>
          <table:table-cell office:value-type="string">
            <text:p>M AL 17/20</text:p>
          </table:table-cell>
          <table:table-cell office:value-type="string">
            <text:p>Publicidad institucional en "Doce TV", días 20 a 26 enero, con motivo campaña promoción ciudad en la Feria Internacional de Turismo (FITUR)</text:p>
          </table:table-cell>
          <table:table-cell office:value-type="string">
            <text:p>15-ENE-2020</text:p>
          </table:table-cell>
          <table:table-cell office:value-type="string">
            <text:p>826,45 €</text:p>
          </table:table-cell>
          <table:table-cell office:value-type="string">
            <text:p>1.000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21366604H</text:p>
          </table:table-cell>
          <table:table-cell table:style-name="ce5" office:value-type="string">
            <text:p>ISIDORO SAN SEBASTIÁN JIMÉNEZ</text:p>
          </table:table-cell>
          <table:table-cell table:style-name="ce5" office:value-type="string">
            <text:p>M AL 49/20</text:p>
          </table:table-cell>
          <table:table-cell table:style-name="ce5" office:value-type="string">
            <text:p>Adquisición prensa diaria para Gabinete de Alcadía y Gabinete de Prensa, correspondiente al mes de febrero</text:p>
          </table:table-cell>
          <table:table-cell table:style-name="ce10" office:value-type="string">
            <text:p>01-FEB-2020</text:p>
          </table:table-cell>
          <table:table-cell table:style-name="ce10" office:value-type="string">
            <text:p>106,15 €</text:p>
          </table:table-cell>
          <table:table-cell table:style-name="ce10" office:value-type="string">
            <text:p>110,4 €</text:p>
          </table:table-cell>
          <table:table-cell table:number-columns-repeated="1017"/>
        </table:table-row>
        <table:table-row table:style-name="ro4">
          <table:table-cell office:value-type="string">
            <text:p>21366604H</text:p>
          </table:table-cell>
          <table:table-cell office:value-type="string">
            <text:p>ISIDORO SAN SEBASTIÁN JIMÉNEZ</text:p>
          </table:table-cell>
          <table:table-cell office:value-type="string">
            <text:p>M AL 33/20</text:p>
          </table:table-cell>
          <table:table-cell office:value-type="string">
            <text:p>Adquisición prensa diaria para Gabinete de Alcaldía y Gabinete de Prensa, correspondiente al mes de enero</text:p>
          </table:table-cell>
          <table:table-cell office:value-type="string">
            <text:p>02-ENE-2020</text:p>
          </table:table-cell>
          <table:table-cell office:value-type="string">
            <text:p>108,85 €</text:p>
          </table:table-cell>
          <table:table-cell office:value-type="string">
            <text:p>113,2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Q9650007I</text:p>
          </table:table-cell>
          <table:table-cell table:style-name="ce5" office:value-type="string">
            <text:p>ivaj </text:p>
          </table:table-cell>
          <table:table-cell table:style-name="ce5" office:value-type="string">
            <text:p>M JU 2020/1380</text:p>
          </table:table-cell>
          <table:table-cell table:style-name="ce5" office:value-type="string">
            <text:p>alojamiento y manutención voluntarias europeas 2 residentes pensión completa enero. </text:p>
          </table:table-cell>
          <table:table-cell table:style-name="ce10" office:value-type="string">
            <text:p>20-MAR-2020</text:p>
          </table:table-cell>
          <table:table-cell table:number-columns-repeated="2" table:style-name="ce10" office:value-type="string">
            <text:p>927 €</text:p>
          </table:table-cell>
          <table:table-cell table:number-columns-repeated="1017"/>
        </table:table-row>
        <table:table-row table:style-name="ro4">
          <table:table-cell office:value-type="string">
            <text:p>Q9650007I</text:p>
          </table:table-cell>
          <table:table-cell office:value-type="string">
            <text:p>ivaj </text:p>
          </table:table-cell>
          <table:table-cell office:value-type="string">
            <text:p>M JU 2020/3060</text:p>
          </table:table-cell>
          <table:table-cell office:value-type="string">
            <text:p>alojamiento y manutencion de voluntarias europeas programa "cuerpo europeo de solidaridad" febrero 2020</text:p>
          </table:table-cell>
          <table:table-cell office:value-type="string">
            <text:p>20-MAR-2020</text:p>
          </table:table-cell>
          <table:table-cell table:number-columns-repeated="2" office:value-type="string">
            <text:p>927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48321838B</text:p>
          </table:table-cell>
          <table:table-cell table:style-name="ce5" office:value-type="string">
            <text:p>JAIME MANUEL GINER MARTINEZ</text:p>
          </table:table-cell>
          <table:table-cell table:style-name="ce5" office:value-type="string">
            <text:p>M IF 45/20</text:p>
          </table:table-cell>
          <table:table-cell table:style-name="ce5" office:value-type="string">
            <text:p>Redacción del proyecto "Restauración de la fuente en la Plaza de Los Luceros de Alicante"</text:p>
          </table:table-cell>
          <table:table-cell table:style-name="ce10" office:value-type="string">
            <text:p>09-MAR-2020</text:p>
          </table:table-cell>
          <table:table-cell table:style-name="ce10" office:value-type="string">
            <text:p>14.980 €</text:p>
          </table:table-cell>
          <table:table-cell table:style-name="ce10" office:value-type="string">
            <text:p>18.125,8 €</text:p>
          </table:table-cell>
          <table:table-cell table:number-columns-repeated="1017"/>
        </table:table-row>
        <table:table-row table:style-name="ro6">
          <table:table-cell office:value-type="string">
            <text:p>27455193R</text:p>
          </table:table-cell>
          <table:table-cell office:value-type="string">
            <text:p>JESÚS PALAZON ESPINOSA</text:p>
          </table:table-cell>
          <table:table-cell office:value-type="string">
            <text:p>M IF 52/20</text:p>
          </table:table-cell>
          <table:table-cell office:value-type="string">
            <text:p>Reparaciones de mantenimiento ordinario de albañilería y fontanería en C.P. El Palmeral: picar y poner baldosas rotas en patio, arreglar azulejos en baños y otros.</text:p>
          </table:table-cell>
          <table:table-cell office:value-type="string">
            <text:p>24-MAR-2020</text:p>
          </table:table-cell>
          <table:table-cell office:value-type="string">
            <text:p>522,72 €</text:p>
          </table:table-cell>
          <table:table-cell office:value-type="string">
            <text:p>632,49 €</text:p>
          </table:table-cell>
          <table:table-cell table:number-columns-repeated="1017"/>
        </table:table-row>
        <table:table-row table:style-name="ro7">
          <table:table-cell table:style-name="ce5" office:value-type="string">
            <text:p>27455193R</text:p>
          </table:table-cell>
          <table:table-cell table:style-name="ce5" office:value-type="string">
            <text:p>JESÚS PALAZON ESPINOSA</text:p>
          </table:table-cell>
          <table:table-cell table:style-name="ce5" office:value-type="string">
            <text:p>M IF 54/20</text:p>
          </table:table-cell>
          <table:table-cell table:style-name="ce5" office:value-type="string">
            <text:p>Reparaciones de mantenimiento ordinario de albañilería, herrería y fontanería en C.P. Joaquín Sorolla: reparación cornisa edificio primaria, reparar fuga de agua en cisterna y otros</text:p>
          </table:table-cell>
          <table:table-cell table:style-name="ce10" office:value-type="string">
            <text:p>24-MAR-2020</text:p>
          </table:table-cell>
          <table:table-cell table:style-name="ce10" office:value-type="string">
            <text:p>2.411,82 €</text:p>
          </table:table-cell>
          <table:table-cell table:style-name="ce10" office:value-type="string">
            <text:p>2.918,3 €</text:p>
          </table:table-cell>
          <table:table-cell table:number-columns-repeated="1017"/>
        </table:table-row>
        <table:table-row table:style-name="ro6">
          <table:table-cell office:value-type="string">
            <text:p>27455193R</text:p>
          </table:table-cell>
          <table:table-cell office:value-type="string">
            <text:p>JESÚS PALAZON ESPINOSA</text:p>
          </table:table-cell>
          <table:table-cell office:value-type="string">
            <text:p>M IF 51/20</text:p>
          </table:table-cell>
          <table:table-cell office:value-type="string">
            <text:p>Reparaciones de mantenimiento ordinario de albañilería, herrería y fontanería en C.P. Mora Puchol: reparar fuga de agua, reparar pata de un banco del patio y otros.</text:p>
          </table:table-cell>
          <table:table-cell office:value-type="string">
            <text:p>24-MAR-2020</text:p>
          </table:table-cell>
          <table:table-cell office:value-type="string">
            <text:p>579,03 €</text:p>
          </table:table-cell>
          <table:table-cell office:value-type="string">
            <text:p>700,63 €</text:p>
          </table:table-cell>
          <table:table-cell table:number-columns-repeated="1017"/>
        </table:table-row>
        <table:table-row table:style-name="ro7">
          <table:table-cell table:style-name="ce5" office:value-type="string">
            <text:p>27455193R</text:p>
          </table:table-cell>
          <table:table-cell table:style-name="ce5" office:value-type="string">
            <text:p>JESÚS PALAZON ESPINOSA</text:p>
          </table:table-cell>
          <table:table-cell table:style-name="ce5" office:value-type="string">
            <text:p>M IF 55/20</text:p>
          </table:table-cell>
          <table:table-cell table:style-name="ce5" office:value-type="string">
            <text:p>Reparaciones de mantenimiento ordinario de albañilería, herrería y fontanería en C.P. Emilio Varela: arreglar escalones de acceso a polideportivo, reparar cerradura cuarto contador gas y otros.</text:p>
          </table:table-cell>
          <table:table-cell table:style-name="ce10" office:value-type="string">
            <text:p>24-MAR-2020</text:p>
          </table:table-cell>
          <table:table-cell table:style-name="ce10" office:value-type="string">
            <text:p>970,55 €</text:p>
          </table:table-cell>
          <table:table-cell table:style-name="ce10" office:value-type="string">
            <text:p>1.174,37 €</text:p>
          </table:table-cell>
          <table:table-cell table:number-columns-repeated="1017"/>
        </table:table-row>
        <table:table-row table:style-name="ro7">
          <table:table-cell office:value-type="string">
            <text:p>27455193R</text:p>
          </table:table-cell>
          <table:table-cell office:value-type="string">
            <text:p>JESÚS PALAZON ESPINOSA</text:p>
          </table:table-cell>
          <table:table-cell office:value-type="string">
            <text:p>M IF 56/20</text:p>
          </table:table-cell>
          <table:table-cell office:value-type="string">
            <text:p>Reparaciones de mantenimiento ordinario de albañilería y fontanería en C.P. Campoamor: arreglar azulejos en aseos planta baja, arreglar goteras en terraza y otros</text:p>
          </table:table-cell>
          <table:table-cell office:value-type="string">
            <text:p>25-MAR-2020</text:p>
          </table:table-cell>
          <table:table-cell office:value-type="string">
            <text:p>650,05 €</text:p>
          </table:table-cell>
          <table:table-cell office:value-type="string">
            <text:p>786,56 €</text:p>
          </table:table-cell>
          <table:table-cell table:number-columns-repeated="1017"/>
        </table:table-row>
        <table:table-row table:style-name="ro8">
          <table:table-cell table:style-name="ce5" office:value-type="string">
            <text:p>27455193R</text:p>
          </table:table-cell>
          <table:table-cell table:style-name="ce5" office:value-type="string">
            <text:p>JESÚS PALAZON ESPINOSA</text:p>
          </table:table-cell>
          <table:table-cell table:style-name="ce5" office:value-type="string">
            <text:p>M IF 53/20</text:p>
          </table:table-cell>
          <table:table-cell table:style-name="ce5" office:value-type="string">
            <text:p>Reparaciones de mantenimiento ordinario de albañilería, herrería y fontanería en C.P. Oscar Espla: encolado wc aseos profesores, anclajes para cadenas seguridad porterías, reparar puerta principal y otros.</text:p>
          </table:table-cell>
          <table:table-cell table:style-name="ce10" office:value-type="string">
            <text:p>24-MAR-2020</text:p>
          </table:table-cell>
          <table:table-cell table:style-name="ce10" office:value-type="string">
            <text:p>497,71 €</text:p>
          </table:table-cell>
          <table:table-cell table:style-name="ce10" office:value-type="string">
            <text:p>602,23 €</text:p>
          </table:table-cell>
          <table:table-cell table:number-columns-repeated="1017"/>
        </table:table-row>
        <table:table-row table:style-name="ro5">
          <table:table-cell office:value-type="string">
            <text:p>A03115896</text:p>
          </table:table-cell>
          <table:table-cell office:value-type="string">
            <text:p>Jomipsa always safe</text:p>
          </table:table-cell>
          <table:table-cell office:value-type="string">
            <text:p>M AS 20/006</text:p>
          </table:table-cell>
          <table:table-cell office:value-type="string">
            <text:p>Material para la atención de urgencias sociales por climatología adversa</text:p>
          </table:table-cell>
          <table:table-cell office:value-type="string">
            <text:p>10-FEB-2020</text:p>
          </table:table-cell>
          <table:table-cell office:value-type="string">
            <text:p>3.478 €</text:p>
          </table:table-cell>
          <table:table-cell office:value-type="string">
            <text:p>4.208,38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21994701P</text:p>
          </table:table-cell>
          <table:table-cell table:style-name="ce5" office:value-type="string">
            <text:p>José Antonio Clement Gómez</text:p>
          </table:table-cell>
          <table:table-cell table:style-name="ce5" office:value-type="string">
            <text:p>M ED 5/20</text:p>
          </table:table-cell>
          <table:table-cell table:style-name="ce5" office:value-type="string">
            <text:p>Taller de desarrollo razonamiento matemático "Ajedrez en el aula"</text:p>
          </table:table-cell>
          <table:table-cell table:style-name="ce10" office:value-type="string">
            <text:p>13-ENE-2020</text:p>
          </table:table-cell>
          <table:table-cell table:style-name="ce10" office:value-type="string">
            <text:p>2.975,2 €</text:p>
          </table:table-cell>
          <table:table-cell table:style-name="ce10" office:value-type="string">
            <text:p>3.599,99 €</text:p>
          </table:table-cell>
          <table:table-cell table:number-columns-repeated="1017"/>
        </table:table-row>
        <table:table-row table:style-name="ro6">
          <table:table-cell office:value-type="string">
            <text:p>48320313G</text:p>
          </table:table-cell>
          <table:table-cell office:value-type="string">
            <text:p>JUAN MANUEL RODRÍGUEZ SANMIGUEL</text:p>
          </table:table-cell>
          <table:table-cell office:value-type="string">
            <text:p>M IF 41/20</text:p>
          </table:table-cell>
          <table:table-cell office:value-type="string">
            <text:p>Redacción de memoria valorada "Instalación de climatización en el Centro Municipal de la 3ª edad en Plaza de América"</text:p>
          </table:table-cell>
          <table:table-cell office:value-type="string">
            <text:p>06-MAR-2020</text:p>
          </table:table-cell>
          <table:table-cell office:value-type="string">
            <text:p>1.100 €</text:p>
          </table:table-cell>
          <table:table-cell office:value-type="string">
            <text:p>1.331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21362388B</text:p>
          </table:table-cell>
          <table:table-cell table:style-name="ce5" office:value-type="string">
            <text:p>La Nueva Japonesa</text:p>
          </table:table-cell>
          <table:table-cell table:style-name="ce5" office:value-type="string">
            <text:p>M ED 9/2020</text:p>
          </table:table-cell>
          <table:table-cell table:style-name="ce5" office:value-type="string">
            <text:p>Suministro de banderas Nacional y de Alicante a <text:s/>Centros Escolares de la ciudad de Alicante </text:p>
          </table:table-cell>
          <table:table-cell table:style-name="ce10" office:value-type="string">
            <text:p>31-ENE-2020</text:p>
          </table:table-cell>
          <table:table-cell table:style-name="ce10" office:value-type="string">
            <text:p>87,19 €</text:p>
          </table:table-cell>
          <table:table-cell table:style-name="ce10" office:value-type="string">
            <text:p>105,5 €</text:p>
          </table:table-cell>
          <table:table-cell table:number-columns-repeated="1017"/>
        </table:table-row>
        <table:table-row table:style-name="ro4">
          <table:table-cell office:value-type="string">
            <text:p>B54265434</text:p>
          </table:table-cell>
          <table:table-cell office:value-type="string">
            <text:p>Laucan Maderas, SL</text:p>
          </table:table-cell>
          <table:table-cell office:value-type="string">
            <text:p>M DP 009/2020</text:p>
          </table:table-cell>
          <table:table-cell office:value-type="string">
            <text:p>Suministro material diverso de madera para reparar taquillas de los vestuarios de la Piscina Municipal Florida-Babel</text:p>
          </table:table-cell>
          <table:table-cell office:value-type="string">
            <text:p>13-FEB-2020</text:p>
          </table:table-cell>
          <table:table-cell office:value-type="string">
            <text:p>456,11 €</text:p>
          </table:table-cell>
          <table:table-cell office:value-type="string">
            <text:p>551,89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Y1330345Q</text:p>
          </table:table-cell>
          <table:table-cell table:style-name="ce5" office:value-type="string">
            <text:p>Laura Belén Torres</text:p>
          </table:table-cell>
          <table:table-cell table:style-name="ce5" office:value-type="string">
            <text:p>M DP 010/2020</text:p>
          </table:table-cell>
          <table:table-cell table:style-name="ce5" office:value-type="string">
            <text:p>Suministro de pulseras y brazaletes para usuarios de las Piscinas Municipales Monte Tossal, Vía Parque y Luis Asensi.</text:p>
          </table:table-cell>
          <table:table-cell table:style-name="ce10" office:value-type="string">
            <text:p>02-MAR-2020</text:p>
          </table:table-cell>
          <table:table-cell table:style-name="ce10" office:value-type="string">
            <text:p>757,98 €</text:p>
          </table:table-cell>
          <table:table-cell table:style-name="ce10" office:value-type="string">
            <text:p>917,16 €</text:p>
          </table:table-cell>
          <table:table-cell table:number-columns-repeated="1017"/>
        </table:table-row>
        <table:table-row table:style-name="ro6">
          <table:table-cell office:value-type="string">
            <text:p>G54038773</text:p>
          </table:table-cell>
          <table:table-cell office:value-type="string">
            <text:p>L'Harmonía Societat Musical d'Alacant</text:p>
          </table:table-cell>
          <table:table-cell office:value-type="string">
            <text:p>M CU 2020/16-01</text:p>
          </table:table-cell>
          <table:table-cell office:value-type="string">
            <text:p>Jornada de música el domingo 15 de marzo en el Auditorio de la Diputación (ADDA). Programa: "XXIV Festival de Bandes d'Alacant".</text:p>
          </table:table-cell>
          <table:table-cell office:value-type="string">
            <text:p>13-FEB-2020</text:p>
          </table:table-cell>
          <table:table-cell table:number-columns-repeated="2" office:value-type="string">
            <text:p>1.700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B53212619</text:p>
          </table:table-cell>
          <table:table-cell table:style-name="ce5" office:value-type="string">
            <text:p>LIMENCOP, S.L.</text:p>
          </table:table-cell>
          <table:table-cell table:style-name="ce5" office:value-type="string">
            <text:p>M TT 3-20</text:p>
          </table:table-cell>
          <table:table-cell table:style-name="ce5" office:value-type="string">
            <text:p>Febrero 2020. Recogida, ensobrado y envíos a Correos de notificaciones de la Unidad de Sanciones</text:p>
          </table:table-cell>
          <table:table-cell table:style-name="ce10" office:value-type="string">
            <text:p>30-ENE-2020</text:p>
          </table:table-cell>
          <table:table-cell table:style-name="ce10" office:value-type="string">
            <text:p>887,32 €</text:p>
          </table:table-cell>
          <table:table-cell table:style-name="ce10" office:value-type="string">
            <text:p>1.073,66 €</text:p>
          </table:table-cell>
          <table:table-cell table:number-columns-repeated="1017"/>
        </table:table-row>
        <table:table-row table:style-name="ro5">
          <table:table-cell office:value-type="string">
            <text:p>21427254V</text:p>
          </table:table-cell>
          <table:table-cell office:value-type="string">
            <text:p>LORENA ESPI GOMIS</text:p>
          </table:table-cell>
          <table:table-cell office:value-type="string">
            <text:p>M IF 59/20</text:p>
          </table:table-cell>
          <table:table-cell office:value-type="string">
            <text:p>Reparaciones diversas de mantenimiento ordinario de persianas en C.P. Voramar</text:p>
          </table:table-cell>
          <table:table-cell office:value-type="string">
            <text:p>25-MAR-2020</text:p>
          </table:table-cell>
          <table:table-cell office:value-type="string">
            <text:p>488,45 €</text:p>
          </table:table-cell>
          <table:table-cell office:value-type="string">
            <text:p>591,02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17157353C</text:p>
          </table:table-cell>
          <table:table-cell table:style-name="ce5" office:value-type="string">
            <text:p>Mª. Teresa Muñío Ucedo</text:p>
          </table:table-cell>
          <table:table-cell table:style-name="ce5" office:value-type="string">
            <text:p>M ED 1/20</text:p>
          </table:table-cell>
          <table:table-cell table:style-name="ce5" office:value-type="string">
            <text:p>Taller de desarrollo personal y habilidades socioafectivas.</text:p>
          </table:table-cell>
          <table:table-cell table:style-name="ce10" office:value-type="string">
            <text:p>13-ENE-2020</text:p>
          </table:table-cell>
          <table:table-cell table:number-columns-repeated="2" table:style-name="ce10" office:value-type="string">
            <text:p>3.400 €</text:p>
          </table:table-cell>
          <table:table-cell table:number-columns-repeated="1017"/>
        </table:table-row>
        <table:table-row table:style-name="ro9">
          <table:table-cell office:value-type="string">
            <text:p>33271507Y</text:p>
          </table:table-cell>
          <table:table-cell office:value-type="string">
            <text:p>Manuel Caamaño Sabín</text:p>
          </table:table-cell>
          <table:table-cell office:value-type="string">
            <text:p>M CU 2020/11-05</text:p>
          </table:table-cell>
          <table:table-cell office:value-type="string">
            <text:p>Realización de actividades en el Hospital General de Alicante, Unidad de Pedagogía, con motivo del Convenio de colaboración entre Consellería de Educación y la Concejalía de Cultura del Ayuntamiento de Alicante. Actividad: Teatro y marionetas, el día 20 de febrero de 2020.</text:p>
          </table:table-cell>
          <table:table-cell office:value-type="string">
            <text:p>24-ENE-2020</text:p>
          </table:table-cell>
          <table:table-cell office:value-type="string">
            <text:p>318,18 €</text:p>
          </table:table-cell>
          <table:table-cell office:value-type="string">
            <text:p>350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B03816055</text:p>
          </table:table-cell>
          <table:table-cell table:style-name="ce5" office:value-type="string">
            <text:p>MANUEL JIMÉNEZ TOLEDO, S.L.</text:p>
          </table:table-cell>
          <table:table-cell table:style-name="ce5" office:value-type="string">
            <text:p>M IF 14/20</text:p>
          </table:table-cell>
          <table:table-cell table:style-name="ce5" office:value-type="string">
            <text:p>Reparación y sustitución de vallado simple torsión (malla tela ST-50-14 galvanizada, alambres y tensores) en Polideportivo San Blas</text:p>
          </table:table-cell>
          <table:table-cell table:style-name="ce10" office:value-type="string">
            <text:p>18-FEB-2020</text:p>
          </table:table-cell>
          <table:table-cell table:style-name="ce10" office:value-type="string">
            <text:p>1.140,02 €</text:p>
          </table:table-cell>
          <table:table-cell table:style-name="ce10" office:value-type="string">
            <text:p>1.379,42 €</text:p>
          </table:table-cell>
          <table:table-cell table:number-columns-repeated="1017"/>
        </table:table-row>
        <table:table-row table:style-name="ro4">
          <table:table-cell office:value-type="string">
            <text:p>A03024973</text:p>
          </table:table-cell>
          <table:table-cell office:value-type="string">
            <text:p>Marcos y Sánchez Transportes Urbanos</text:p>
          </table:table-cell>
          <table:table-cell office:value-type="string">
            <text:p>M ED 10/2020</text:p>
          </table:table-cell>
          <table:table-cell office:value-type="string">
            <text:p>Recarga Bono Bus para los desplazamientos del <text:s/>equipo técnico de Educación</text:p>
          </table:table-cell>
          <table:table-cell office:value-type="string">
            <text:p>03-MAR-2020</text:p>
          </table:table-cell>
          <table:table-cell office:value-type="string">
            <text:p>94,9 €</text:p>
          </table:table-cell>
          <table:table-cell office:value-type="string">
            <text:p>104,4 €</text:p>
          </table:table-cell>
          <table:table-cell table:number-columns-repeated="1017"/>
        </table:table-row>
        <table:table-row table:style-name="ro9">
          <table:table-cell table:style-name="ce5" office:value-type="string">
            <text:p>11861519M</text:p>
          </table:table-cell>
          <table:table-cell table:style-name="ce5" office:value-type="string">
            <text:p>María Eugenia García Alonso</text:p>
          </table:table-cell>
          <table:table-cell table:style-name="ce5" office:value-type="string">
            <text:p>M CU 2020/11-06</text:p>
          </table:table-cell>
          <table:table-cell table:style-name="ce5" office:value-type="string">
            <text:p>Realización de actividades en el Hospital General de Alicante, Unidad de Pedagogía, con motivo del convenio de colaboración entre la Consellería de Educción y la Concejalía de Cultura del Ayuntamiento de Alicante. Actividad: Música, el día 17 de septiembre de 2020.</text:p>
          </table:table-cell>
          <table:table-cell table:style-name="ce10" office:value-type="string">
            <text:p>24-ENE-2020</text:p>
          </table:table-cell>
          <table:table-cell table:style-name="ce10" office:value-type="string">
            <text:p>318,18 €</text:p>
          </table:table-cell>
          <table:table-cell table:style-name="ce10" office:value-type="string">
            <text:p>350 €</text:p>
          </table:table-cell>
          <table:table-cell table:number-columns-repeated="1017"/>
        </table:table-row>
        <table:table-row table:style-name="ro4">
          <table:table-cell office:value-type="string">
            <text:p>21472607Z</text:p>
          </table:table-cell>
          <table:table-cell office:value-type="string">
            <text:p>MARIANO VERDÚ PÉREZ</text:p>
          </table:table-cell>
          <table:table-cell office:value-type="string">
            <text:p>M AL 13/20</text:p>
          </table:table-cell>
          <table:table-cell office:value-type="string">
            <text:p>Adquisición tres medallas plata y tres pins para Concejales de la Corporación con destino al Gabinete de Protocolo</text:p>
          </table:table-cell>
          <table:table-cell office:value-type="string">
            <text:p>07-ENE-2020</text:p>
          </table:table-cell>
          <table:table-cell office:value-type="string">
            <text:p>615 €</text:p>
          </table:table-cell>
          <table:table-cell office:value-type="string">
            <text:p>744,15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B53994471</text:p>
          </table:table-cell>
          <table:table-cell table:style-name="ce5" office:value-type="string">
            <text:p>MEKANICS ALICANTE, S.L.L.</text:p>
          </table:table-cell>
          <table:table-cell table:style-name="ce5" office:value-type="string">
            <text:p>M IF 4/20</text:p>
          </table:table-cell>
          <table:table-cell table:style-name="ce5" office:value-type="string">
            <text:p>Servicio de reparación y mantenimiento del vehículo municipal con matrícula 7183-BDL adscrito a Alcaldía: sustitución conjunto rodalmientos polea, ventilador y otros.</text:p>
          </table:table-cell>
          <table:table-cell table:style-name="ce10" office:value-type="string">
            <text:p>13-FEB-2020</text:p>
          </table:table-cell>
          <table:table-cell table:style-name="ce10" office:value-type="string">
            <text:p>566,9 €</text:p>
          </table:table-cell>
          <table:table-cell table:style-name="ce10" office:value-type="string">
            <text:p>685,95 €</text:p>
          </table:table-cell>
          <table:table-cell table:number-columns-repeated="1017"/>
        </table:table-row>
        <table:table-row table:style-name="ro7">
          <table:table-cell office:value-type="string">
            <text:p>B53994471</text:p>
          </table:table-cell>
          <table:table-cell office:value-type="string">
            <text:p>MEKANICS ALICANTE, S.L.L.</text:p>
          </table:table-cell>
          <table:table-cell office:value-type="string">
            <text:p>M IF 5/20</text:p>
          </table:table-cell>
          <table:table-cell office:value-type="string">
            <text:p>Servicio de reparación de sistemas eléctricos en vehículo municipal con matrícula 7183-BDL adscrito a Alcaldía: sustitución módulo compresor cierre centralizado</text:p>
          </table:table-cell>
          <table:table-cell office:value-type="string">
            <text:p>13-FEB-2020</text:p>
          </table:table-cell>
          <table:table-cell office:value-type="string">
            <text:p>918 €</text:p>
          </table:table-cell>
          <table:table-cell office:value-type="string">
            <text:p>1.110,78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A08534638</text:p>
          </table:table-cell>
          <table:table-cell table:style-name="ce5" office:value-type="string">
            <text:p>Menarini Diagnósticos, S.A.</text:p>
          </table:table-cell>
          <table:table-cell table:style-name="ce5" office:value-type="string">
            <text:p>M SM 6/20</text:p>
          </table:table-cell>
          <table:table-cell table:style-name="ce5" office:value-type="string">
            <text:p>Realización de pruebas médicas en clínica especializada</text:p>
          </table:table-cell>
          <table:table-cell table:style-name="ce10" office:value-type="string">
            <text:p>05-FEB-2020</text:p>
          </table:table-cell>
          <table:table-cell table:number-columns-repeated="2" table:style-name="ce10" office:value-type="string">
            <text:p>15 €</text:p>
          </table:table-cell>
          <table:table-cell table:number-columns-repeated="1017"/>
        </table:table-row>
        <table:table-row table:style-name="ro5">
          <table:table-cell office:value-type="string">
            <text:p>A08534638</text:p>
          </table:table-cell>
          <table:table-cell office:value-type="string">
            <text:p>Menarini Diagnósticos, S.A.</text:p>
          </table:table-cell>
          <table:table-cell office:value-type="string">
            <text:p>M SM 13/20</text:p>
          </table:table-cell>
          <table:table-cell office:value-type="string">
            <text:p>Adquisición material sanitario para el analizador de orina</text:p>
          </table:table-cell>
          <table:table-cell office:value-type="string">
            <text:p>10-MAR-2020</text:p>
          </table:table-cell>
          <table:table-cell office:value-type="string">
            <text:p>40 €</text:p>
          </table:table-cell>
          <table:table-cell office:value-type="string">
            <text:p>48,4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48321680Z</text:p>
          </table:table-cell>
          <table:table-cell table:style-name="ce5" office:value-type="string">
            <text:p>miguel angel carrasco rodrigo </text:p>
          </table:table-cell>
          <table:table-cell table:style-name="ce5" office:value-type="string">
            <text:p>M JU 2020/1277</text:p>
          </table:table-cell>
          <table:table-cell table:style-name="ce5" office:value-type="string">
            <text:p>taller teatro joven centro 14 enero 2020<text:tab/></text:p>
          </table:table-cell>
          <table:table-cell table:style-name="ce10" office:value-type="string">
            <text:p>18-FEB-2020</text:p>
          </table:table-cell>
          <table:table-cell table:number-columns-repeated="2" table:style-name="ce10" office:value-type="string">
            <text:p>400 €</text:p>
          </table:table-cell>
          <table:table-cell table:number-columns-repeated="1017"/>
        </table:table-row>
        <table:table-row table:style-name="ro4">
          <table:table-cell office:value-type="string">
            <text:p>48321680Z</text:p>
          </table:table-cell>
          <table:table-cell office:value-type="string">
            <text:p>miguel angel carrasco rodrigo </text:p>
          </table:table-cell>
          <table:table-cell office:value-type="string">
            <text:p>M JU 2020/2725</text:p>
          </table:table-cell>
          <table:table-cell office:value-type="string">
            <text:p>taller teatro joven (centro 14) los sabados del mes de febrero 2020 de 10:30 a 12:30 hrs. </text:p>
          </table:table-cell>
          <table:table-cell office:value-type="string">
            <text:p>03-MAR-2020</text:p>
          </table:table-cell>
          <table:table-cell table:number-columns-repeated="2" office:value-type="string">
            <text:p>400 €</text:p>
          </table:table-cell>
          <table:table-cell table:number-columns-repeated="1017"/>
        </table:table-row>
        <table:table-row table:style-name="ro9">
          <table:table-cell table:style-name="ce5" office:value-type="string">
            <text:p>21501817Z</text:p>
          </table:table-cell>
          <table:table-cell table:style-name="ce5" office:value-type="string">
            <text:p>Miguel Pérez García</text:p>
          </table:table-cell>
          <table:table-cell table:style-name="ce5" office:value-type="string">
            <text:p>M CU 2020/11-07</text:p>
          </table:table-cell>
          <table:table-cell table:style-name="ce5" office:value-type="string">
            <text:p>Realización de actividades en el Hospital General de Alicante, Unidad de Pedagogía, con motivo del convenio de colaboración entre la Consellería de Educación y la Concejalía de Cultura del Ayuntamiento de Alicante. Actividad: Teatro y Música el día 22 de octubre de 2020.</text:p>
          </table:table-cell>
          <table:table-cell table:style-name="ce10" office:value-type="string">
            <text:p>24-ENE-2020</text:p>
          </table:table-cell>
          <table:table-cell table:number-columns-repeated="2" table:style-name="ce10" office:value-type="string">
            <text:p>350 €</text:p>
          </table:table-cell>
          <table:table-cell table:number-columns-repeated="1017"/>
        </table:table-row>
        <table:table-row table:style-name="ro3">
          <table:table-cell office:value-type="string">
            <text:p>B08201832</text:p>
          </table:table-cell>
          <table:table-cell office:value-type="string">
            <text:p>MSA SPAIN SLU</text:p>
          </table:table-cell>
          <table:table-cell office:value-type="string">
            <text:p>M SE 19/20</text:p>
          </table:table-cell>
          <table:table-cell office:value-type="string">
            <text:p>membrana, repuesto diafagma.</text:p>
          </table:table-cell>
          <table:table-cell office:value-type="string">
            <text:p>10-ENE-2020</text:p>
          </table:table-cell>
          <table:table-cell office:value-type="string">
            <text:p>1.161,94 €</text:p>
          </table:table-cell>
          <table:table-cell office:value-type="string">
            <text:p>1.405,94 €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B54812870</text:p>
          </table:table-cell>
          <table:table-cell table:style-name="ce5" office:value-type="string">
            <text:p>NEC ELITE, S.L.U.</text:p>
          </table:table-cell>
          <table:table-cell table:style-name="ce5" office:value-type="string">
            <text:p>M NT 14/2020</text:p>
          </table:table-cell>
          <table:table-cell table:style-name="ce5" office:value-type="string">
            <text:p>Suministro de film medio panel color</text:p>
          </table:table-cell>
          <table:table-cell table:style-name="ce10" office:value-type="string">
            <text:p>03-MAR-2020</text:p>
          </table:table-cell>
          <table:table-cell table:style-name="ce10" office:value-type="string">
            <text:p>684 €</text:p>
          </table:table-cell>
          <table:table-cell table:style-name="ce10" office:value-type="string">
            <text:p>827,64 €</text:p>
          </table:table-cell>
          <table:table-cell table:number-columns-repeated="1017"/>
        </table:table-row>
        <table:table-row table:style-name="ro5">
          <table:table-cell office:value-type="string">
            <text:p>B54138599</text:p>
          </table:table-cell>
          <table:table-cell office:value-type="string">
            <text:p>NEUMATICOS SURESTE S.L.L.</text:p>
          </table:table-cell>
          <table:table-cell office:value-type="string">
            <text:p>M SE 12/20</text:p>
          </table:table-cell>
          <table:table-cell office:value-type="string">
            <text:p>Rotura direccion <text:s/>derecha, alineacion camión.</text:p>
          </table:table-cell>
          <table:table-cell office:value-type="string">
            <text:p>10-ENE-2020</text:p>
          </table:table-cell>
          <table:table-cell office:value-type="string">
            <text:p>208,72 €</text:p>
          </table:table-cell>
          <table:table-cell office:value-type="string">
            <text:p>252,55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A28674265</text:p>
          </table:table-cell>
          <table:table-cell table:style-name="ce5" office:value-type="string">
            <text:p>Nuova, S.A.</text:p>
          </table:table-cell>
          <table:table-cell table:style-name="ce5" office:value-type="string">
            <text:p>M AL 44/20</text:p>
          </table:table-cell>
          <table:table-cell table:style-name="ce5" office:value-type="string">
            <text:p>Gastos alojamiento del Sr. Alcalde, días 22 a 24 enero, por desplazamiento a Madrid con motivo asistencia a la Feria Internacional del Turismo (FITUR 2020)</text:p>
          </table:table-cell>
          <table:table-cell table:style-name="ce10" office:value-type="string">
            <text:p>15-ENE-2020</text:p>
          </table:table-cell>
          <table:table-cell table:style-name="ce10" office:value-type="string">
            <text:p>229,09 €</text:p>
          </table:table-cell>
          <table:table-cell table:style-name="ce10" office:value-type="string">
            <text:p>252 €</text:p>
          </table:table-cell>
          <table:table-cell table:number-columns-repeated="1017"/>
        </table:table-row>
        <table:table-row table:style-name="ro4">
          <table:table-cell office:value-type="string">
            <text:p>B54712153</text:p>
          </table:table-cell>
          <table:table-cell office:value-type="string">
            <text:p>Ortoactiva Suministros Sanitarios y Ortopédicos, SL</text:p>
          </table:table-cell>
          <table:table-cell office:value-type="string">
            <text:p>M DP 020/2020</text:p>
          </table:table-cell>
          <table:table-cell office:value-type="string">
            <text:p>Suministro material sanitario para la atención médica en las Instalaciones Deportivas de la Concejalía de Deportes.</text:p>
          </table:table-cell>
          <table:table-cell office:value-type="string">
            <text:p>04-MAR-2020</text:p>
          </table:table-cell>
          <table:table-cell office:value-type="string">
            <text:p>230,8 €</text:p>
          </table:table-cell>
          <table:table-cell office:value-type="string">
            <text:p>279,27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48345152A</text:p>
          </table:table-cell>
          <table:table-cell table:style-name="ce5" office:value-type="string">
            <text:p>Pablo Bellot García</text:p>
          </table:table-cell>
          <table:table-cell table:style-name="ce5" office:value-type="string">
            <text:p>M JU 2020/2918</text:p>
          </table:table-cell>
          <table:table-cell table:style-name="ce5" office:value-type="string">
            <text:p>montaje y desmontaje sala exposiciones del centro 14. febrero 2020. exposicion artista melisa altamirano basanta. </text:p>
          </table:table-cell>
          <table:table-cell table:style-name="ce10" office:value-type="string">
            <text:p>05-MAR-2020</text:p>
          </table:table-cell>
          <table:table-cell table:style-name="ce10" office:value-type="string">
            <text:p>826,45 €</text:p>
          </table:table-cell>
          <table:table-cell table:style-name="ce10" office:value-type="string">
            <text:p>1.000 €</text:p>
          </table:table-cell>
          <table:table-cell table:number-columns-repeated="1017"/>
        </table:table-row>
        <table:table-row table:style-name="ro4">
          <table:table-cell office:value-type="string">
            <text:p>B53775714</text:p>
          </table:table-cell>
          <table:table-cell office:value-type="string">
            <text:p>Panadería Hnos. Guardiola</text:p>
          </table:table-cell>
          <table:table-cell office:value-type="string">
            <text:p>M AS 20/009</text:p>
          </table:table-cell>
          <table:table-cell office:value-type="string">
            <text:p>Productos de panadería con motivo de las actividades de intervención comunitaria en la festividad de Carnaval 2020</text:p>
          </table:table-cell>
          <table:table-cell office:value-type="string">
            <text:p>13-FEB-2020</text:p>
          </table:table-cell>
          <table:table-cell office:value-type="string">
            <text:p>165,82 €</text:p>
          </table:table-cell>
          <table:table-cell office:value-type="string">
            <text:p>182,4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21484245Z</text:p>
          </table:table-cell>
          <table:table-cell table:style-name="ce5" office:value-type="string">
            <text:p>Panaderia Jaime Zaragoza</text:p>
          </table:table-cell>
          <table:table-cell table:style-name="ce5" office:value-type="string">
            <text:p>M AS 20/016</text:p>
          </table:table-cell>
          <table:table-cell table:style-name="ce5" office:value-type="string">
            <text:p>Productos de panadería en el marco de las actividades comunitarias llevadas a cabo en los Centros Municipales de Acción Social</text:p>
          </table:table-cell>
          <table:table-cell table:style-name="ce10" office:value-type="string">
            <text:p>25-FEB-2020</text:p>
          </table:table-cell>
          <table:table-cell table:style-name="ce10" office:value-type="string">
            <text:p>52 €</text:p>
          </table:table-cell>
          <table:table-cell table:style-name="ce10" office:value-type="string">
            <text:p>57,2 €</text:p>
          </table:table-cell>
          <table:table-cell table:number-columns-repeated="1017"/>
        </table:table-row>
        <table:table-row table:style-name="ro9">
          <table:table-cell office:value-type="string">
            <text:p>21967192F</text:p>
          </table:table-cell>
          <table:table-cell office:value-type="string">
            <text:p>Pilar Culiañez Marosí</text:p>
          </table:table-cell>
          <table:table-cell office:value-type="string">
            <text:p>M CU 2020/11-08</text:p>
          </table:table-cell>
          <table:table-cell office:value-type="string">
            <text:p>Realización de actividades en el Hospital General de Alicante, Unidad de Pedagogía, con motivo del convenio de colaboración entre la Consellería de Educación y la Concejalía de Cultura del Ayuntamiento de Alicante. Actividad: Animación-Teatro, el día 17 de diciembre de 2020.</text:p>
          </table:table-cell>
          <table:table-cell office:value-type="string">
            <text:p>24-ENE-2020</text:p>
          </table:table-cell>
          <table:table-cell office:value-type="string">
            <text:p>318,18 €</text:p>
          </table:table-cell>
          <table:table-cell office:value-type="string">
            <text:p>350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B42576108</text:p>
          </table:table-cell>
          <table:table-cell table:style-name="ce5" office:value-type="string">
            <text:p>PRAXING Servicios de Ingeniería Civil y Urbanismo, S.L.P</text:p>
          </table:table-cell>
          <table:table-cell table:style-name="ce5" office:value-type="string">
            <text:p>CYP2019000070</text:p>
          </table:table-cell>
          <table:table-cell table:style-name="ce5" office:value-type="string">
            <text:p>Coordinación seguridad y salud obras proyecto mejora en zonas verdes marguez izquierdo barranco de las obejas</text:p>
          </table:table-cell>
          <table:table-cell table:style-name="ce10" office:value-type="string">
            <text:p>17-FEB-2020</text:p>
          </table:table-cell>
          <table:table-cell table:style-name="ce10" office:value-type="string">
            <text:p>1.221 €</text:p>
          </table:table-cell>
          <table:table-cell table:style-name="ce10" office:value-type="string">
            <text:p>1.477,41 €</text:p>
          </table:table-cell>
          <table:table-cell table:number-columns-repeated="1017"/>
        </table:table-row>
        <table:table-row table:style-name="ro4">
          <table:table-cell office:value-type="string">
            <text:p>B54496815</text:p>
          </table:table-cell>
          <table:table-cell office:value-type="string">
            <text:p>Prime Tv Alicantina, S.L. </text:p>
          </table:table-cell>
          <table:table-cell office:value-type="string">
            <text:p>M AL 41/20</text:p>
          </table:table-cell>
          <table:table-cell office:value-type="string">
            <text:p>Publicidad institucional en "Información TV", dias 20 a 26 de enero, con motivo campaña FITUR 2020</text:p>
          </table:table-cell>
          <table:table-cell office:value-type="string">
            <text:p>15-ENE-2020</text:p>
          </table:table-cell>
          <table:table-cell office:value-type="string">
            <text:p>825 €</text:p>
          </table:table-cell>
          <table:table-cell office:value-type="string">
            <text:p>998,25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B46594362</text:p>
          </table:table-cell>
          <table:table-cell table:style-name="ce5" office:value-type="string">
            <text:p>Productos Herbitas, S.L.</text:p>
          </table:table-cell>
          <table:table-cell table:style-name="ce5" office:value-type="string">
            <text:p>M AS 20/014</text:p>
          </table:table-cell>
          <table:table-cell table:style-name="ce5" office:value-type="string">
            <text:p>Material fungible (farmacia y de laboratorio) para la realización de prácticas de podología al amparo del convenio con la Universidad Miguel Hernández</text:p>
          </table:table-cell>
          <table:table-cell table:style-name="ce10" office:value-type="string">
            <text:p>20-FEB-2020</text:p>
          </table:table-cell>
          <table:table-cell table:style-name="ce10" office:value-type="string">
            <text:p>2.223,22 €</text:p>
          </table:table-cell>
          <table:table-cell table:style-name="ce10" office:value-type="string">
            <text:p>2.814,2 €</text:p>
          </table:table-cell>
          <table:table-cell table:number-columns-repeated="1017"/>
        </table:table-row>
        <table:table-row table:style-name="ro6">
          <table:table-cell office:value-type="string">
            <text:p>B54182936</text:p>
          </table:table-cell>
          <table:table-cell office:value-type="string">
            <text:p>PROPAGUA DEL LEVANTE 2007, S.L.</text:p>
          </table:table-cell>
          <table:table-cell office:value-type="string">
            <text:p>M IF 47/20</text:p>
          </table:table-cell>
          <table:table-cell office:value-type="string">
            <text:p>Suministro bomba saci magnética (bomba trasiego de productos químicos para tratamiento de agua baño) para la piscina de Monte Tossal</text:p>
          </table:table-cell>
          <table:table-cell office:value-type="string">
            <text:p>13-MAR-2020</text:p>
          </table:table-cell>
          <table:table-cell office:value-type="string">
            <text:p>488,84 €</text:p>
          </table:table-cell>
          <table:table-cell office:value-type="string">
            <text:p>591,5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A30609044</text:p>
          </table:table-cell>
          <table:table-cell table:style-name="ce5" office:value-type="string">
            <text:p>Proquilab, S.A.</text:p>
          </table:table-cell>
          <table:table-cell table:style-name="ce5" office:value-type="string">
            <text:p>M AS 20/013</text:p>
          </table:table-cell>
          <table:table-cell table:style-name="ce5" office:value-type="string">
            <text:p>Material fungible (productos químicos y de laboratorio) para la realización de prácticas de podología al amparo del convenio con la Universidad Miguel Hernández</text:p>
          </table:table-cell>
          <table:table-cell table:style-name="ce10" office:value-type="string">
            <text:p>20-FEB-2020</text:p>
          </table:table-cell>
          <table:table-cell table:style-name="ce10" office:value-type="string">
            <text:p>980 €</text:p>
          </table:table-cell>
          <table:table-cell table:style-name="ce10" office:value-type="string">
            <text:p>1.185,8 €</text:p>
          </table:table-cell>
          <table:table-cell table:number-columns-repeated="1017"/>
        </table:table-row>
        <table:table-row table:style-name="ro7">
          <table:table-cell office:value-type="string">
            <text:p>A28281368</text:p>
          </table:table-cell>
          <table:table-cell office:value-type="string">
            <text:p>RADIO POPULAR SA (COPE)</text:p>
          </table:table-cell>
          <table:table-cell office:value-type="string">
            <text:p>M AL 46/20</text:p>
          </table:table-cell>
          <table:table-cell office:value-type="string">
            <text:p>Publicidad institucional en emisora COPE Alicante OM + FM, así como conexiones con COPE Madrid (programas nacionales), con motivo campaña</text:p>
            <text:p>FITUR 2020</text:p>
          </table:table-cell>
          <table:table-cell office:value-type="string">
            <text:p>15-ENE-2020</text:p>
          </table:table-cell>
          <table:table-cell office:value-type="string">
            <text:p>2.066,11 €</text:p>
          </table:table-cell>
          <table:table-cell office:value-type="string">
            <text:p>2.499,99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B54960612</text:p>
          </table:table-cell>
          <table:table-cell table:style-name="ce5" office:value-type="string">
            <text:p>REFORINTER HOME, S.L.U.</text:p>
          </table:table-cell>
          <table:table-cell table:style-name="ce5" office:value-type="string">
            <text:p>M IF 60/20</text:p>
          </table:table-cell>
          <table:table-cell table:style-name="ce5" office:value-type="string">
            <text:p>Reparar lavabo y caño difusor de ducha en vestuario del Polideportivo La Cigueña</text:p>
          </table:table-cell>
          <table:table-cell table:style-name="ce10" office:value-type="string">
            <text:p>25-MAR-2020</text:p>
          </table:table-cell>
          <table:table-cell table:style-name="ce10" office:value-type="string">
            <text:p>720 €</text:p>
          </table:table-cell>
          <table:table-cell table:style-name="ce10" office:value-type="string">
            <text:p>871,2 €</text:p>
          </table:table-cell>
          <table:table-cell table:number-columns-repeated="1017"/>
        </table:table-row>
        <table:table-row table:style-name="ro5">
          <table:table-cell office:value-type="string">
            <text:p>B54960612</text:p>
          </table:table-cell>
          <table:table-cell office:value-type="string">
            <text:p>REFORINTER HOME, S.L.U.</text:p>
          </table:table-cell>
          <table:table-cell office:value-type="string">
            <text:p>M IF 61/20</text:p>
          </table:table-cell>
          <table:table-cell office:value-type="string">
            <text:p>Reparación de urinario en vestuario 3 del Polideportivo Tómbola</text:p>
          </table:table-cell>
          <table:table-cell office:value-type="string">
            <text:p>25-MAR-2020</text:p>
          </table:table-cell>
          <table:table-cell office:value-type="string">
            <text:p>460 €</text:p>
          </table:table-cell>
          <table:table-cell office:value-type="string">
            <text:p>556,6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B54960612</text:p>
          </table:table-cell>
          <table:table-cell table:style-name="ce5" office:value-type="string">
            <text:p>REFORINTER HOME, S.L.U.</text:p>
          </table:table-cell>
          <table:table-cell table:style-name="ce5" office:value-type="string">
            <text:p>M IF 39/20</text:p>
          </table:table-cell>
          <table:table-cell table:style-name="ce5" office:value-type="string">
            <text:p>Reparación de tramo de baldosas hinchado en el vestuario nº 5 del Polideportivo de la Vía Parque</text:p>
          </table:table-cell>
          <table:table-cell table:style-name="ce10" office:value-type="string">
            <text:p>05-MAR-2020</text:p>
          </table:table-cell>
          <table:table-cell table:style-name="ce10" office:value-type="string">
            <text:p>448 €</text:p>
          </table:table-cell>
          <table:table-cell table:style-name="ce10" office:value-type="string">
            <text:p>542,08 €</text:p>
          </table:table-cell>
          <table:table-cell table:number-columns-repeated="1017"/>
        </table:table-row>
        <table:table-row table:style-name="ro4">
          <table:table-cell office:value-type="string">
            <text:p>B54960612</text:p>
          </table:table-cell>
          <table:table-cell office:value-type="string">
            <text:p>REFORINTER HOME, S.L.U.</text:p>
          </table:table-cell>
          <table:table-cell office:value-type="string">
            <text:p>M IF 62/20</text:p>
          </table:table-cell>
          <table:table-cell office:value-type="string">
            <text:p>Reparación de los wc de los vestuarios 1, 3 y 4 por salida de agua en el Polideportivo Tómbola</text:p>
          </table:table-cell>
          <table:table-cell office:value-type="string">
            <text:p>25-MAR-2020</text:p>
          </table:table-cell>
          <table:table-cell office:value-type="string">
            <text:p>1.840 €</text:p>
          </table:table-cell>
          <table:table-cell office:value-type="string">
            <text:p>2.226,4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A80298839</text:p>
          </table:table-cell>
          <table:table-cell table:style-name="ce5" office:value-type="string">
            <text:p>REPSOL COMERCIAL DE PRODUCTOS PETROLÍFEROS, S.A.</text:p>
          </table:table-cell>
          <table:table-cell table:style-name="ce5" office:value-type="string">
            <text:p>M IF 69/20</text:p>
          </table:table-cell>
          <table:table-cell table:style-name="ce5" office:value-type="string">
            <text:p>Suministro de gasoleo Energy E+ en los vestuarios viejos de la Ciudad Deportiva</text:p>
          </table:table-cell>
          <table:table-cell table:style-name="ce10" office:value-type="string">
            <text:p>31-MAR-2020</text:p>
          </table:table-cell>
          <table:table-cell table:style-name="ce10" office:value-type="string">
            <text:p>1.103,3 €</text:p>
          </table:table-cell>
          <table:table-cell table:style-name="ce10" office:value-type="string">
            <text:p>1.334,99 €</text:p>
          </table:table-cell>
          <table:table-cell table:number-columns-repeated="1017"/>
        </table:table-row>
        <table:table-row table:style-name="ro4">
          <table:table-cell office:value-type="string">
            <text:p>A08176091</text:p>
          </table:table-cell>
          <table:table-cell office:value-type="string">
            <text:p>REPSOL DIRECTO, S.A.</text:p>
          </table:table-cell>
          <table:table-cell office:value-type="string">
            <text:p>M IF 19/20</text:p>
          </table:table-cell>
          <table:table-cell office:value-type="string">
            <text:p>Suministro de gasóleo Bienergy E+10 en las dependencias del Parque Móvil sito en C/ Artes Gráficas, s/n</text:p>
          </table:table-cell>
          <table:table-cell office:value-type="string">
            <text:p>18-FEB-2020</text:p>
          </table:table-cell>
          <table:table-cell office:value-type="string">
            <text:p>760 €</text:p>
          </table:table-cell>
          <table:table-cell office:value-type="string">
            <text:p>919,6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A08176091</text:p>
          </table:table-cell>
          <table:table-cell table:style-name="ce5" office:value-type="string">
            <text:p>REPSOL DIRECTO, S.A.</text:p>
          </table:table-cell>
          <table:table-cell table:style-name="ce5" office:value-type="string">
            <text:p>M IF 15/20</text:p>
          </table:table-cell>
          <table:table-cell table:style-name="ce5" office:value-type="string">
            <text:p>Suministro de gasoleo Bienergy E+10 para la dependencia municipal "Viveros Municipales El Roal", sitos en C/ Finca El Roal - Tangel </text:p>
          </table:table-cell>
          <table:table-cell table:style-name="ce10" office:value-type="string">
            <text:p>18-FEB-2020</text:p>
          </table:table-cell>
          <table:table-cell table:style-name="ce10" office:value-type="string">
            <text:p>1.540 €</text:p>
          </table:table-cell>
          <table:table-cell table:style-name="ce10" office:value-type="string">
            <text:p>1.863,4 €</text:p>
          </table:table-cell>
          <table:table-cell table:number-columns-repeated="1017"/>
        </table:table-row>
        <table:table-row table:style-name="ro6">
          <table:table-cell office:value-type="string">
            <text:p>A08176091</text:p>
          </table:table-cell>
          <table:table-cell office:value-type="string">
            <text:p>REPSOL DIRECTO, S.A.</text:p>
          </table:table-cell>
          <table:table-cell office:value-type="string">
            <text:p>M IF 21/20</text:p>
          </table:table-cell>
          <table:table-cell office:value-type="string">
            <text:p>Suministro de gasoleo Bienergy E+10 para la dependencia municipal "Viveros Municipales El Roal", sitos en C/ Finca El Roal - Tangel <text:tab/></text:p>
          </table:table-cell>
          <table:table-cell office:value-type="string">
            <text:p>18-FEB-2020</text:p>
          </table:table-cell>
          <table:table-cell office:value-type="string">
            <text:p>1.520 €</text:p>
          </table:table-cell>
          <table:table-cell office:value-type="string">
            <text:p>1.839,2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A08176091</text:p>
          </table:table-cell>
          <table:table-cell table:style-name="ce5" office:value-type="string">
            <text:p>REPSOL DIRECTO, S.A.</text:p>
          </table:table-cell>
          <table:table-cell table:style-name="ce5" office:value-type="string">
            <text:p>M IF 18/20</text:p>
          </table:table-cell>
          <table:table-cell table:style-name="ce5" office:value-type="string">
            <text:p>Suministro de gasóleo Bienergy E+10 en el Colegio Público Benalúa, sito en C/ Doctor Just, 70<text:tab/></text:p>
          </table:table-cell>
          <table:table-cell table:style-name="ce10" office:value-type="string">
            <text:p>18-FEB-2020</text:p>
          </table:table-cell>
          <table:table-cell table:style-name="ce10" office:value-type="string">
            <text:p>2.372,72 €</text:p>
          </table:table-cell>
          <table:table-cell table:style-name="ce10" office:value-type="string">
            <text:p>2.870,99 €</text:p>
          </table:table-cell>
          <table:table-cell table:number-columns-repeated="1017"/>
        </table:table-row>
        <table:table-row table:style-name="ro7">
          <table:table-cell office:value-type="string">
            <text:p>B54527650</text:p>
          </table:table-cell>
          <table:table-cell office:value-type="string">
            <text:p>RESTAURANTE LUCENTUM</text:p>
          </table:table-cell>
          <table:table-cell office:value-type="string">
            <text:p>M SE P 08/20</text:p>
          </table:table-cell>
          <table:table-cell office:value-type="string">
            <text:p>Avituallamiento para 6 voluntarios de la Agrupación Local de Voluntarios de Protección Civil por acudir al curso de formación interna "Prácticas Barrancos y Ramblas". 08/02/2020</text:p>
          </table:table-cell>
          <table:table-cell office:value-type="string">
            <text:p>06-FEB-2020</text:p>
          </table:table-cell>
          <table:table-cell office:value-type="string">
            <text:p>21,82 €</text:p>
          </table:table-cell>
          <table:table-cell office:value-type="string">
            <text:p>24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B54527650</text:p>
          </table:table-cell>
          <table:table-cell table:style-name="ce5" office:value-type="string">
            <text:p>RESTAURANTE LUCENTUM</text:p>
          </table:table-cell>
          <table:table-cell table:style-name="ce5" office:value-type="string">
            <text:p>M SE P 05/20</text:p>
          </table:table-cell>
          <table:table-cell table:style-name="ce5" office:value-type="string">
            <text:p>Avituallamiento para 8 voluntarios de la Agrupación Local de Voluntuarios de Proteccion Civil por servicio "Formación Interna Barrancos y Ramblas" 01/02/2020</text:p>
          </table:table-cell>
          <table:table-cell table:style-name="ce10" office:value-type="string">
            <text:p>30-ENE-2020</text:p>
          </table:table-cell>
          <table:table-cell table:style-name="ce10" office:value-type="string">
            <text:p>29,09 €</text:p>
          </table:table-cell>
          <table:table-cell table:style-name="ce10" office:value-type="string">
            <text:p>32 €</text:p>
          </table:table-cell>
          <table:table-cell table:number-columns-repeated="1017"/>
        </table:table-row>
        <table:table-row table:style-name="ro7">
          <table:table-cell office:value-type="string">
            <text:p>B54527650</text:p>
          </table:table-cell>
          <table:table-cell office:value-type="string">
            <text:p>RESTAURANTE LUCENTUM</text:p>
          </table:table-cell>
          <table:table-cell office:value-type="string">
            <text:p>M SE P 17/20</text:p>
          </table:table-cell>
          <table:table-cell office:value-type="string">
            <text:p>Avituallamiento para 21 voluntarios de la Agrupación Local de Voluntarios de Protección Civil por servicio prestado con denominación "Carnavales Correfoc" el 20/02/20</text:p>
          </table:table-cell>
          <table:table-cell office:value-type="string">
            <text:p>19-FEB-2020</text:p>
          </table:table-cell>
          <table:table-cell office:value-type="string">
            <text:p>76,36 €</text:p>
          </table:table-cell>
          <table:table-cell office:value-type="string">
            <text:p>84 €</text:p>
          </table:table-cell>
          <table:table-cell table:number-columns-repeated="1017"/>
        </table:table-row>
        <table:table-row table:style-name="ro8">
          <table:table-cell table:style-name="ce5" office:value-type="string">
            <text:p>B54527650</text:p>
          </table:table-cell>
          <table:table-cell table:style-name="ce5" office:value-type="string">
            <text:p>RESTAURANTE LUCENTUM</text:p>
          </table:table-cell>
          <table:table-cell table:style-name="ce5" office:value-type="string">
            <text:p>M SE P 19/20</text:p>
          </table:table-cell>
          <table:table-cell table:style-name="ce5" office:value-type="string">
            <text:p>Avituallamiento para 6 voluntairos de la Agrupación Local de Voluntarios de Protección Civil y Gestión de Emergencias por servicios prestados con denominación "Carnavales Desfile de Antorchas y Quema del Pelele" el 25/02/20</text:p>
          </table:table-cell>
          <table:table-cell table:style-name="ce10" office:value-type="string">
            <text:p>21-FEB-2020</text:p>
          </table:table-cell>
          <table:table-cell table:style-name="ce10" office:value-type="string">
            <text:p>21,82 €</text:p>
          </table:table-cell>
          <table:table-cell table:style-name="ce10" office:value-type="string">
            <text:p>24 €</text:p>
          </table:table-cell>
          <table:table-cell table:number-columns-repeated="1017"/>
        </table:table-row>
        <table:table-row table:style-name="ro9">
          <table:table-cell office:value-type="string">
            <text:p>B54527650</text:p>
          </table:table-cell>
          <table:table-cell office:value-type="string">
            <text:p>RESTAURANTE LUCENTUM</text:p>
          </table:table-cell>
          <table:table-cell office:value-type="string">
            <text:p>M SE P 23/20</text:p>
          </table:table-cell>
          <table:table-cell office:value-type="string">
            <text:p>Menú Comedor para 6 voluntarios de la Agrupación Local de Voluntarios de Protección Civil y Getión de Emergencias por la asistencia al curso de formación del IVASPE "Curso de Protección Civil para Jefaturas y Mandos" el 29/02/20 con horario de 09:00 a <text:s text:c="4"/>19:00 horas.</text:p>
          </table:table-cell>
          <table:table-cell office:value-type="string">
            <text:p>27-FEB-2020</text:p>
          </table:table-cell>
          <table:table-cell office:value-type="string">
            <text:p>54,55 €</text:p>
          </table:table-cell>
          <table:table-cell office:value-type="string">
            <text:p>60 €</text:p>
          </table:table-cell>
          <table:table-cell table:number-columns-repeated="1017"/>
        </table:table-row>
        <table:table-row table:style-name="ro7">
          <table:table-cell table:style-name="ce5" office:value-type="string">
            <text:p>B54527650</text:p>
          </table:table-cell>
          <table:table-cell table:style-name="ce5" office:value-type="string">
            <text:p>RESTAURANTE LUCENTUM</text:p>
          </table:table-cell>
          <table:table-cell table:style-name="ce5" office:value-type="string">
            <text:p>M SE P 20/20</text:p>
          </table:table-cell>
          <table:table-cell table:style-name="ce5" office:value-type="string">
            <text:p>Avituallamiento para 9 voluntarios de la Agrupación Localde Voluntarios de Protección Civil por servicios prestados con denominación "Carnavales entierro de la sardina" el 26/02/20</text:p>
          </table:table-cell>
          <table:table-cell table:style-name="ce10" office:value-type="string">
            <text:p>25-FEB-2020</text:p>
          </table:table-cell>
          <table:table-cell table:style-name="ce10" office:value-type="string">
            <text:p>32,73 €</text:p>
          </table:table-cell>
          <table:table-cell table:style-name="ce10" office:value-type="string">
            <text:p>36 €</text:p>
          </table:table-cell>
          <table:table-cell table:number-columns-repeated="1017"/>
        </table:table-row>
        <table:table-row table:style-name="ro7">
          <table:table-cell office:value-type="string">
            <text:p>B54527650</text:p>
          </table:table-cell>
          <table:table-cell office:value-type="string">
            <text:p>RESTAURANTE LUCENTUM</text:p>
          </table:table-cell>
          <table:table-cell office:value-type="string">
            <text:p>M SE P 18/20</text:p>
          </table:table-cell>
          <table:table-cell office:value-type="string">
            <text:p>Avituallamiento para 12 voluntarios de la Agrupación Local de Voluntarios de Protección Civil por servicios prestados con denominación "Carnavales Pregón" el 21/02/20</text:p>
          </table:table-cell>
          <table:table-cell office:value-type="string">
            <text:p>20-FEB-2020</text:p>
          </table:table-cell>
          <table:table-cell office:value-type="string">
            <text:p>43,64 €</text:p>
          </table:table-cell>
          <table:table-cell office:value-type="string">
            <text:p>48 €</text:p>
          </table:table-cell>
          <table:table-cell table:number-columns-repeated="1017"/>
        </table:table-row>
        <table:table-row table:style-name="ro7">
          <table:table-cell table:style-name="ce5" office:value-type="string">
            <text:p>B54527650</text:p>
          </table:table-cell>
          <table:table-cell table:style-name="ce5" office:value-type="string">
            <text:p>RESTAURANTE LUCENTUM</text:p>
          </table:table-cell>
          <table:table-cell table:style-name="ce5" office:value-type="string">
            <text:p>M SE P 21/20</text:p>
          </table:table-cell>
          <table:table-cell table:style-name="ce5" office:value-type="string">
            <text:p>Avituallamiento para 14 voluntarios de la Agrupación Local de Voluntarios de Protección Civil por servicio prestado con denominación "Simulacro Speis Rescate en el Monte Benacantil" el 28/02/20</text:p>
          </table:table-cell>
          <table:table-cell table:style-name="ce10" office:value-type="string">
            <text:p>26-FEB-2020</text:p>
          </table:table-cell>
          <table:table-cell table:style-name="ce10" office:value-type="string">
            <text:p>50,9 €</text:p>
          </table:table-cell>
          <table:table-cell table:style-name="ce10" office:value-type="string">
            <text:p>56 €</text:p>
          </table:table-cell>
          <table:table-cell table:number-columns-repeated="1017"/>
        </table:table-row>
        <table:table-row table:style-name="ro8">
          <table:table-cell office:value-type="string">
            <text:p>B54527650</text:p>
          </table:table-cell>
          <table:table-cell office:value-type="string">
            <text:p>RESTAURANTE LUCENTUM</text:p>
          </table:table-cell>
          <table:table-cell office:value-type="string">
            <text:p>M SE P 07/20</text:p>
          </table:table-cell>
          <table:table-cell office:value-type="string">
            <text:p>Avituallamiento para 3 voluntarios de la Agrupación Local de Voluntarios de Protección Civil por servicios prestados "Colaboración con Protección Civil de Torrevieja Vuelta Ciclista a la Comunitat Valenciana" 07/02/20</text:p>
          </table:table-cell>
          <table:table-cell office:value-type="string">
            <text:p>05-FEB-2020</text:p>
          </table:table-cell>
          <table:table-cell office:value-type="string">
            <text:p>10,91 €</text:p>
          </table:table-cell>
          <table:table-cell office:value-type="string">
            <text:p>12 €</text:p>
          </table:table-cell>
          <table:table-cell table:number-columns-repeated="1017"/>
        </table:table-row>
        <table:table-row table:style-name="ro8">
          <table:table-cell table:style-name="ce5" office:value-type="string">
            <text:p>B54527650</text:p>
          </table:table-cell>
          <table:table-cell table:style-name="ce5" office:value-type="string">
            <text:p>RESTAURANTE LUCENTUM</text:p>
          </table:table-cell>
          <table:table-cell table:style-name="ce5" office:value-type="string">
            <text:p>M SE P 15/20</text:p>
          </table:table-cell>
          <table:table-cell table:style-name="ce5" office:value-type="string">
            <text:p>Menú comedor para 6 voluntarios de la Agrupación Local de Voluntarios de Protección Civil por asistencia al curspo formación Ivaspe "Protección Civil para Jefaturas y Mandos" el 22 de febrero de 2020</text:p>
          </table:table-cell>
          <table:table-cell table:style-name="ce10" office:value-type="string">
            <text:p>20-FEB-2020</text:p>
          </table:table-cell>
          <table:table-cell table:style-name="ce10" office:value-type="string">
            <text:p>54,55 €</text:p>
          </table:table-cell>
          <table:table-cell table:style-name="ce10" office:value-type="string">
            <text:p>60 €</text:p>
          </table:table-cell>
          <table:table-cell table:number-columns-repeated="1017"/>
        </table:table-row>
        <table:table-row table:style-name="ro8">
          <table:table-cell office:value-type="string">
            <text:p>B54527650</text:p>
          </table:table-cell>
          <table:table-cell office:value-type="string">
            <text:p>RESTAURANTE LUCENTUM</text:p>
          </table:table-cell>
          <table:table-cell office:value-type="string">
            <text:p>M SE P 2/20</text:p>
          </table:table-cell>
          <table:table-cell office:value-type="string">
            <text:p>AVITUALLAMIENTO PARA 7 VOLUNTARIOS DE LA AGRUPACIÓN DE VOLUNTARIOS DE <text:s/>PROTECCIÓN CIVIL. SERVICIO PRESTADO "MASCLETÀ AÑO NUEVO Y LLEGADA CARTEROS REALES" 04/01/2020</text:p>
          </table:table-cell>
          <table:table-cell office:value-type="string">
            <text:p>03-ENE-2020</text:p>
          </table:table-cell>
          <table:table-cell office:value-type="string">
            <text:p>25,45 €</text:p>
          </table:table-cell>
          <table:table-cell office:value-type="string">
            <text:p>28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B54527650</text:p>
          </table:table-cell>
          <table:table-cell table:style-name="ce5" office:value-type="string">
            <text:p>RESTAURANTE LUCENTUM</text:p>
          </table:table-cell>
          <table:table-cell table:style-name="ce5" office:value-type="string">
            <text:p>M SE P 16/20</text:p>
          </table:table-cell>
          <table:table-cell table:style-name="ce5" office:value-type="string">
            <text:p>Avituallamiento para 55 voluntarios de la Agrupación de Voluntarios de Protección Civil por servicios prestados "Sábado Ramblero", Carnavales 2020</text:p>
          </table:table-cell>
          <table:table-cell table:style-name="ce10" office:value-type="string">
            <text:p>20-FEB-2020</text:p>
          </table:table-cell>
          <table:table-cell table:style-name="ce10" office:value-type="string">
            <text:p>325 €</text:p>
          </table:table-cell>
          <table:table-cell table:style-name="ce10" office:value-type="string">
            <text:p>357,5 €</text:p>
          </table:table-cell>
          <table:table-cell table:number-columns-repeated="1017"/>
        </table:table-row>
        <table:table-row table:style-name="ro7">
          <table:table-cell office:value-type="string">
            <text:p>B54527650</text:p>
          </table:table-cell>
          <table:table-cell office:value-type="string">
            <text:p>RESTAURANTE LUCENTUM</text:p>
          </table:table-cell>
          <table:table-cell office:value-type="string">
            <text:p>M SE P 03/20</text:p>
          </table:table-cell>
          <table:table-cell office:value-type="string">
            <text:p>AVITUALLAMIENTO PARA 33 VOLUNTARIOS DE PROTECCIÓN CIVIL POR SERVICIO PRESTADO "CABALGATA DE LOS REYES MAGOS 2020" EL 05/01/2020</text:p>
          </table:table-cell>
          <table:table-cell office:value-type="string">
            <text:p>03-ENE-2020</text:p>
          </table:table-cell>
          <table:table-cell office:value-type="string">
            <text:p>135 €</text:p>
          </table:table-cell>
          <table:table-cell office:value-type="string">
            <text:p>148,5 €</text:p>
          </table:table-cell>
          <table:table-cell table:number-columns-repeated="1017"/>
        </table:table-row>
        <table:table-row table:style-name="ro8">
          <table:table-cell table:style-name="ce5" office:value-type="string">
            <text:p>B54527650</text:p>
          </table:table-cell>
          <table:table-cell table:style-name="ce5" office:value-type="string">
            <text:p>RESTAURANTE LUCENTUM</text:p>
          </table:table-cell>
          <table:table-cell table:style-name="ce5" office:value-type="string">
            <text:p>M SE P 14/20</text:p>
          </table:table-cell>
          <table:table-cell table:style-name="ce5" office:value-type="string">
            <text:p>Avituallamiento para 6 voluntarios de la Agrupación Local de Voluntarios de Protección Civil por la asistencia al curso de formación "Protección Civil para Jefaturas y mandos" desde las 09:00 hasta las 19:00 del 22 de febrero de 2020.</text:p>
          </table:table-cell>
          <table:table-cell table:style-name="ce10" office:value-type="string">
            <text:p>20-FEB-2020</text:p>
          </table:table-cell>
          <table:table-cell table:style-name="ce10" office:value-type="string">
            <text:p>21,82 €</text:p>
          </table:table-cell>
          <table:table-cell table:style-name="ce10" office:value-type="string">
            <text:p>24 €</text:p>
          </table:table-cell>
          <table:table-cell table:number-columns-repeated="1017"/>
        </table:table-row>
        <table:table-row table:style-name="ro6">
          <table:table-cell office:value-type="string">
            <text:p>B54527650</text:p>
          </table:table-cell>
          <table:table-cell office:value-type="string">
            <text:p>RESTAURANTE LUCENTUM</text:p>
          </table:table-cell>
          <table:table-cell office:value-type="string">
            <text:p>M SE P 06/20</text:p>
          </table:table-cell>
          <table:table-cell office:value-type="string">
            <text:p>Avituallamiento para 8 voluntarios de Protección Civil por servicios prestados "Plan Municipal Riesgos Forestales" 05/02/2020</text:p>
          </table:table-cell>
          <table:table-cell office:value-type="string">
            <text:p>03-FEB-2020</text:p>
          </table:table-cell>
          <table:table-cell office:value-type="string">
            <text:p>29,09 €</text:p>
          </table:table-cell>
          <table:table-cell office:value-type="string">
            <text:p>32 €</text:p>
          </table:table-cell>
          <table:table-cell table:number-columns-repeated="1017"/>
        </table:table-row>
        <table:table-row table:style-name="ro7">
          <table:table-cell table:style-name="ce5" office:value-type="string">
            <text:p>B54527650</text:p>
          </table:table-cell>
          <table:table-cell table:style-name="ce5" office:value-type="string">
            <text:p>RESTAURANTE LUCENTUM</text:p>
          </table:table-cell>
          <table:table-cell table:style-name="ce5" office:value-type="string">
            <text:p>M SE P 09/20</text:p>
          </table:table-cell>
          <table:table-cell table:style-name="ce5" office:value-type="string">
            <text:p>Avituallamiento para 7 voluntarios de la Agrupación Local de Voluntarios de Protección Civil por servicios prestados "Carrera Solidarios Caritas CEU" 09/02/2020</text:p>
          </table:table-cell>
          <table:table-cell table:style-name="ce10" office:value-type="string">
            <text:p>06-FEB-2020</text:p>
          </table:table-cell>
          <table:table-cell table:style-name="ce10" office:value-type="string">
            <text:p>25,45 €</text:p>
          </table:table-cell>
          <table:table-cell table:style-name="ce10" office:value-type="string">
            <text:p>28 €</text:p>
          </table:table-cell>
          <table:table-cell table:number-columns-repeated="1017"/>
        </table:table-row>
        <table:table-row table:style-name="ro7">
          <table:table-cell office:value-type="string">
            <text:p>B54527650</text:p>
          </table:table-cell>
          <table:table-cell office:value-type="string">
            <text:p>RESTAURANTE LUCENTUM</text:p>
          </table:table-cell>
          <table:table-cell office:value-type="string">
            <text:p>M SE P 11/20</text:p>
          </table:table-cell>
          <table:table-cell office:value-type="string">
            <text:p>Avituallamiento para 6 voluntarios de la Agrupación Local de Voluntarios de Protección Civil por asistencia curso IVASPE desde las 9:00 a las 19:00 Horas. 15/02/2020</text:p>
          </table:table-cell>
          <table:table-cell office:value-type="string">
            <text:p>13-FEB-2020</text:p>
          </table:table-cell>
          <table:table-cell office:value-type="string">
            <text:p>21,82 €</text:p>
          </table:table-cell>
          <table:table-cell office:value-type="string">
            <text:p>24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B54527650</text:p>
          </table:table-cell>
          <table:table-cell table:style-name="ce5" office:value-type="string">
            <text:p>RESTAURANTE LUCENTUM</text:p>
          </table:table-cell>
          <table:table-cell table:style-name="ce5" office:value-type="string">
            <text:p>M SE P 04/20</text:p>
          </table:table-cell>
          <table:table-cell table:style-name="ce5" office:value-type="string">
            <text:p>AVITUALLAMIENTO PARA 4 VOLUNTARIOS DE PROTECCIÓN CIVIL POR SERVICIO PRESTADO "REVISIÓN BARRANCOS MUNICIPALES" 28/01/20</text:p>
          </table:table-cell>
          <table:table-cell table:style-name="ce10" office:value-type="string">
            <text:p>24-ENE-2020</text:p>
          </table:table-cell>
          <table:table-cell table:style-name="ce10" office:value-type="string">
            <text:p>14,55 €</text:p>
          </table:table-cell>
          <table:table-cell table:style-name="ce10" office:value-type="string">
            <text:p>16 €</text:p>
          </table:table-cell>
          <table:table-cell table:number-columns-repeated="1017"/>
        </table:table-row>
        <table:table-row table:style-name="ro6">
          <table:table-cell office:value-type="string">
            <text:p>B54527650</text:p>
          </table:table-cell>
          <table:table-cell office:value-type="string">
            <text:p>RESTAURANTE LUCENTUM</text:p>
          </table:table-cell>
          <table:table-cell office:value-type="string">
            <text:p>M SE P 12/20</text:p>
          </table:table-cell>
          <table:table-cell office:value-type="string">
            <text:p>MEnú Comedor para 6 voluntarios de la Agrupación Local de Voluntarios de Protección Civil por asistencia a Cursos de Formación del IVaspe. </text:p>
          </table:table-cell>
          <table:table-cell office:value-type="string">
            <text:p>13-FEB-2020</text:p>
          </table:table-cell>
          <table:table-cell office:value-type="string">
            <text:p>54,55 €</text:p>
          </table:table-cell>
          <table:table-cell office:value-type="string">
            <text:p>60 €</text:p>
          </table:table-cell>
          <table:table-cell table:number-columns-repeated="1017"/>
        </table:table-row>
        <table:table-row table:style-name="ro10">
          <table:table-cell table:style-name="ce5" office:value-type="string">
            <text:p>B54527650</text:p>
          </table:table-cell>
          <table:table-cell table:style-name="ce5" office:value-type="string">
            <text:p>RESTAURANTE LUCENTUM</text:p>
          </table:table-cell>
          <table:table-cell table:style-name="ce5" office:value-type="string">
            <text:p>M SE P 22/20</text:p>
          </table:table-cell>
          <table:table-cell table:style-name="ce5" office:value-type="string">
            <text:p>Avituallamiento para 6 voluntarios de la Agrupación Local de Voluntarios de Protección Civil y Gestión de Emergencias por la asistencia al curso de formación del IVASPE "Curso de Protección Civil para Jefaturas y Mandos" celebrado el día 29/02/20 con </text:p>
            <text:p>horario de 09:00 a 19:00 horas.</text:p>
          </table:table-cell>
          <table:table-cell table:style-name="ce10" office:value-type="string">
            <text:p>27-FEB-2020</text:p>
          </table:table-cell>
          <table:table-cell table:style-name="ce10" office:value-type="string">
            <text:p>21,82 €</text:p>
          </table:table-cell>
          <table:table-cell table:style-name="ce10" office:value-type="string">
            <text:p>24 €</text:p>
          </table:table-cell>
          <table:table-cell table:number-columns-repeated="1017"/>
        </table:table-row>
        <table:table-row table:style-name="ro6">
          <table:table-cell office:value-type="string">
            <text:p>B53475539</text:p>
          </table:table-cell>
          <table:table-cell office:value-type="string">
            <text:p>Rótulos Arques</text:p>
          </table:table-cell>
          <table:table-cell office:value-type="string">
            <text:p>M IF 64/20</text:p>
          </table:table-cell>
          <table:table-cell office:value-type="string">
            <text:p>Suministro y colocación de vinilos en cristales del ventanal de exterior de la zona de entrada y conserjería de las piscinas municipales del Monte Tossal</text:p>
          </table:table-cell>
          <table:table-cell office:value-type="string">
            <text:p>26-MAR-2020</text:p>
          </table:table-cell>
          <table:table-cell office:value-type="string">
            <text:p>428,4 €</text:p>
          </table:table-cell>
          <table:table-cell office:value-type="string">
            <text:p>518,36 €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B30850549</text:p>
          </table:table-cell>
          <table:table-cell table:style-name="ce5" office:value-type="string">
            <text:p>R1 Gama Camiones </text:p>
          </table:table-cell>
          <table:table-cell table:style-name="ce5" office:value-type="string">
            <text:p>M SE 20/20</text:p>
          </table:table-cell>
          <table:table-cell table:style-name="ce5" office:value-type="string">
            <text:p>Instalacion bisagra porton</text:p>
          </table:table-cell>
          <table:table-cell table:style-name="ce10" office:value-type="string">
            <text:p>10-ENE-2020</text:p>
          </table:table-cell>
          <table:table-cell table:style-name="ce10" office:value-type="string">
            <text:p>282,73 €</text:p>
          </table:table-cell>
          <table:table-cell table:style-name="ce10" office:value-type="string">
            <text:p>342,1 €</text:p>
          </table:table-cell>
          <table:table-cell table:number-columns-repeated="1017"/>
        </table:table-row>
        <table:table-row table:style-name="ro4">
          <table:table-cell office:value-type="string">
            <text:p>A78099660</text:p>
          </table:table-cell>
          <table:table-cell office:value-type="string">
            <text:p>SAFETY KLEEN ESPAÑA, S.A.</text:p>
          </table:table-cell>
          <table:table-cell office:value-type="string">
            <text:p>M IF 3/20</text:p>
          </table:table-cell>
          <table:table-cell office:value-type="string">
            <text:p>Mantenimiento de máquina lavapiezas y servicio de recogida y tratamiento de residuos perteneciente al parque móvil</text:p>
          </table:table-cell>
          <table:table-cell office:value-type="string">
            <text:p>10-FEB-2020</text:p>
          </table:table-cell>
          <table:table-cell office:value-type="string">
            <text:p>1.405,68 €</text:p>
          </table:table-cell>
          <table:table-cell office:value-type="string">
            <text:p>1.643,6 €</text:p>
          </table:table-cell>
          <table:table-cell table:number-columns-repeated="1017"/>
        </table:table-row>
        <table:table-row table:style-name="ro10">
          <table:table-cell table:style-name="ce5" office:value-type="string">
            <text:p>B53784302</text:p>
          </table:table-cell>
          <table:table-cell table:style-name="ce5" office:value-type="string">
            <text:p>Saneamientos Mare Nostrum, SL</text:p>
          </table:table-cell>
          <table:table-cell table:style-name="ce5" office:value-type="string">
            <text:p>M IF 48/20</text:p>
          </table:table-cell>
          <table:table-cell table:style-name="ce5" office:value-type="string">
            <text:p>SUMINISTRO MATERIAL DIVERSO DE FONTANERÍA PARA REALIZACIÓN DE REPARACIONES EN LOS SIGUIENTES COLEGIOS PÚBLICOS: C.P. MORA PUCHOL, C.P. SANTO ÁNGEL DE LA GUARDA, C.P. GABRIEL MIRÓ, C.P. SAN GABRIEL, C.P. VORAMAR, C.P. SAN ROQUE Y C.P. MEDITERRANEO.</text:p>
          </table:table-cell>
          <table:table-cell table:style-name="ce10" office:value-type="string">
            <text:p>24-MAR-2020</text:p>
          </table:table-cell>
          <table:table-cell table:style-name="ce10" office:value-type="string">
            <text:p>580,53 €</text:p>
          </table:table-cell>
          <table:table-cell table:style-name="ce10" office:value-type="string">
            <text:p>702,44 €</text:p>
          </table:table-cell>
          <table:table-cell table:number-columns-repeated="1017"/>
        </table:table-row>
        <table:table-row table:style-name="ro4">
          <table:table-cell office:value-type="string">
            <text:p>B60768512</text:p>
          </table:table-cell>
          <table:table-cell office:value-type="string">
            <text:p>Schneider Electric IT Spain, SL</text:p>
          </table:table-cell>
          <table:table-cell office:value-type="string">
            <text:p>M NT 5/2020</text:p>
          </table:table-cell>
          <table:table-cell office:value-type="string">
            <text:p>Mto. Say Galaxi 3000 30 KVA ubicado en Policia Local. Periodo 1//2020 al 31/03/2020</text:p>
          </table:table-cell>
          <table:table-cell office:value-type="string">
            <text:p>20-FEB-2020</text:p>
          </table:table-cell>
          <table:table-cell office:value-type="string">
            <text:p>776,26 €</text:p>
          </table:table-cell>
          <table:table-cell office:value-type="string">
            <text:p>939,28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A25027145</text:p>
          </table:table-cell>
          <table:table-cell table:style-name="ce5" office:value-type="string">
            <text:p>SERVICIOS DE MICROINFORMATICA, S.A.</text:p>
          </table:table-cell>
          <table:table-cell table:style-name="ce5" office:value-type="string">
            <text:p>M NT 3/2020</text:p>
          </table:table-cell>
          <table:table-cell table:style-name="ce5" office:value-type="string">
            <text:p>Suministro 60 unid. 10XCDR; 8 unid 25XDVD; 60 unid 5xDVD-R; 60 unid 5xBlue-Ray</text:p>
          </table:table-cell>
          <table:table-cell table:style-name="ce10" office:value-type="string">
            <text:p>25-FEB-2020</text:p>
          </table:table-cell>
          <table:table-cell table:style-name="ce10" office:value-type="string">
            <text:p>804 €</text:p>
          </table:table-cell>
          <table:table-cell table:style-name="ce10" office:value-type="string">
            <text:p>972,84 €</text:p>
          </table:table-cell>
          <table:table-cell table:number-columns-repeated="1017"/>
        </table:table-row>
        <table:table-row table:style-name="ro5">
          <table:table-cell office:value-type="string">
            <text:p>F54774484</text:p>
          </table:table-cell>
          <table:table-cell office:value-type="string">
            <text:p>SG GROUP COOP. V.</text:p>
          </table:table-cell>
          <table:table-cell office:value-type="string">
            <text:p>M ED 11/2020</text:p>
          </table:table-cell>
          <table:table-cell office:value-type="string">
            <text:p>Manipulación y distribución de material didáctico, programa Brújula2</text:p>
          </table:table-cell>
          <table:table-cell office:value-type="string">
            <text:p>28-ENE-2020</text:p>
          </table:table-cell>
          <table:table-cell office:value-type="string">
            <text:p>285 €</text:p>
          </table:table-cell>
          <table:table-cell office:value-type="string">
            <text:p>344,85 €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A08628174</text:p>
          </table:table-cell>
          <table:table-cell table:style-name="ce5" office:value-type="string">
            <text:p>SIBEL, S.A.U.</text:p>
          </table:table-cell>
          <table:table-cell table:style-name="ce5" office:value-type="string">
            <text:p>M SM 5/20</text:p>
          </table:table-cell>
          <table:table-cell table:style-name="ce5" office:value-type="string">
            <text:p>Calibrado audiómetro del Servicio Médico</text:p>
          </table:table-cell>
          <table:table-cell table:style-name="ce10" office:value-type="string">
            <text:p>30-ENE-2020</text:p>
          </table:table-cell>
          <table:table-cell table:style-name="ce10" office:value-type="string">
            <text:p>210 €</text:p>
          </table:table-cell>
          <table:table-cell table:style-name="ce10" office:value-type="string">
            <text:p>254,1 €</text:p>
          </table:table-cell>
          <table:table-cell table:number-columns-repeated="1017"/>
        </table:table-row>
        <table:table-row table:style-name="ro3">
          <table:table-cell office:value-type="string">
            <text:p>A08628174</text:p>
          </table:table-cell>
          <table:table-cell office:value-type="string">
            <text:p>SIBEL, S.A.U.</text:p>
          </table:table-cell>
          <table:table-cell office:value-type="string">
            <text:p>M SM 4/20</text:p>
          </table:table-cell>
          <table:table-cell office:value-type="string">
            <text:p>Calibrado espirómetro del Servicio Médico</text:p>
          </table:table-cell>
          <table:table-cell office:value-type="string">
            <text:p>28-ENE-2020</text:p>
          </table:table-cell>
          <table:table-cell office:value-type="string">
            <text:p>218 €</text:p>
          </table:table-cell>
          <table:table-cell office:value-type="string">
            <text:p>263,78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B03473816</text:p>
          </table:table-cell>
          <table:table-cell table:style-name="ce5" office:value-type="string">
            <text:p>SIRVENT E HIJOS, S.L.</text:p>
          </table:table-cell>
          <table:table-cell table:style-name="ce5" office:value-type="string">
            <text:p>M IF 13/20</text:p>
          </table:table-cell>
          <table:table-cell table:style-name="ce5" office:value-type="string">
            <text:p>Suministro de material de construcción para reparaciones de mantenimiento en la Sala de Exposiciones Lonja del Pescado: saco a64 r-evol, palet morte.</text:p>
          </table:table-cell>
          <table:table-cell table:style-name="ce10" office:value-type="string">
            <text:p>17-FEB-2020</text:p>
          </table:table-cell>
          <table:table-cell table:style-name="ce10" office:value-type="string">
            <text:p>767,02 €</text:p>
          </table:table-cell>
          <table:table-cell table:style-name="ce10" office:value-type="string">
            <text:p>928,09 €</text:p>
          </table:table-cell>
          <table:table-cell table:number-columns-repeated="1017"/>
        </table:table-row>
        <table:table-row table:style-name="ro6">
          <table:table-cell office:value-type="string">
            <text:p>B28016970</text:p>
          </table:table-cell>
          <table:table-cell office:value-type="string">
            <text:p>Sociedad Española de Radiodifusión, S.L.U.</text:p>
          </table:table-cell>
          <table:table-cell office:value-type="string">
            <text:p>M AL 22/20</text:p>
          </table:table-cell>
          <table:table-cell office:value-type="string">
            <text:p>Publicidad institucional en Radio Alicante OM + FM, días 22 a 26 enero, con motivo celebración Feria Internacional de Turismo (FITUR 2020)</text:p>
          </table:table-cell>
          <table:table-cell office:value-type="string">
            <text:p>20-ENE-2020</text:p>
          </table:table-cell>
          <table:table-cell office:value-type="string">
            <text:p>1.240 €</text:p>
          </table:table-cell>
          <table:table-cell office:value-type="string">
            <text:p>1.500,4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G03176724</text:p>
          </table:table-cell>
          <table:table-cell table:style-name="ce5" office:value-type="string">
            <text:p>Sociedad Musical La Amistad de Villafranqueza</text:p>
          </table:table-cell>
          <table:table-cell table:style-name="ce5" office:value-type="string">
            <text:p>M CU 2020/16-02</text:p>
          </table:table-cell>
          <table:table-cell table:style-name="ce5" office:value-type="string">
            <text:p>Jornada de música el domingo 15 de marzo en el Auditorio de la Diputación (ADDA). Programa: "XXIV Festival de Bandes d'Alacant"</text:p>
          </table:table-cell>
          <table:table-cell table:style-name="ce10" office:value-type="string">
            <text:p>13-FEB-2020</text:p>
          </table:table-cell>
          <table:table-cell table:number-columns-repeated="2" table:style-name="ce10" office:value-type="string">
            <text:p>1.600 €</text:p>
          </table:table-cell>
          <table:table-cell table:number-columns-repeated="1017"/>
        </table:table-row>
        <table:table-row table:style-name="ro5">
          <table:table-cell office:value-type="string">
            <text:p>B53163432</text:p>
          </table:table-cell>
          <table:table-cell office:value-type="string">
            <text:p>Suministros Industriales Cepeda y Martinez</text:p>
          </table:table-cell>
          <table:table-cell office:value-type="string">
            <text:p>M SE 8/20</text:p>
          </table:table-cell>
          <table:table-cell office:value-type="string">
            <text:p>Precintadora, etiquetas,guantes, etc.</text:p>
          </table:table-cell>
          <table:table-cell office:value-type="string">
            <text:p>10-ENE-2020</text:p>
          </table:table-cell>
          <table:table-cell office:value-type="string">
            <text:p>218,25 €</text:p>
          </table:table-cell>
          <table:table-cell office:value-type="string">
            <text:p>264,08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B53163432</text:p>
          </table:table-cell>
          <table:table-cell table:style-name="ce5" office:value-type="string">
            <text:p>Suministros Industriales Cepeda y Martinez</text:p>
          </table:table-cell>
          <table:table-cell table:style-name="ce5" office:value-type="string">
            <text:p>M DP 019/2020</text:p>
          </table:table-cell>
          <table:table-cell table:style-name="ce5" office:value-type="string">
            <text:p>Suministro de material diverso para el mantenimiento correctivo y preventivo de las Instalaciones Deportivas Municipales, mes febrero 2020.</text:p>
          </table:table-cell>
          <table:table-cell table:style-name="ce10" office:value-type="string">
            <text:p>30-ENE-2020</text:p>
          </table:table-cell>
          <table:table-cell table:style-name="ce10" office:value-type="string">
            <text:p>230,91 €</text:p>
          </table:table-cell>
          <table:table-cell table:style-name="ce10" office:value-type="string">
            <text:p>279,4 €</text:p>
          </table:table-cell>
          <table:table-cell table:number-columns-repeated="1017"/>
        </table:table-row>
        <table:table-row table:style-name="ro6">
          <table:table-cell office:value-type="string">
            <text:p>B53163432</text:p>
          </table:table-cell>
          <table:table-cell office:value-type="string">
            <text:p>Suministros Industriales Cepeda y Martinez</text:p>
          </table:table-cell>
          <table:table-cell office:value-type="string">
            <text:p>M DP 001/2020</text:p>
          </table:table-cell>
          <table:table-cell office:value-type="string">
            <text:p>Material diverso para el mantenimiento correctivo y preventivo de las Instalaciones Deportivas Municipales. Suministro los días 14 y 20 de enero.</text:p>
          </table:table-cell>
          <table:table-cell office:value-type="string">
            <text:p>10-ENE-2020</text:p>
          </table:table-cell>
          <table:table-cell office:value-type="string">
            <text:p>446,55 €</text:p>
          </table:table-cell>
          <table:table-cell office:value-type="string">
            <text:p>540,33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A03237906</text:p>
          </table:table-cell>
          <table:table-cell table:style-name="ce5" office:value-type="string">
            <text:p>Suministros Industriales Farell, S.A </text:p>
          </table:table-cell>
          <table:table-cell table:style-name="ce5" office:value-type="string">
            <text:p>M SE 5/20</text:p>
          </table:table-cell>
          <table:table-cell table:style-name="ce5" office:value-type="string">
            <text:p>Pasta decapante, guante pole.</text:p>
          </table:table-cell>
          <table:table-cell table:style-name="ce10" office:value-type="string">
            <text:p>10-ENE-2020</text:p>
          </table:table-cell>
          <table:table-cell table:style-name="ce10" office:value-type="string">
            <text:p>18,01 €</text:p>
          </table:table-cell>
          <table:table-cell table:style-name="ce10" office:value-type="string">
            <text:p>21,79 €</text:p>
          </table:table-cell>
          <table:table-cell table:number-columns-repeated="1017"/>
        </table:table-row>
        <table:table-row table:style-name="ro5">
          <table:table-cell office:value-type="string">
            <text:p>A03237906</text:p>
          </table:table-cell>
          <table:table-cell office:value-type="string">
            <text:p>Suministros Industriales Farell, S.A </text:p>
          </table:table-cell>
          <table:table-cell office:value-type="string">
            <text:p>M SE 6/20</text:p>
          </table:table-cell>
          <table:table-cell office:value-type="string">
            <text:p>Bidon de plastico, rotulador edding, cinta de exteriro, etc.</text:p>
          </table:table-cell>
          <table:table-cell office:value-type="string">
            <text:p>10-ENE-2020</text:p>
          </table:table-cell>
          <table:table-cell office:value-type="string">
            <text:p>2.235,43 €</text:p>
          </table:table-cell>
          <table:table-cell office:value-type="string">
            <text:p>2.704,87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A03237906</text:p>
          </table:table-cell>
          <table:table-cell table:style-name="ce5" office:value-type="string">
            <text:p>Suministros Industriales Farell, S.A </text:p>
          </table:table-cell>
          <table:table-cell table:style-name="ce5" office:value-type="string">
            <text:p>M SE P 24/20</text:p>
          </table:table-cell>
          <table:table-cell table:style-name="ce5" office:value-type="string">
            <text:p>Suministro de pilar, cola poliuretano, cinta americana, precinto y bolsas basura para la Agrupación Local de Voluntarios de Protección Civil de Alicante</text:p>
          </table:table-cell>
          <table:table-cell table:style-name="ce10" office:value-type="string">
            <text:p>10-MAR-2020</text:p>
          </table:table-cell>
          <table:table-cell table:style-name="ce10" office:value-type="string">
            <text:p>46,5 €</text:p>
          </table:table-cell>
          <table:table-cell table:style-name="ce10" office:value-type="string">
            <text:p>56,27 €</text:p>
          </table:table-cell>
          <table:table-cell table:number-columns-repeated="1017"/>
        </table:table-row>
        <table:table-row table:style-name="ro9">
          <table:table-cell office:value-type="string">
            <text:p>21507674Y</text:p>
          </table:table-cell>
          <table:table-cell office:value-type="string">
            <text:p>Susana Giner Peralta</text:p>
          </table:table-cell>
          <table:table-cell office:value-type="string">
            <text:p>M CU 2020/11-09</text:p>
          </table:table-cell>
          <table:table-cell office:value-type="string">
            <text:p>Realización de actividades en el Hospital General de Alicante, Unidad de Pedagogía, con motivo del convenio de colaboración entre la Consellería de Educación y la Concejalía de Cultura del Ayuntamiento de Alicante. Actividad: Teatro, el día 24 de enero de 2020</text:p>
          </table:table-cell>
          <table:table-cell office:value-type="string">
            <text:p>24-ENE-2020</text:p>
          </table:table-cell>
          <table:table-cell office:value-type="string">
            <text:p>318,18 €</text:p>
          </table:table-cell>
          <table:table-cell office:value-type="string">
            <text:p>350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B03577145</text:p>
          </table:table-cell>
          <table:table-cell table:style-name="ce5" office:value-type="string">
            <text:p>TALLERES IGLESIAS CAMPELLO, S.L.</text:p>
          </table:table-cell>
          <table:table-cell table:style-name="ce5" office:value-type="string">
            <text:p>M IF 65/20</text:p>
          </table:table-cell>
          <table:table-cell table:style-name="ce5" office:value-type="string">
            <text:p>Reparación robot limpia-fondos Dolphin de la piscina de Vía Parque</text:p>
          </table:table-cell>
          <table:table-cell table:style-name="ce10" office:value-type="string">
            <text:p>27-MAR-2020</text:p>
          </table:table-cell>
          <table:table-cell table:style-name="ce10" office:value-type="string">
            <text:p>568 €</text:p>
          </table:table-cell>
          <table:table-cell table:style-name="ce10" office:value-type="string">
            <text:p>687,28 €</text:p>
          </table:table-cell>
          <table:table-cell table:number-columns-repeated="1017"/>
        </table:table-row>
        <table:table-row table:style-name="ro5">
          <table:table-cell office:value-type="string">
            <text:p>G54373162</text:p>
          </table:table-cell>
          <table:table-cell office:value-type="string">
            <text:p>Teatro RyD</text:p>
          </table:table-cell>
          <table:table-cell office:value-type="string">
            <text:p>M ED 7/20</text:p>
          </table:table-cell>
          <table:table-cell office:value-type="string">
            <text:p>Mejora de hábitos lectores a través de ilustraciones de libros</text:p>
          </table:table-cell>
          <table:table-cell office:value-type="string">
            <text:p>13-ENE-2020</text:p>
          </table:table-cell>
          <table:table-cell table:number-columns-repeated="2" office:value-type="string">
            <text:p>5.180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G54373162</text:p>
          </table:table-cell>
          <table:table-cell table:style-name="ce5" office:value-type="string">
            <text:p>Teatro RyD</text:p>
          </table:table-cell>
          <table:table-cell table:style-name="ce5" office:value-type="string">
            <text:p>M ED 12/2020</text:p>
          </table:table-cell>
          <table:table-cell table:style-name="ce5" office:value-type="string">
            <text:p>Actividad educativa para mejora de hábitos y comprensión lectora mediante imágenes e ilustraciones de libros</text:p>
          </table:table-cell>
          <table:table-cell table:style-name="ce10" office:value-type="string">
            <text:p>13-ENE-2020</text:p>
          </table:table-cell>
          <table:table-cell table:number-columns-repeated="2" table:style-name="ce10" office:value-type="string">
            <text:p>5.180 €</text:p>
          </table:table-cell>
          <table:table-cell table:number-columns-repeated="1017"/>
        </table:table-row>
        <table:table-row table:style-name="ro4">
          <table:table-cell office:value-type="string">
            <text:p>B54774815</text:p>
          </table:table-cell>
          <table:table-cell office:value-type="string">
            <text:p>TECNICALIA 24, S.L.</text:p>
          </table:table-cell>
          <table:table-cell office:value-type="string">
            <text:p>M IF 49/20</text:p>
          </table:table-cell>
          <table:table-cell office:value-type="string">
            <text:p>Obras de modificación de pendiente en acera de calle Cefeo, nº 6 para evitar daños estructurales en el inmueble.</text:p>
          </table:table-cell>
          <table:table-cell office:value-type="string">
            <text:p>24-MAR-2020</text:p>
          </table:table-cell>
          <table:table-cell office:value-type="string">
            <text:p>1.786,96 €</text:p>
          </table:table-cell>
          <table:table-cell office:value-type="string">
            <text:p>2.162,22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B54774815</text:p>
          </table:table-cell>
          <table:table-cell table:style-name="ce5" office:value-type="string">
            <text:p>TECNICALIA 24, S.L.</text:p>
          </table:table-cell>
          <table:table-cell table:style-name="ce5" office:value-type="string">
            <text:p>M LM 1-20</text:p>
          </table:table-cell>
          <table:table-cell table:style-name="ce5" office:value-type="string">
            <text:p>trabajos de mantenimiento en zonas de acopio compostaje</text:p>
          </table:table-cell>
          <table:table-cell table:style-name="ce10" office:value-type="string">
            <text:p>25-FEB-2020</text:p>
          </table:table-cell>
          <table:table-cell table:style-name="ce10" office:value-type="string">
            <text:p>12.082,28 €</text:p>
          </table:table-cell>
          <table:table-cell table:style-name="ce10" office:value-type="string">
            <text:p>14.619,67 €</text:p>
          </table:table-cell>
          <table:table-cell table:number-columns-repeated="1017"/>
        </table:table-row>
        <table:table-row table:style-name="ro4">
          <table:table-cell office:value-type="string">
            <text:p>B54107800</text:p>
          </table:table-cell>
          <table:table-cell office:value-type="string">
            <text:p>TECNIPLANOS IMPRESIÓN DIGITAL, S.L.U.</text:p>
          </table:table-cell>
          <table:table-cell office:value-type="string">
            <text:p>M ES 5/20</text:p>
          </table:table-cell>
          <table:table-cell office:value-type="string">
            <text:p>Ploteado de 3 planos formato A2 color líneas 80g., 5 planos formato A2 bn 80g. y portes.</text:p>
          </table:table-cell>
          <table:table-cell office:value-type="string">
            <text:p>03-MAR-2020</text:p>
          </table:table-cell>
          <table:table-cell office:value-type="string">
            <text:p>17,38 €</text:p>
          </table:table-cell>
          <table:table-cell office:value-type="string">
            <text:p>21,03 €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A97517379</text:p>
          </table:table-cell>
          <table:table-cell table:style-name="ce5" office:value-type="string">
            <text:p>Televisión Popular del Mediterráneo, S.A.</text:p>
          </table:table-cell>
          <table:table-cell table:style-name="ce5" office:value-type="string">
            <text:p>M AL 20/20</text:p>
          </table:table-cell>
          <table:table-cell table:style-name="ce5" office:value-type="string">
            <text:p>Publicidad institucional en 8 Mediterráneo TV, días 20 a 25 enero, con motivo celebración Feria Internacional de Turismo (FITUR 2020)</text:p>
          </table:table-cell>
          <table:table-cell table:style-name="ce10" office:value-type="string">
            <text:p>20-ENE-2020</text:p>
          </table:table-cell>
          <table:table-cell table:style-name="ce10" office:value-type="string">
            <text:p>826,45 €</text:p>
          </table:table-cell>
          <table:table-cell table:style-name="ce10" office:value-type="string">
            <text:p>1.000 €</text:p>
          </table:table-cell>
          <table:table-cell table:number-columns-repeated="1017"/>
        </table:table-row>
        <table:table-row table:style-name="ro4">
          <table:table-cell office:value-type="string">
            <text:p>B54825013</text:p>
          </table:table-cell>
          <table:table-cell office:value-type="string">
            <text:p>Tiendas de pintura Manuel Aracil, SL</text:p>
          </table:table-cell>
          <table:table-cell office:value-type="string">
            <text:p>M DP 017/2020</text:p>
          </table:table-cell>
          <table:table-cell office:value-type="string">
            <text:p>Suministro pintura para el mantenimiento de las Instalaciones Deportivas Municipales, mes febrero 2020.</text:p>
          </table:table-cell>
          <table:table-cell office:value-type="string">
            <text:p>30-ENE-2020</text:p>
          </table:table-cell>
          <table:table-cell office:value-type="string">
            <text:p>54,97 €</text:p>
          </table:table-cell>
          <table:table-cell office:value-type="string">
            <text:p>66,51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21495066W</text:p>
          </table:table-cell>
          <table:table-cell table:style-name="ce5" office:value-type="string">
            <text:p>Tintorería Masip</text:p>
          </table:table-cell>
          <table:table-cell table:style-name="ce5" office:value-type="string">
            <text:p>M SE P 10/20</text:p>
          </table:table-cell>
          <table:table-cell table:style-name="ce5" office:value-type="string">
            <text:p>Limpieza de prendas vesturario-uniformidad de la Agrupación Local de Voluntarios de Protección Civil</text:p>
          </table:table-cell>
          <table:table-cell table:style-name="ce10" office:value-type="string">
            <text:p>29-ENE-2020</text:p>
          </table:table-cell>
          <table:table-cell table:style-name="ce10" office:value-type="string">
            <text:p>200 €</text:p>
          </table:table-cell>
          <table:table-cell table:style-name="ce10" office:value-type="string">
            <text:p>242 €</text:p>
          </table:table-cell>
          <table:table-cell table:number-columns-repeated="1017"/>
        </table:table-row>
        <table:table-row table:style-name="ro5">
          <table:table-cell office:value-type="string">
            <text:p>21495066W</text:p>
          </table:table-cell>
          <table:table-cell office:value-type="string">
            <text:p>Tintorería Masip</text:p>
          </table:table-cell>
          <table:table-cell office:value-type="string">
            <text:p>M SE 18/20</text:p>
          </table:table-cell>
          <table:table-cell office:value-type="string">
            <text:p>Trajes de intervencion, trajes forestales,monos de rescate,polos, etc.</text:p>
          </table:table-cell>
          <table:table-cell office:value-type="string">
            <text:p>10-ENE-2020</text:p>
          </table:table-cell>
          <table:table-cell office:value-type="string">
            <text:p>1.180,92 €</text:p>
          </table:table-cell>
          <table:table-cell office:value-type="string">
            <text:p>1.428,91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B81819179</text:p>
          </table:table-cell>
          <table:table-cell table:style-name="ce5" office:value-type="string">
            <text:p>Unidad Editorial Ediciones Locales, S.L.</text:p>
          </table:table-cell>
          <table:table-cell table:style-name="ce5" office:value-type="string">
            <text:p>M AL 40/20</text:p>
          </table:table-cell>
          <table:table-cell table:style-name="ce5" office:value-type="string">
            <text:p>Publicidad institucional en diario "El Mundo" (Alicante), días 23 y 24 enero, con motivo campaña FITUR 2020</text:p>
          </table:table-cell>
          <table:table-cell table:style-name="ce10" office:value-type="string">
            <text:p>15-ENE-2020</text:p>
          </table:table-cell>
          <table:table-cell table:style-name="ce10" office:value-type="string">
            <text:p>852,9 €</text:p>
          </table:table-cell>
          <table:table-cell table:style-name="ce10" office:value-type="string">
            <text:p>1.032,01 €</text:p>
          </table:table-cell>
          <table:table-cell table:number-columns-repeated="1017"/>
        </table:table-row>
        <table:table-row table:style-name="ro4">
          <table:table-cell office:value-type="string">
            <text:p>A79102331</text:p>
          </table:table-cell>
          <table:table-cell office:value-type="string">
            <text:p>Unidad Editorial, S.A.</text:p>
          </table:table-cell>
          <table:table-cell office:value-type="string">
            <text:p>M AL 39/20</text:p>
          </table:table-cell>
          <table:table-cell office:value-type="string">
            <text:p>Publicidad institucional en diario "Información", día 22 enero, con motivo campaña FITUR 2020</text:p>
          </table:table-cell>
          <table:table-cell office:value-type="string">
            <text:p>15-ENE-2020</text:p>
          </table:table-cell>
          <table:table-cell office:value-type="string">
            <text:p>800 €</text:p>
          </table:table-cell>
          <table:table-cell office:value-type="string">
            <text:p>968 €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B30769285</text:p>
          </table:table-cell>
          <table:table-cell table:style-name="ce5" office:value-type="string">
            <text:p>Unidad Médica Hiperbárica</text:p>
          </table:table-cell>
          <table:table-cell table:style-name="ce5" office:value-type="string">
            <text:p>M SE 16/20</text:p>
          </table:table-cell>
          <table:table-cell table:style-name="ce5" office:value-type="string">
            <text:p>Disponibilidad unidad buceo</text:p>
          </table:table-cell>
          <table:table-cell table:style-name="ce10" office:value-type="string">
            <text:p>10-ENE-2020</text:p>
          </table:table-cell>
          <table:table-cell table:number-columns-repeated="2" table:style-name="ce10" office:value-type="string">
            <text:p>78 €</text:p>
          </table:table-cell>
          <table:table-cell table:number-columns-repeated="1017"/>
        </table:table-row>
        <table:table-row table:style-name="ro6">
          <table:table-cell office:value-type="string">
            <text:p>G03744588</text:p>
          </table:table-cell>
          <table:table-cell office:value-type="string">
            <text:p>Unión Musical Ciudad de Asís</text:p>
          </table:table-cell>
          <table:table-cell office:value-type="string">
            <text:p>M CU 2020/16-03</text:p>
          </table:table-cell>
          <table:table-cell office:value-type="string">
            <text:p>Jornada de Música el domingo 15 de marzo en el Auditorio de la Diputación (ADDA). Programa: "XXIV Festival de Bandes d'Alacant".</text:p>
          </table:table-cell>
          <table:table-cell office:value-type="string">
            <text:p>13-FEB-2020</text:p>
          </table:table-cell>
          <table:table-cell table:number-columns-repeated="2" office:value-type="string">
            <text:p>1.600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A28782936</text:p>
          </table:table-cell>
          <table:table-cell table:style-name="ce5" office:value-type="string">
            <text:p>UNIPREX SAU </text:p>
          </table:table-cell>
          <table:table-cell table:style-name="ce5" office:value-type="string">
            <text:p>M AL 37/20</text:p>
          </table:table-cell>
          <table:table-cell table:style-name="ce5" office:value-type="string">
            <text:p>Publicidad institucional en emisora "Europa FM Alicante", días 20 a 26 de enero, con motivo campaña FITUR 2020</text:p>
          </table:table-cell>
          <table:table-cell table:style-name="ce10" office:value-type="string">
            <text:p>15-ENE-2020</text:p>
          </table:table-cell>
          <table:table-cell table:style-name="ce10" office:value-type="string">
            <text:p>126 €</text:p>
          </table:table-cell>
          <table:table-cell table:style-name="ce10" office:value-type="string">
            <text:p>152,46 €</text:p>
          </table:table-cell>
          <table:table-cell table:number-columns-repeated="1017"/>
        </table:table-row>
        <table:table-row table:style-name="ro4">
          <table:table-cell office:value-type="string">
            <text:p>A28782936</text:p>
          </table:table-cell>
          <table:table-cell office:value-type="string">
            <text:p>UNIPREX SAU </text:p>
          </table:table-cell>
          <table:table-cell office:value-type="string">
            <text:p>M AL 34/20</text:p>
          </table:table-cell>
          <table:table-cell office:value-type="string">
            <text:p>Publicidad institucional en Onda Cero Alicante, días 20 a 26 enero, con motivo campaña FITUR 2020</text:p>
          </table:table-cell>
          <table:table-cell office:value-type="string">
            <text:p>15-ENE-2020</text:p>
          </table:table-cell>
          <table:table-cell office:value-type="string">
            <text:p>838,11 €</text:p>
          </table:table-cell>
          <table:table-cell office:value-type="string">
            <text:p>1.014,11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A28782936</text:p>
          </table:table-cell>
          <table:table-cell table:style-name="ce5" office:value-type="string">
            <text:p>UNIPREX SAU </text:p>
          </table:table-cell>
          <table:table-cell table:style-name="ce5" office:value-type="string">
            <text:p>M AL 35/20</text:p>
          </table:table-cell>
          <table:table-cell table:style-name="ce5" office:value-type="string">
            <text:p>Publicidad institucional en emisora "Melodía FM Alicante", días 20 a 26 enero, con motivo campaña FITUR 2020</text:p>
          </table:table-cell>
          <table:table-cell table:style-name="ce10" office:value-type="string">
            <text:p>15-ENE-2020</text:p>
          </table:table-cell>
          <table:table-cell table:style-name="ce10" office:value-type="string">
            <text:p>70 €</text:p>
          </table:table-cell>
          <table:table-cell table:style-name="ce10" office:value-type="string">
            <text:p>84,7 €</text:p>
          </table:table-cell>
          <table:table-cell table:number-columns-repeated="1017"/>
        </table:table-row>
        <table:table-row table:style-name="ro4">
          <table:table-cell office:value-type="string">
            <text:p>A28782936</text:p>
          </table:table-cell>
          <table:table-cell office:value-type="string">
            <text:p>UNIPREX SAU </text:p>
          </table:table-cell>
          <table:table-cell office:value-type="string">
            <text:p>M AL 36/20</text:p>
          </table:table-cell>
          <table:table-cell office:value-type="string">
            <text:p>Publicidad institucional en emisora "Onda Cero Madid", días 22 a 24 enero, con motivo campaña FITUR 2020</text:p>
          </table:table-cell>
          <table:table-cell office:value-type="string">
            <text:p>15-ENE-2020</text:p>
          </table:table-cell>
          <table:table-cell office:value-type="string">
            <text:p>1.032 €</text:p>
          </table:table-cell>
          <table:table-cell office:value-type="string">
            <text:p>1.248,72 €</text:p>
          </table:table-cell>
          <table:table-cell table:number-columns-repeated="1017"/>
        </table:table-row>
        <table:table-row table:style-name="ro8">
          <table:table-cell table:style-name="ce5" office:value-type="string">
            <text:p>A28229813</text:p>
          </table:table-cell>
          <table:table-cell table:style-name="ce5" office:value-type="string">
            <text:p>Viajes El Corte Inglés, S.A.</text:p>
          </table:table-cell>
          <table:table-cell table:style-name="ce5" office:value-type="string">
            <text:p>M AL 48/20</text:p>
          </table:table-cell>
          <table:table-cell table:style-name="ce5" office:value-type="string">
            <text:p>Billete tren de Antonio Manresa Balboa, Concejal de Cultura, por desplazamiento a Madrid, dia 28 febrero, con motivo reunión del Patronato de</text:p>
            <text:p>Muestra de Teatro Español de Autores Contemporáneos</text:p>
          </table:table-cell>
          <table:table-cell table:style-name="ce10" office:value-type="string">
            <text:p>25-FEB-2020</text:p>
          </table:table-cell>
          <table:table-cell table:style-name="ce10" office:value-type="string">
            <text:p>104,72 €</text:p>
          </table:table-cell>
          <table:table-cell table:style-name="ce10" office:value-type="string">
            <text:p>116,1 €</text:p>
          </table:table-cell>
          <table:table-cell table:number-columns-repeated="1017"/>
        </table:table-row>
        <table:table-row table:style-name="ro4">
          <table:table-cell office:value-type="string">
            <text:p>21513747F</text:p>
          </table:table-cell>
          <table:table-cell office:value-type="string">
            <text:p>Virginia Truque Tortosa</text:p>
          </table:table-cell>
          <table:table-cell office:value-type="string">
            <text:p>M AL 61/20</text:p>
          </table:table-cell>
          <table:table-cell office:value-type="string">
            <text:p>Vino de honor ofrecido en Salón Azul, día 26 febrero, como atención protocolaria con asistentes Congreso Fexdir 2020</text:p>
          </table:table-cell>
          <table:table-cell office:value-type="string">
            <text:p>25-FEB-2020</text:p>
          </table:table-cell>
          <table:table-cell office:value-type="string">
            <text:p>272,73 €</text:p>
          </table:table-cell>
          <table:table-cell office:value-type="string">
            <text:p>300 €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21513747F</text:p>
          </table:table-cell>
          <table:table-cell table:style-name="ce5" office:value-type="string">
            <text:p>Virginia Truque Tortosa</text:p>
          </table:table-cell>
          <table:table-cell table:style-name="ce5" office:value-type="string">
            <text:p>M JU 2020/2325</text:p>
          </table:table-cell>
          <table:table-cell table:style-name="ce5" office:value-type="string">
            <text:p>merienda 4 de febrero visita grupo extranjero para conocer el funcimanieto del centro 14. </text:p>
          </table:table-cell>
          <table:table-cell table:style-name="ce10" office:value-type="string">
            <text:p>25-FEB-2020</text:p>
          </table:table-cell>
          <table:table-cell table:style-name="ce10" office:value-type="string">
            <text:p>106,5 €</text:p>
          </table:table-cell>
          <table:table-cell table:style-name="ce10" office:value-type="string">
            <text:p>119,13 €</text:p>
          </table:table-cell>
          <table:table-cell table:number-columns-repeated="1017"/>
        </table:table-row>
        <table:table-row table:style-name="ro4">
          <table:table-cell office:value-type="string">
            <text:p>21513747F</text:p>
          </table:table-cell>
          <table:table-cell office:value-type="string">
            <text:p>Virginia Truque Tortosa</text:p>
          </table:table-cell>
          <table:table-cell office:value-type="string">
            <text:p>M JU 2020/2324</text:p>
          </table:table-cell>
          <table:table-cell office:value-type="string">
            <text:p>merienda 14 de febrero con motivo de la visita de grupo de extranjeros para conocer el funcionamiento del centro 14. </text:p>
          </table:table-cell>
          <table:table-cell office:value-type="string">
            <text:p>25-FEB-2020</text:p>
          </table:table-cell>
          <table:table-cell office:value-type="string">
            <text:p>59 €</text:p>
          </table:table-cell>
          <table:table-cell office:value-type="string">
            <text:p>64,9 €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A58417346</text:p>
          </table:table-cell>
          <table:table-cell table:style-name="ce5" office:value-type="string">
            <text:p>WOLTERS KLUVER ESPAÑA, S.A.</text:p>
          </table:table-cell>
          <table:table-cell table:style-name="ce5" office:value-type="string">
            <text:p>M IN 01/2020</text:p>
          </table:table-cell>
          <table:table-cell table:style-name="ce5" office:value-type="string">
            <text:p>Suscripción Revista El Consultor de Ayuntamientos y Juzgados Ene-Dic2020</text:p>
          </table:table-cell>
          <table:table-cell table:style-name="ce10" office:value-type="string">
            <text:p>15-ENE-2020</text:p>
          </table:table-cell>
          <table:table-cell table:style-name="ce10" office:value-type="string">
            <text:p>856 €</text:p>
          </table:table-cell>
          <table:table-cell table:style-name="ce10" office:value-type="string">
            <text:p>890,24 €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8103P0" style:volatile="true" number:language="es" number:country="ES">
      <number:number number:decimal-places="0" number:min-integer-digits="1" number:grouping="true"/>
      <number:text> €</number:text>
    </number:number-style>
    <number:number-style style:name="N8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3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2" number:min-integer-digits="1" number:grouping="true"/>
      <number:text> €</number:text>
    </number:number-style>
    <number:number-style style:name="N8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5P0"/>
    </number:number-style>
    <number:number-style style:name="N8106P0" style:volatile="true" number:language="es" number:country="ES">
      <number:number number:decimal-places="2" number:min-integer-digits="1" number:grouping="true"/>
      <number:text> €</number:text>
    </number:number-style>
    <number:number-style style:name="N8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6P0"/>
    </number:number-style>
    <number:date-style style:name="N8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ES">
      <number:day number:style="long"/>
      <number:text>-</number:text>
      <number:month number:textual="true"/>
    </number:date-style>
    <number:date-style style:name="N8109" number:language="es" number:country="ES">
      <number:month number:textual="true"/>
      <number:text>-</number:text>
      <number:year/>
    </number:date-style>
    <number:time-style style:name="N8110" number:language="es" number:country="ES">
      <number:hours/>
      <number:text>:</number:text>
      <number:minutes number:style="long"/>
      <number:text> </number:text>
      <number:am-pm/>
    </number:time-style>
    <number:time-style style:name="N8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s" number:country="ES">
      <number:hours/>
      <number:text>:</number:text>
      <number:minutes number:style="long"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s" number:country="ES">
      <number:number number:decimal-places="0" number:min-integer-digits="1" number:grouping="true"/>
      <number:text>   </number:text>
    </number:number-style>
    <number:number-style style:name="N8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es" number:country="ES">
      <number:number number:decimal-places="0" number:min-integer-digits="1" number:grouping="true"/>
      <number:text>   </number:text>
    </number:number-style>
    <number:number-style style:name="N8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es" number:country="ES">
      <number:number number:decimal-places="2" number:min-integer-digits="1" number:grouping="true"/>
      <number:text>   </number:text>
    </number:number-style>
    <number:number-style style:name="N8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es" number:country="ES">
      <number:number number:decimal-places="2" number:min-integer-digits="1" number:grouping="true"/>
      <number:text>   </number:text>
    </number:number-style>
    <number:number-style style:name="N8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es" number:country="ES">
      <number:text> -    </number:text>
    </number:number-style>
    <number:text-style style:name="N8119" number:language="es" number:country="ES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es" number:country="ES">
      <number:text> - € </number:text>
    </number:number-style>
    <number:text-style style:name="N8120" number:language="es" number:country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21" number:language="es" number:country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22" number:language="es" number:country="ES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s" number:country="ES">
      <number:minutes number:style="long"/>
      <number:text>:</number:text>
      <number:seconds number:style="long"/>
    </number:time-style>
    <number:time-style style:name="N8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s" number:country="ES">
      <number:minutes number:style="long"/>
      <number:text>:</number:text>
      <number:seconds number:style="long" number:decimal-places="1"/>
    </number:time-style>
    <number:number-style style:name="N8126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30">30/04/2020</text:date>, <text:time>09:49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atos" style:display-name="PageStyle_Da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85" meta:object-count="0"/>
    <meta:generator>OpenOffice/4.1.1$Win32 OpenOffice.org_project/411m6$Build-9775</meta:generator>
  </office:meta>
</office:document-meta>
</file>